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200000020000031300000179D6FE9F2D.eps" manifest:media-type=""/>
  <manifest:file-entry manifest:full-path="Pictures/200000020000015C000000CC2D3BA408.eps" manifest:media-type=""/>
  <manifest:file-entry manifest:full-path="Pictures/200000020000018700000141D6E245A6.eps" manifest:media-type=""/>
  <manifest:file-entry manifest:full-path="Pictures/2000000200000162000000B5B72BE7BF.eps" manifest:media-type=""/>
  <manifest:file-entry manifest:full-path="Pictures/20000002000001C1000000B583E9FCC2.eps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74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6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514cm" fo:min-width="8.63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6cm" fo:min-width="8.63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958cm" fo:min-width="8.631cm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standard">
      <style:graphic-properties svg:stroke-width="0.051cm" svg:stroke-color="#69656c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5cm" svg:stroke-color="#69656c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69656c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5cm" fo:min-width="8.631cm"/>
    </style:style>
    <style:style style:name="gr13" style:family="graphic" style:parent-style-name="objectwithoutfill">
      <style:graphic-properties svg:stroke-width="0.051cm" svg:stroke-color="#69656c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solid" svg:stroke-width="0.102cm" svg:stroke-color="#69656c" draw:marker-start-width="0.353cm" draw:marker-end-width="0.353cm" draw:fill="solid" draw:fill-color="#999999" draw:textarea-horizontal-align="justify" draw:textarea-vertical-align="middle" draw:auto-grow-height="false" fo:padding-top="0.126cm" fo:padding-bottom="0.126cm" fo:padding-left="0.251cm" fo:padding-right="0.251cm"/>
    </style:style>
    <style:style style:name="gr16" style:family="graphic" style:parent-style-name="standard">
      <style:graphic-properties draw:stroke="solid" svg:stroke-width="0.102cm" svg:stroke-color="#69656c" draw:marker-start-width="0.353cm" draw:marker-end-width="0.353cm" draw:fill="solid" draw:fill-color="#cccccc" draw:textarea-horizontal-align="justify" draw:textarea-vertical-align="middle" draw:auto-grow-height="false" fo:padding-top="0.126cm" fo:padding-bottom="0.126cm" fo:padding-left="0.251cm" fo:padding-right="0.251cm"/>
    </style:style>
    <style:style style:name="gr17" style:family="graphic" style:parent-style-name="standard">
      <style:graphic-properties svg:stroke-width="0.102cm" svg:stroke-color="#69656c" draw:marker-start-width="0.278cm" draw:marker-end-width="0.278cm" draw:fill="solid" draw:fill-color="#e6e6e6" draw:fill-image-width="0cm" draw:fill-image-height="0cm" draw:textarea-horizontal-align="justify" draw:textarea-vertical-align="middle" draw:auto-grow-height="false" fo:padding-top="0.176cm" fo:padding-bottom="0.176cm" fo:padding-left="0.301cm" fo:padding-right="0.301cm"/>
    </style:style>
    <style:style style:name="gr18" style:family="graphic" style:parent-style-name="standard">
      <style:graphic-properties svg:stroke-width="0.102cm" svg:stroke-color="#69656c" draw:marker-start-width="0.278cm" draw:marker-end-width="0.278cm" draw:fill="solid" draw:fill-color="#333333" draw:fill-image-width="0cm" draw:fill-image-height="0cm" draw:textarea-horizontal-align="justify" draw:textarea-vertical-align="middle" draw:auto-grow-height="false" fo:padding-top="0.176cm" fo:padding-bottom="0.176cm" fo:padding-left="0.301cm" fo:padding-right="0.301cm"/>
    </style:style>
    <style:style style:name="gr19" style:family="graphic" style:parent-style-name="standard">
      <style:graphic-properties svg:stroke-width="0.102cm" svg:stroke-color="#69656c" draw:marker-start-width="0.278cm" draw:marker-end-width="0.278cm" draw:fill="solid" draw:fill-color="#4c4c4c" draw:fill-image-width="0cm" draw:fill-image-height="0cm" draw:textarea-horizontal-align="justify" draw:textarea-vertical-align="middle" draw:auto-grow-height="false" fo:padding-top="0.176cm" fo:padding-bottom="0.176cm" fo:padding-left="0.301cm" fo:padding-right="0.301cm"/>
    </style:style>
    <style:style style:name="gr20" style:family="graphic" style:parent-style-name="standard">
      <style:graphic-properties svg:stroke-width="0.051cm" svg:stroke-color="#69656c" draw:marker-start-width="0.202cm" draw:marker-end-width="0.202cm" draw:fill="none" draw:fill-color="#b3b300" draw:fill-image-width="0cm" draw:fill-image-height="0cm" draw:textarea-horizontal-align="justify" draw:textarea-vertical-align="middle" draw:auto-grow-height="false" fo:padding-top="0.151cm" fo:padding-bottom="0.151cm" fo:padding-left="0.276cm" fo:padding-right="0.276cm"/>
    </style:style>
    <style:style style:name="gr21" style:family="graphic" style:parent-style-name="standard">
      <style:graphic-properties svg:stroke-width="0.102cm" svg:stroke-color="#69656c" draw:marker-start-width="0.278cm" draw:marker-end-width="0.278cm" draw:fill="solid" draw:fill-color="#b3b300" draw:fill-image-width="0cm" draw:fill-image-height="0cm" draw:textarea-horizontal-align="center" draw:textarea-vertical-align="middle" fo:padding-top="0.176cm" fo:padding-bottom="0.176cm" fo:padding-left="0.301cm" fo:padding-right="0.301cm"/>
    </style:style>
    <style:style style:name="gr22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3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2cm" fo:min-width="0.67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2cm" fo:min-width="0.67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3cm" fo:min-width="0.67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3cm" fo:min-width="0.67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4cm" fo:min-width="8.66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46cm" fo:min-width="4.166cm"/>
    </style:style>
    <style:style style:name="gr30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standard">
      <style:graphic-properties draw:stroke="none" draw:fill="solid" draw:fill-color="#ffffcc" draw:textarea-horizontal-align="justify" draw:textarea-vertical-align="middle" draw:auto-grow-height="false" draw:shadow="visib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2.12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6cm" fo:min-width="1.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2.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6cm" fo:min-width="1.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6cm" fo:min-width="3.5cm"/>
    </style:style>
    <style:style style:name="gr37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38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2cm" fo:min-width="4.05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4cm" fo:min-width="2.51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4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1.73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2.88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46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18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5cm"/>
    </style:style>
    <style:style style:name="gr47" style:family="graphic" style:parent-style-name="standard">
      <style:graphic-properties svg:stroke-width="0.05cm" svg:stroke-color="#000080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158cm"/>
    </style:style>
    <style:style style:name="gr49" style:family="graphic" style:parent-style-name="standard">
      <style:graphic-properties draw:stroke="none" svg:stroke-width="0.1cm" svg:stroke-color="#000000" draw:fill="none" draw:fill-color="#ffffff" fo:min-height="0.65cm" fo:padding-top="0.175cm" fo:padding-bottom="0.175cm" fo:padding-left="0.3cm" fo:padding-right="0.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688cm" fo:min-width="8.63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69656c" fo:font-family="'DejaVu Sans Mono'" style:font-family-generic="modern" style:font-pitch="fixed" fo:font-size="36pt" fo:font-weight="bold" style:font-size-asian="36pt" style:font-weight-asian="bold" style:font-size-complex="36pt" style:font-weight-complex="bold"/>
    </style:style>
    <style:style style:name="P3" style:family="paragraph">
      <style:text-properties fo:color="#69656c"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69656c"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P6" style:family="paragraph"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P7" style:family="paragraph">
      <style:paragraph-properties fo:text-align="center"/>
      <style:text-properties fo:color="#69656c"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8" style:family="paragraph">
      <style:text-properties fo:color="#69656c"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text-align="justify"/>
    </style:style>
    <style:style style:name="P10" style:family="paragraph">
      <style:paragraph-properties fo:text-align="justify"/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P11" style:family="paragraph">
      <style:text-properties fo:font-size="20pt"/>
    </style:style>
    <style:style style:name="P12" style:family="paragraph">
      <style:paragraph-properties fo:text-align="start"/>
    </style:style>
    <style:style style:name="P13" style:family="paragraph">
      <style:paragraph-properties fo:text-align="justify"/>
      <style:text-properties fo:color="#69656c"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14" style:family="paragraph">
      <style:paragraph-properties fo:text-align="justify"/>
      <style:text-properties fo:color="#69656c"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P15" style:family="paragraph">
      <style:paragraph-properties fo:text-align="start"/>
      <style:text-properties fo:color="#69656c"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P16" style:family="paragraph">
      <style:paragraph-properties fo:text-align="justify"/>
      <style:text-properties fo:color="#b84700"/>
    </style:style>
    <style:style style:name="P17" style:family="paragraph">
      <style:text-properties fo:color="#b84700"/>
    </style:style>
    <style:style style:name="P18" style:family="paragraph">
      <style:paragraph-properties fo:text-align="justify"/>
      <style:text-properties fo:color="#b84700"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P19" style:family="paragraph">
      <style:paragraph-properties fo:text-align="start"/>
      <style:text-properties fo:color="#69656c" fo:font-family="'DejaVu Sans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P20" style:family="paragraph">
      <style:paragraph-properties fo:text-align="start"/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P21" style:family="paragraph">
      <style:text-properties fo:color="#69656c" fo:font-family="'DejaVu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P22" style:family="paragraph">
      <style:text-properties fo:color="#69656c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P23" style:family="paragraph">
      <style:text-properties fo:color="#69656c" fo:font-family="'DejaVu Sans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P24" style:family="paragraph">
      <style:text-properties fo:color="#69656c" fo:font-family="'DejaVu Sans Mono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P25" style:family="paragraph">
      <style:text-properties fo:color="#69656c" fo:font-family="'DejaVu Sans Mono'" style:font-family-generic="modern" style:font-pitch="fixed"/>
    </style:style>
    <style:style style:name="P26" style:family="paragraph">
      <style:paragraph-properties fo:text-align="center"/>
      <style:text-properties fo:font-size="20pt" style:font-size-asian="20pt" style:font-size-complex="20pt"/>
    </style:style>
    <style:style style:name="P27" style:family="paragraph">
      <style:text-properties fo:font-size="14pt" style:font-size-asian="14pt" style:font-size-complex="14pt"/>
    </style:style>
    <style:style style:name="P28" style:family="paragraph">
      <style:text-properties fo:color="#000000" fo:font-family="Ubuntu" style:font-pitch="variable" fo:font-size="22pt" style:font-size-asian="22pt" style:font-size-complex="22pt"/>
    </style:style>
    <style:style style:name="P29" style:family="paragraph">
      <style:text-properties fo:color="#000000" fo:font-family="Ubuntu" style:font-pitch="variable" fo:font-size="20pt" style:font-size-asian="20pt" style:font-size-complex="20pt"/>
    </style:style>
    <style:style style:name="P30" style:family="paragraph">
      <style:paragraph-properties fo:text-align="center"/>
      <style:text-properties fo:font-family="Ubuntu" style:font-pitch="variable" fo:font-size="22pt" style:font-size-asian="22pt" style:font-size-complex="22pt"/>
    </style:style>
    <style:style style:name="P31" style:family="paragraph">
      <style:paragraph-properties fo:text-align="center"/>
      <style:text-properties fo:font-weight="bold" style:font-weight-asian="bold" style:font-weight-complex="bold"/>
    </style:style>
    <style:style style:name="P32" style:family="paragraph">
      <style:text-properties fo:color="#000000" fo:font-size="20pt" style:font-size-asian="20pt" style:font-size-complex="20pt"/>
    </style:style>
    <style:style style:name="P33" style:family="paragraph">
      <style:text-properties fo:color="#000000" fo:font-family="Ubuntu" style:font-pitch="variable" fo:font-size="22pt" style:text-underline-style="solid" style:text-underline-width="auto" style:text-underline-color="font-color" style:font-size-asian="22pt" style:font-size-complex="22pt"/>
    </style:style>
    <style:style style:name="P34" style:family="paragraph">
      <style:text-properties fo:font-family="Ubuntu" style:font-pitch="variable" fo:font-size="22pt" style:font-size-asian="22pt" style:font-size-complex="22pt"/>
    </style:style>
    <style:style style:name="T1" style:family="text">
      <style:text-properties fo:color="#69656c"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69656c"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69656c"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color="#69656c"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69656c" fo:font-family="'DejaVu Sans Mono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color="#69656c" fo:font-family="'DejaVu Sans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69656c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69656c"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color="#69656c" fo:font-family="'DejaVu Sans Mono'" style:font-family-generic="modern" style:font-pitch="fixed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fo:color="#69656c" fo:font-family="'DejaVu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b84700" fo:font-family="'DejaVu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b84700"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color="#69656c" fo:font-family="'DejaVu Sans Mono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69656c" fo:font-family="'DejaVu Sans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6" style:family="text">
      <style:text-properties fo:color="#69656c" fo:font-family="'DejaVu Sans Mono'" style:font-family-generic="modern" style:font-pitch="fixed" fo:font-size="18pt" style:font-size-asian="18pt" style:font-size-complex="18pt"/>
    </style:style>
    <style:style style:name="T17" style:family="text">
      <style:text-properties fo:color="#69656c" fo:font-family="'DejaVu Sans Mono'" style:font-family-generic="modern" style:font-pitch="fixed" fo:font-size="20pt" style:font-size-asian="20pt" style:font-size-complex="20pt"/>
    </style:style>
    <style:style style:name="T18" style:family="text">
      <style:text-properties fo:color="#69656c" fo:font-family="'DejaVu Sans Mono'" style:font-family-generic="modern" style:font-pitch="fixed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color="#000000" fo:font-family="Ubuntu" style:font-pitch="variable" fo:font-size="22pt" style:font-size-asian="22pt" style:font-size-complex="22pt"/>
    </style:style>
    <style:style style:name="T22" style:family="text">
      <style:text-properties fo:color="#000000" fo:font-family="Ubuntu" style:font-pitch="variable" fo:font-size="20pt" style:font-size-asian="20pt" style:font-size-complex="20pt"/>
    </style:style>
    <style:style style:name="T23" style:family="text">
      <style:text-properties fo:font-family="Ubuntu" style:font-pitch="variable" fo:font-size="22pt" style:font-size-asian="22pt" style:font-size-complex="22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000000" fo:font-size="20pt" style:font-size-asian="20pt" style:font-size-complex="20pt"/>
    </style:style>
    <style:style style:name="T26" style:family="text">
      <style:text-properties fo:color="#000000" fo:font-family="Ubuntu" style:font-pitch="variable" fo:font-size="22pt" style:text-underline-style="solid" style:text-underline-width="auto" style:text-underline-color="font-color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7.018cm" svg:height="1.237cm" svg:x="10.16cm" svg:y="12.786cm">
          <draw:text-box>
            <text:p text:style-name="P1"><text:span text:style-name="T1">Ларионов </text:span><text:span text:style-name="T2">Александр Александрович</text:span></text:p>
          </draw:text-box>
        </draw:frame>
        <draw:frame draw:style-name="gr2" draw:text-style-name="P3" draw:layer="layout" svg:width="23.876cm" svg:height="1.153cm" svg:x="3.832cm" svg:y="14.797cm">
          <draw:text-box>
            <text:p><text:span text:style-name="T3">ФГБОУ ВПО “Иркутский государственный университет”</text:span></text:p>
          </draw:text-box>
        </draw:frame>
        <draw:frame draw:style-name="gr1" draw:text-style-name="P5" draw:layer="layout" svg:width="25.4cm" svg:height="3.692cm" svg:x="2.116cm" svg:y="1.219cm">
          <draw:text-box>
            <text:p text:style-name="P4"><text:span text:style-name="T4">Программные технологии для эффективного поиска логического вывода в исчислении позитивно-образованных формул</text:span></text:p>
          </draw:text-box>
        </draw:frame>
        <draw:frame draw:style-name="gr2" draw:text-style-name="P6" draw:layer="layout" svg:width="24.762cm" svg:height="4.521cm" svg:x="2.162cm" svg:y="6.635cm">
          <draw:text-box>
            <text:p text:style-name="P4"><text:span text:style-name="T5">Диссертация на соискание учёной степени кандидата технических наук</text:span></text:p>
            <text:p text:style-name="P4"><text:span text:style-name="T5"/></text:p>
            <text:p text:style-name="P4"><text:span text:style-name="T5">Специальность: 05.13.17 – теоретические основны информатики</text:span><text:span text:style-name="T6"> </text:span></text:p>
          </draw:text-box>
        </draw:frame>
        <draw:frame draw:style-name="gr2" draw:text-style-name="P7" draw:layer="layout" svg:width="9.906cm" svg:height="1.153cm" svg:x="10.244cm" svg:y="19.142cm">
          <draw:text-box>
            <text:p text:style-name="P4"><text:span text:style-name="T3">Иркутск - 2012</text:span></text:p>
          </draw:text-box>
        </draw:frame>
        <draw:frame draw:style-name="gr2" draw:text-style-name="P6" draw:layer="layout" svg:width="26.67cm" svg:height="1.153cm" svg:x="1.332cm" svg:y="16.498cm">
          <draw:text-box>
            <text:p text:style-name="P1"><text:span text:style-name="T3">Научный руководитель к.т.н. Е.А. Черкашин, ИДСТУ СО РАН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8" draw:layer="layout" svg:width="26.568cm" svg:height="1.237cm" svg:x="0.102cm" svg:y="0.508cm">
          <draw:text-box>
            <text:p><text:span text:style-name="T1">Актуальность проблемы/Предпосылки</text:span></text:p>
          </draw:text-box>
        </draw:frame>
        <draw:frame draw:style-name="gr4" draw:text-style-name="P10" draw:layer="layout" svg:width="24.762cm" svg:height="24.901cm" svg:x="0.892cm" svg:y="2.794cm">
          <draw:text-box>
            <text:p text:style-name="P9"><text:span text:style-name="T1">1.</text:span><text:span text:style-name="T6"> Системы автоматического доказательства теорем (АДТ) успешно применяются для решения разного рода задач: </text:span></text:p>
            <text:p text:style-name="P9"><text:span text:style-name="T1">-</text:span><text:span text:style-name="T6"> верификация программных и аппартаных средств; </text:span></text:p>
            <text:p text:style-name="P9"><text:span text:style-name="T1">-</text:span><text:span text:style-name="T6"> математические теоремы, есть примеры решения открытых проблем (EQP: проблема Роббинса); </text:span></text:p>
            <text:p text:style-name="P9"><text:span text:style-name="T1">-</text:span><text:span text:style-name="T6"> планирование; </text:span></text:p>
            <text:p text:style-name="P9"><text:span text:style-name="T1">-</text:span><text:span text:style-name="T6"> исследование безопасности информационных потоков;</text:span></text:p>
            <text:p text:style-name="P9"><text:span text:style-name="T1">-</text:span><text:span text:style-name="T6"> логическое программирование;</text:span></text:p>
            <text:p text:style-name="P9"><text:span text:style-name="T1">-</text:span><text:span text:style-name="T6"> семантический веб и т.д.</text:span></text:p>
            <text:p text:style-name="P9"><text:span text:style-name="T6"/></text:p>
            <text:p text:style-name="P9"><text:span text:style-name="T6">Разработка систем АДТ ведётся с середины 20-ого века. Некоторые системы имеют более чем 20 летнюю историю. На сегодняшний день теоретической основой, как правило, является метод резолюции.</text:span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8" draw:layer="layout" svg:width="25.806cm" svg:height="1.237cm" svg:x="0.102cm" svg:y="0.508cm">
          <draw:text-box>
            <text:p><text:span text:style-name="T1">Актуальность проблемы/Предпосылки</text:span></text:p>
          </draw:text-box>
        </draw:frame>
        <draw:frame draw:style-name="gr4" draw:text-style-name="P10" draw:layer="layout" svg:width="24.762cm" svg:height="20.957cm" svg:x="1.146cm" svg:y="2.794cm">
          <draw:text-box>
            <text:p text:style-name="P9"><text:span text:style-name="T1">2.</text:span><text:span text:style-name="T6"> Границы формальных систем: </text:span></text:p>
            <text:p text:style-name="P9"><text:span text:style-name="T1">2.1.</text:span><text:span text:style-name="T6"> Полуразрешимость исчислений первого порядка. Если формула является теоремой, то существует разрешимый алгоритм установки этого факта. Если формула не является теоремой, то нет. </text:span></text:p>
            <text:p text:style-name="P9"><text:span text:style-name="T1">2.2.</text:span><text:span text:style-name="T6"> Полнота исчислений первого порядка.</text:span></text:p>
            <text:p text:style-name="P9"><text:span text:style-name="T1">2.3.</text:span><text:span text:style-name="T6"> Теорема Гёделя о неполноте.</text:span></text:p>
            <text:p text:style-name="P9"><text:span text:style-name="T6"/></text:p>
            <text:p text:style-name="P9"><text:span text:style-name="T6"/></text:p>
            <text:p text:style-name="P9"><text:span text:style-name="T1">3. </text:span><text:span text:style-name="T6">Обязательно найдутся задачи со сколь угодно большим минимальным выводом.</text:span></text:p>
            <text:p text:style-name="P9"><text:span text:style-name="T6"/></text:p>
            <text:p text:style-name="P9"><text:span text:style-name="T6"/></text:p>
            <text:p text:style-name="P9"><text:span text:style-name="T1">4.</text:span><text:span text:style-name="T6"> Планка решаемых задач повышается. Актуальна проблема расширяемости существующих систем АДТ. Гегемония метода резолюции.</text:span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8" draw:layer="layout" svg:width="26.06cm" svg:height="1.237cm" svg:x="0.102cm" svg:y="0.508cm">
          <draw:text-box>
            <text:p><text:span text:style-name="T1">Актуальность проблемы/Следствие</text:span></text:p>
          </draw:text-box>
        </draw:frame>
        <draw:frame draw:style-name="gr4" draw:text-style-name="P10" draw:layer="layout" svg:width="24.762cm" svg:height="19.971cm" svg:x="1.146cm" svg:y="2.794cm">
          <draw:text-box>
            <text:p text:style-name="P9"><text:span text:style-name="T1">1.</text:span><text:span text:style-name="T6"> Любое отодвижение границ выводимости всегда актуально. Уменьшение шагов вывода, уменьшение скорости вывода. Разработка стратегий вывода для сужения пространства поиска в предположительно верном направлении.</text:span></text:p>
            <text:p text:style-name="P9"><text:span text:style-name="T6"/></text:p>
            <text:p text:style-name="P9"><text:span text:style-name="T1">2.</text:span><text:span text:style-name="T6"> Важен не только результат (доказано или не доказано), но и способ решения, для анализа задач. Иные способы решения задач необходимы.</text:span></text:p>
            <text:p text:style-name="P9"><text:span text:style-name="T6"/></text:p>
            <text:p text:style-name="P9"><text:span text:style-name="T1">3.</text:span><text:span text:style-name="T6"> Исследование исчислений не связанных с методом резолюции актуально.</text:span></text:p>
            <text:p text:style-name="P9"><text:span text:style-name="T6"/></text:p>
            <text:p text:style-name="P9"><text:span text:style-name="T6"/></text:p>
            <text:p text:style-name="P9"><text:span text:style-name="T6">Выбор: исчисление позитивно-образованных формул (ПО-формул).</text:span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8" draw:layer="layout" svg:width="26.06cm" svg:height="1.237cm" svg:x="0.102cm" svg:y="0.51cm">
          <draw:text-box>
            <text:p><text:span text:style-name="T1">Современное состояние АДТ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8" draw:layer="layout" svg:width="26.06cm" svg:height="1.237cm" svg:x="0.102cm" svg:y="0.509cm">
          <draw:text-box>
            <text:p><text:span text:style-name="T1">Свойства ПО-формул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1">Объект и предмет исследования</text:span></text:p>
          </draw:text-box>
        </draw:frame>
        <draw:frame draw:style-name="gr4" draw:text-style-name="P13" draw:layer="layout" svg:width="24.762cm" svg:height="16.764cm" svg:x="1.146cm" svg:y="2.794cm">
          <draw:text-box>
            <text:p text:style-name="P12"><text:span text:style-name="T7">Объект исследования - </text:span></text:p>
            <text:p text:style-name="P12"><text:span text:style-name="T3">Исчисление позитивно-образованных формул.</text:span></text:p>
            <text:p text:style-name="P9"><text:span text:style-name="T3"/></text:p>
            <text:p text:style-name="P9"><text:span text:style-name="T3"/></text:p>
            <text:p text:style-name="P9"><text:span text:style-name="T7">Предмет исследования -</text:span><text:span text:style-name="T3"> cвойства языка и исчисления ПО--формул, современных структур данных и алгоритмов поиска ЛВ в исчислениях первого порядка, разработка структур данных и алгоритмов, обеспечивающих создание новых программных систем и технологий эффективного поиска ЛВ в исчислениях ПО--формул. </text:span></text:p>
            <text:p text:style-name="P9"><text:span text:style-name="T3"/></text:p>
            <text:p text:style-name="P9"><text:span text:style-name="T3">Эффективность поиска ЛВ задается следующими критериями: </text:span></text:p>
            <text:list text:style-name="L1">
              <text:list-item>
                <text:p text:style-name="P9"><text:span text:style-name="T3">время решения задачи; </text:span></text:p>
              </text:list-item>
              <text:list-item>
                <text:p text:style-name="P9"><text:span text:style-name="T3">количество шагов ЛВ; </text:span></text:p>
              </text:list-item>
              <text:list-item>
                <text:p text:style-name="P9"><text:span text:style-name="T3">объём использованной оперативной памяти; </text:span></text:p>
              </text:list-item>
              <text:list-item>
                <text:p text:style-name="P9"><text:span text:style-name="T3">ширина класса успешно решаемых задач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1">Цель работы</text:span></text:p>
          </draw:text-box>
        </draw:frame>
        <draw:frame draw:style-name="gr5" draw:text-style-name="P10" draw:layer="layout" svg:width="24.762cm" svg:height="3.209cm" svg:x="0.762cm" svg:y="1.778cm">
          <draw:text-box>
            <text:p text:style-name="P9"><text:span text:style-name="T6">Цель работы - разработка программной системы для эффективного поиска логического вывода в исчислении позитивно-образованных формул. </text:span></text:p>
          </draw:text-box>
        </draw:frame>
        <draw:frame draw:style-name="gr6" draw:text-style-name="P14" draw:layer="layout" svg:width="27.048cm" svg:height="13.368cm" svg:x="0.508cm" svg:y="5.334cm">
          <draw:text-box>
            <text:p text:style-name="P9"><text:span text:style-name="T8">Основные задачи</text:span></text:p>
            <text:p text:style-name="P9"><text:span text:style-name="T8"/></text:p>
            <text:p text:style-name="P9"><text:span text:style-name="T8">1.</text:span><text:span text:style-name="T9"> Разработка эффективных структур данных представления ПО--формул в памяти компьютера.</text:span></text:p>
            <text:p text:style-name="P9"><text:span text:style-name="T9"/></text:p>
            <text:p text:style-name="P9"><text:span text:style-name="T8">2.</text:span><text:span text:style-name="T9"> Создание оригинальных методик (стратегий) эффективного поиска ЛВ в исчислении ПО--формул.</text:span></text:p>
            <text:p text:style-name="P9"><text:span text:style-name="T9"/></text:p>
            <text:p text:style-name="P9"><text:span text:style-name="T8">3.</text:span><text:span text:style-name="T9"> Адаптация существующих методик АДТ для исчисления ПО--формул с целью повышения эффективности поиска ЛВ.</text:span></text:p>
            <text:p text:style-name="P9"><text:span text:style-name="T9"/></text:p>
            <text:p text:style-name="P9"><text:span text:style-name="T8">4.</text:span><text:span text:style-name="T9"> Разработка эффективной программной системы АДТ, создание инструментальных средств для программирования систем АДТ в исчислении ПО--формул.</text:span></text:p>
            <text:p text:style-name="P9"><text:span text:style-name="T9"/></text:p>
            <text:p text:style-name="P9"><text:span text:style-name="T8">5.</text:span><text:span text:style-name="T9"> Апробация разработанных программных средств на решении тестовых и практических задач. Сравнение с другими системами АДТ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202cm" svg:y="0.508cm">
          <draw:text-box>
            <text:p><text:span text:style-name="T1">Научная новизна</text:span></text:p>
          </draw:text-box>
        </draw:frame>
        <draw:frame draw:style-name="gr4" draw:text-style-name="P15" draw:layer="layout" svg:width="24.762cm" svg:height="16.764cm" svg:x="1.146cm" svg:y="2.794cm">
          <draw:text-box>
            <text:p text:style-name="P9"><text:span text:style-name="T8">1.</text:span><text:span text:style-name="T9"> Изучены свойства исчисления ПО--формул, влияющие на применимость известных методик повышения эффективности поиска ЛВ.</text:span></text:p>
            <text:p text:style-name="P9"><text:span text:style-name="T9"/></text:p>
            <text:p text:style-name="P12"><text:span text:style-name="T8">2.</text:span><text:span text:style-name="T9"> Впервые предложены и реализованы подходы обработки неограниченных переменных, стратегия </text:span><text:span text:style-name="T10">k,m</text:span><text:span text:style-name="T9">--ограничения, структуры данных экономного представления ПО--формул с дизъюнктивным ветвлением, обработка предиката равенства без прямого представления аксиом равенства в виде ПО--формулы. </text:span></text:p>
            <text:p text:style-name="P12"><text:span text:style-name="T9"/></text:p>
            <text:p text:style-name="P12"><text:span text:style-name="T8">3.</text:span><text:span text:style-name="T9"> Впервые, для исчисления ПО--формул успешно применены широко используемые подходы: индексирование термов, параллельные схемы алгоритмов поиска ЛВ, разделение данных, кэширование результатов, системы переписывания термов.</text:span></text:p>
            <text:p text:style-name="P12"><text:span text:style-name="T11"/></text:p>
            <text:p text:style-name="P12"><text:span text:style-name="T11">4.</text:span><text:span text:style-name="T9"> Значительно расширен класс решаемых задач при помощи систем АДТ, базирующихся на исчислении ПО--формул. Построены новые варианты решения задач АДТ по сравнению с другими методами АДТ.</text:span></text:p>
            <text:p text:style-name="P12"><text:span text:style-name="T9"/></text:p>
            <text:p text:style-name="P12"><text:span text:style-name="T9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202cm" svg:y="0.509cm">
          <draw:text-box>
            <text:p><text:span text:style-name="T1">Научная и практическая значимость</text:span></text:p>
          </draw:text-box>
        </draw:frame>
        <draw:frame draw:style-name="gr4" draw:text-style-name="P15" draw:layer="layout" svg:width="24.762cm" svg:height="16.764cm" svg:x="1.146cm" svg:y="2.794cm">
          <draw:text-box>
            <text:p text:style-name="P9"><text:span text:style-name="T8">1.</text:span><text:span text:style-name="T9"> Созданы система АДТ и инструментальная среда разработки систем АДТ, направленные на построение ЛВ формул исчисления ПО--формул первого порядка.</text:span></text:p>
            <text:p text:style-name="P9"><text:span text:style-name="T8"/></text:p>
            <text:p text:style-name="P9"><text:span text:style-name="T8">2.</text:span><text:span text:style-name="T9"> Выделены классы задач, для которых созданная система является более эффективной, чем современные высокопроизводительные системы АДТ и предложены специальные стратегии, повышающие эффективность поиска ЛВ.</text:span></text:p>
            <text:p text:style-name="P9"><text:span text:style-name="T8"/></text:p>
            <text:p text:style-name="P9"><text:span text:style-name="T8">3.</text:span><text:span text:style-name="T9"> Реализована инфраструктура тестирования разработанных алгоритмов и программного обеспечения АДТ на тестовых задачах из библиотеки TPTP.</text:span></text:p>
            <text:p text:style-name="P12"><text:span text:style-name="T11"/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8" draw:layer="layout" svg:width="22.15cm" svg:height="1.237cm" svg:x="0.202cm" svg:y="0.509cm">
          <draw:text-box>
            <text:p><text:span text:style-name="T1">Научная и практическая значимость</text:span></text:p>
          </draw:text-box>
        </draw:frame>
        <draw:frame draw:style-name="gr4" draw:text-style-name="P14" draw:layer="layout" svg:width="24.762cm" svg:height="18.359cm" svg:x="1.146cm" svg:y="2.794cm">
          <draw:text-box>
            <text:p text:style-name="P9"><text:span text:style-name="T8">1. </text:span><text:span text:style-name="T9">Федеральная целевая программа «Научные и научно--педагогические кадры инновационной России» на 2009-2013 годы, госконтракт № П696.</text:span></text:p>
            <text:p text:style-name="P9"><text:span text:style-name="T8"/></text:p>
            <text:p text:style-name="P9"><text:span text:style-name="T8">2.</text:span><text:span text:style-name="T9"> Базовые проекты научно-исследовательской работы ИДСТУ СО РАН. Проект IV.31.2.4. “Методы и технологии разработки программного обеспечения для анализа, обработки, и хранения разноформатных междисциплинарных данных и знаний, основанные на применении декларативных спецификаций форматов представления информации и моделей программных систем”, № гос. регистрации: 01201001350. Программа IV.31.2. “Новые ГИС и веб-технологии, включая методы искусственного интеллекта, для поддержки междисциплинарных научных исследований сложных природных, технических и социальных систем с учетом их взаимодействия”. Проект IV.32.1.2. Информационно-вычислительные системы нового поколения для формаций автономных необитаемых аппаратов, № гос. Регистрации: 01201001346.</text:span></text:p>
            <text:p text:style-name="P9"><text:span text:style-name="T8"/></text:p>
            <text:p text:style-name="P9"><text:span text:style-name="T8">3.</text:span><text:span text:style-name="T9"> РФФИ 08-07-98005-р_сибирь_а “Программные технологии логико-математического моделирования динамики лесных ресурсов Байкальского региона”.</text:span></text:p>
            <text:p text:style-name="P9"><text:span text:style-name="T9"/></text:p>
            <text:p text:style-name="P9"><text:span text:style-name="T11">4.</text:span><text:span text:style-name="T9"> Программа “Университетский кластер”.</text:span></text:p>
            <text:p text:style-name="P12"><text:span text:style-name="T11"/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8" draw:layer="layout" svg:width="25.568cm" svg:height="1.237cm" svg:x="0.102cm" svg:y="0.508cm">
          <draw:text-box>
            <text:p><text:span text:style-name="T1">Результаты выносимые на защиту</text:span></text:p>
          </draw:text-box>
        </draw:frame>
        <draw:frame draw:style-name="gr4" draw:text-style-name="P18" draw:layer="layout" svg:width="24.762cm" svg:height="16.764cm" svg:x="1.146cm" svg:y="2.794cm">
          <draw:text-box>
            <text:p text:style-name="P16"><text:span text:style-name="T12">1.</text:span><text:span text:style-name="T13"> Адаптированы методики других систем АДТ, повысившие эффективность поиска логического вывода: три типа параллельных стратегий (скорость), индексирование термов (скорость), один вариант разделения памяти (память).</text:span></text:p>
            <text:p text:style-name="P16"><text:span text:style-name="T13"/></text:p>
            <text:p text:style-name="P17"><text:span text:style-name="T12">2.</text:span><text:span text:style-name="T13"> Реализованы оригинальные стратегии, повышающие эффективность поиска ЛВ: дерево состояний вывода (память), k,m-ограничение (количество шагов), стратегии направленные на решение проблем неограниченных переменных (количество шагов, время), варианты разделения памяти (память, время).</text:span></text:p>
            <text:p text:style-name="P17"><text:span text:style-name="T12"/></text:p>
            <text:p text:style-name="P17"><text:span text:style-name="T12">3.</text:span><text:span text:style-name="T13"> Реализована подсистема управления ЛВ (количество шагов).</text:span></text:p>
            <text:p text:style-name="P17"><text:span text:style-name="T13"/></text:p>
            <text:p text:style-name="P17"><text:span text:style-name="T12">4.</text:span><text:span text:style-name="T13"> Разработана инфраструктура для взаимодействия с библиотекой задач TPTP. Решено множество сложных задач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8" draw:layer="layout" svg:width="27.076cm" svg:height="1.237cm" svg:x="0.102cm" svg:y="0.508cm">
          <draw:text-box>
            <text:p><text:span text:style-name="T1">Публикации в журналах рекомендованных ВАК РФ и WoS</text:span></text:p>
          </draw:text-box>
        </draw:frame>
        <draw:frame draw:style-name="gr4" draw:text-style-name="P15" draw:layer="layout" svg:width="24.762cm" svg:height="16.764cm" svg:x="1.146cm" svg:y="2.794cm">
          <draw:text-box>
            <text:p text:style-name="P12"><text:span text:style-name="T8">1.</text:span><text:span text:style-name="T9"> Давыдов А.В., Ларионов А.А., Черкашин Е.А. Об исчислении</text:span></text:p>
            <text:p text:style-name="P12"><text:span text:style-name="T9">позитивно-образованных формул для автоматического доказательства теорем // Моделирование и анализ информационных систем. 2010.T. 17, N 4, с. 60—69.</text:span></text:p>
            <text:p text:style-name="P12"><text:span text:style-name="T9"/></text:p>
            <text:p text:style-name="P12"><text:span text:style-name="T8">2.</text:span><text:span text:style-name="T9"> Ларионов А.А., Черкашин Е.А., Терехин И.Н. Системные предикаты для управления логическим выводом в системе автоматического доказательства теорем для исчисления позитивно-образованых формул // Вестник Бурятского государственного университета, 2011, выпуск 9. Серия Математика. Информатика. с. 94-98.</text:span></text:p>
            <text:p text:style-name="P12"><text:span text:style-name="T9"/></text:p>
            <text:p text:style-name="P12"><text:span text:style-name="T8">3.</text:span><text:span text:style-name="T9"> Ларионов А.А., Черкашин Е.А. Параллельные схемы алгоритмов</text:span></text:p>
            <text:p text:style-name="P12"><text:span text:style-name="T9">автоматического доказательства теорем в исчислении позитивно-образованных формул // Дистанционное и виртуальное обучение. Февраль 2012. No. 2, с. 93-100.</text:span></text:p>
            <text:p text:style-name="P12"><text:span text:style-name="T9"/></text:p>
            <text:p text:style-name="P12"><text:span text:style-name="T8">4.</text:span><text:span text:style-name="T9"> Davydov A.V., Larionov A.A., Cherkashin E.A. On the calculus of positively constructed formulas for automated theorem proving // Automatic Control and Computer Sciences (AC\&amp;CS). 2011. Volume 45, Issue 7, pp.402-407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8" draw:layer="layout" svg:width="27.076cm" svg:height="1.237cm" svg:x="0.102cm" svg:y="0.509cm">
          <draw:text-box>
            <text:p><text:span text:style-name="T2">Другие п</text:span><text:span text:style-name="T1">убликации</text:span></text:p>
          </draw:text-box>
        </draw:frame>
        <draw:frame draw:style-name="gr4" draw:text-style-name="P19" draw:layer="layout" svg:width="24.762cm" svg:height="16.764cm" svg:x="1.146cm" svg:y="2.794cm">
          <draw:text-box>
            <text:p text:style-name="P12"><text:span text:style-name="T14">5.</text:span><text:span text:style-name="T15"> Ларионов А.А., Терехин И.Н., Черкашин Е.А., Давыдов А.В.</text:span></text:p>
            <text:p text:style-name="P12"><text:span text:style-name="T15">Программная система КВАНТ/4 для автоматического доказательства теорем // Труды ИМЭИ ИГУ. Математика и информатика : сб.научных трудов / под ред.: Ю. Д. Корольков [и др.]. - Иркутск : Изд-во ИГУ, 2011. - Выпуск 1 с. 77-85.</text:span></text:p>
            <text:p text:style-name="P12"><text:span text:style-name="T15"/></text:p>
            <text:p text:style-name="P12"><text:span text:style-name="T14">6.</text:span><text:span text:style-name="T15"> Ларионов А.А., Черкашин Е.А., Давыдов А.В. Программная система для автоматического доказательства теорем в исчислении</text:span></text:p>
            <text:p text:style-name="P12"><text:span text:style-name="T15">позитивно-образованных формул. / Винеровские чтения / Труды IV</text:span></text:p>
            <text:p text:style-name="P12"><text:span text:style-name="T15">Всероссийской конференции. Часть II. - Иркутск: ИрГТУ, 2011. - с.190-197.</text:span></text:p>
            <text:p text:style-name="P12"><text:span text:style-name="T15"/></text:p>
            <text:p text:style-name="P12"><text:span text:style-name="T14">7.</text:span><text:span text:style-name="T15"> А.В. Давыдов, А.А. Ларионов. Об исчислении позитивно-образованных формул для автоматического доказательства теорем. / Тр. 5-го международного симпозиума по компьютерным наукам в России. Семинар "Семантика, спецификация и верификация программ: теория и приложения". 14-15 июня 2010, Казань, с. 109-116.</text:span></text:p>
            <text:p text:style-name="P12"><text:span text:style-name="T15"/></text:p>
            <text:p text:style-name="P12"><text:span text:style-name="T14">8.</text:span><text:span text:style-name="T15"> A.A. Larionov, E.A. Cherkashin, A.V. Davydov Theorem Proving</text:span></text:p>
            <text:p text:style-name="P12"><text:span text:style-name="T15">Software, Based on Method of Positively-Constructed Formulae. // MIPRO 2011. 34-th international convention on information and communication technology, electronics and microelectronics. Vol. III. May 23-27, 2011. Croatia, Opatija. //MIPRO: Croatia. - 2011., p.p. 365-368.</text:span></text:p>
            <text:p text:style-name="P12"><text:span text:style-name="T15"/></text:p>
            <text:p text:style-name="P12"><text:span text:style-name="T15">Всего – 14, включая ВАК и Wo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1">Представление работы</text:span></text:p>
          </draw:text-box>
        </draw:frame>
        <draw:frame draw:style-name="gr4" draw:text-style-name="P15" draw:layer="layout" svg:width="24.762cm" svg:height="16.764cm" svg:x="1.146cm" svg:y="2.794cm">
          <draw:text-box>
            <text:p text:style-name="P12"><text:span text:style-name="T8">1.</text:span><text:span text:style-name="T9"> Международная конференция “Мальцевские чтения”, г.Новосибирск, 24-28 августа 2009 г.;</text:span></text:p>
            <text:p text:style-name="P12"><text:span text:style-name="T8">2.</text:span><text:span text:style-name="T9"> Семинар ИДСТУ СО РАН “Ляпуновские чтения”, ИДСТУ СО РАН, г. Иркутск, 21-23 декабря 2009 г.;</text:span></text:p>
            <text:p text:style-name="P12"><text:span text:style-name="T8">3.</text:span><text:span text:style-name="T9"> Всероссийская конференция молодых ученых “Математическое моделирование и информационные технологии”, г. Иркутск, 15-21 марта 2010 г.;</text:span></text:p>
            <text:p text:style-name="P12"><text:span text:style-name="T8">4.</text:span><text:span text:style-name="T9"> Международная конференция “Облачные вычисления. Образование. Исследования. Разработки”, г.Москва 15-16 апреля 2010 г.;</text:span></text:p>
            <text:p text:style-name="P12"><text:span text:style-name="T8">5.</text:span><text:span text:style-name="T9"> Международный симпозиум по компьютерным наукам в России. Семинар “Семантика, спецификация и верификация программ: теория и приложения”, г.Казань, 14-15 июня 2010 г.;</text:span></text:p>
            <text:p text:style-name="P12"><text:span text:style-name="T8">6.</text:span><text:span text:style-name="T9"> 4-ая Всероссийская конференция “Винеровские чтения”, г.Иркутск, 9-14 марта 2011г.</text:span></text:p>
            <text:p text:style-name="P12"><text:span text:style-name="T8">7.</text:span><text:span text:style-name="T9"> 34-ый международный симпозиум “MIPRO”, г.Опатия, Хорватия, 23-27 мая 2011г.</text:span></text:p>
            <text:p text:style-name="P12"><text:span text:style-name="T8">8.</text:span><text:span text:style-name="T9"> 4-ая Всероссийская мультиконференция по проблемам управления, с. Дивноморское, 3-8 октября 2011г.</text:span></text:p>
            <text:p text:style-name="P12"><text:span text:style-name="T8">9.</text:span><text:span text:style-name="T9"> 13-ая национальная конференция по искусственному интеллекту с международным участием (КИИ-2012), г. Белгород, 16-20 октября 2012 г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1">Личный вклад автора</text:span></text:p>
          </draw:text-box>
        </draw:frame>
        <draw:frame draw:style-name="gr4" draw:text-style-name="P10" draw:layer="layout" svg:width="24.762cm" svg:height="16.764cm" svg:x="1.146cm" svg:y="2.794cm">
          <draw:text-box>
            <text:p text:style-name="P9"><text:span text:style-name="T8">1.</text:span><text:span text:style-name="T5"> Стратегии поиска ЛВ, являющихся основой разработанных алгоритмов [1,2,3]</text:span></text:p>
            <text:p text:style-name="P9"><text:span text:style-name="T8">2.</text:span><text:span text:style-name="T5"> Адапттированы существующее алгоритмы поиска логического вывода в исчислении ПО-формул [1,3,4,5,8];</text:span></text:p>
            <text:p text:style-name="P9"><text:span text:style-name="T8">3.</text:span><text:span text:style-name="T5"> Реализованы структуры данных для представления ПО-формул [1,5,6,8];</text:span></text:p>
            <text:p text:style-name="P9"><text:span text:style-name="T8">4.</text:span><text:span text:style-name="T5"> Реализована программная система АДТ [2,5,8];</text:span></text:p>
            <text:p text:style-name="P9"><text:span text:style-name="T8">5.</text:span><text:span text:style-name="T5"> Тестирование системы АДТ на тестовых примерах АДТ [3,5,6].</text:span></text:p>
            <text:p text:style-name="P9"><text:span text:style-name="T5"/></text:p>
            <text:p text:style-name="P9"><text:span text:style-name="T5">Совместно с Черкашиным Е.А. проведена разработка структур данных для представления ПО-формул с использованием разделения оперативной памяти. Совместно с Давыдовым А.В. созданы методики поиска ЛВ с использованием неограниченных переменных.</text:span><text:span text:style-name="T6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9cm">
          <draw:text-box>
            <text:p><text:span text:style-name="T1">Соответствие паспорту специальности</text:span></text:p>
          </draw:text-box>
        </draw:frame>
        <draw:frame draw:style-name="gr4" draw:text-style-name="P14" draw:layer="layout" svg:width="24.762cm" svg:height="16.764cm" svg:x="1.146cm" svg:y="2.794cm">
          <draw:text-box>
            <text:p text:style-name="P9"><text:span text:style-name="T9">Материал диссертации соответствует формуле специальности 05.13.17 -- Теоретические основы информатики. Диссертация посвящена исследованию процессов создания, накопления и обработки информации, представленной в виде фактов и знаний; созданию и исследованию новых моделей знаний, методов представления и обработки знаний; исследованию принципов создания и функционирования программных средств автоматизации представления обработки знаний.</text:span></text:p>
            <text:p text:style-name="P9"><text:span text:style-name="T9"/></text:p>
            <text:p text:style-name="P9"><text:span text:style-name="T9">В диссертации получены результаты по следующим пунктам ``Области исследований'': 2. Исследование информационных структур, разработка и анализ моделей информационных процессов и структур; 8. Исследование и когнитивное моделирование интеллекта, включая моделирование поведения, моделирование рассуждений различных типов, моделирование образного мышления. </text:span></text:p>
            <text:p text:style-name="P9"><text:span text:style-name="T9"/></text:p>
            <text:p text:style-name="P9"><text:span text:style-name="T9">Результаты диссертации имеют научное и народнохозяйственное значение для решения проблем повышения производительности обработки знаний в ПО--исчислении, они позволяют развить научные основы современных информационных технологий обработки формализованных знаний средствами вычислительной техники и в ускорении на этой основе научно-технического прогресса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1">Структура работы</text:span></text:p>
          </draw:text-box>
        </draw:frame>
        <draw:frame draw:style-name="gr4" draw:text-style-name="P20" draw:layer="layout" svg:width="24.762cm" svg:height="19.445cm" svg:x="1.146cm" svg:y="2.794cm">
          <draw:text-box>
            <text:p text:style-name="P9"><text:span text:style-name="T3">-Введение</text:span></text:p>
            <text:p text:style-name="P9"><text:span text:style-name="T3"/></text:p>
            <text:p text:style-name="P9"><text:span text:style-name="T3">-Глава 1. Вспомогательные сведения</text:span></text:p>
            <text:p text:style-name="P9"><text:span text:style-name="T3"/></text:p>
            <text:p text:style-name="P9"><text:span text:style-name="T3">-Глава 2. Методики повышения производительности АДТ</text:span></text:p>
            <text:p text:style-name="P9"><text:span text:style-name="T3"/></text:p>
            <text:p text:style-name="P9"><text:span text:style-name="T3">-Глава 3. Реализация алгоритмов и программная система АДТ</text:span></text:p>
            <text:p text:style-name="P9"><text:span text:style-name="T3"/></text:p>
            <text:p text:style-name="P9"><text:span text:style-name="T3">-Глава 4. Применение программной системы</text:span></text:p>
            <text:p text:style-name="P9"><text:span text:style-name="T3"/></text:p>
            <text:p text:style-name="P9"><text:span text:style-name="T3">-Заключение</text:span></text:p>
            <text:p text:style-name="P9"><text:span text:style-name="T3"/></text:p>
            <text:p text:style-name="P9"><text:span text:style-name="T3">-Приложение</text:span></text:p>
            <text:p text:style-name="P9"><text:span text:style-name="T6"/></text:p>
            <text:p text:style-name="P9"><text:span text:style-name="T3"/></text:p>
            <text:p text:style-name="P9"><text:span text:style-name="T3">Всего 163 страницы. </text:span></text:p>
            <text:p text:style-name="P9"><text:span text:style-name="T3">Основного текста 131 страница.</text:span></text:p>
            <text:p text:style-name="P9"><text:span text:style-name="T3">Список литературы содержит 100 наименований.</text:span></text:p>
            <text:p text:style-name="P9"><text:span text:style-name="T6"/></text:p>
            <text:p text:style-name="P9"><text:span text:style-name="T6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1">Введение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1">Глава 1. ПО-формулы</text:span></text:p>
          </draw:text-box>
        </draw:frame>
        <draw:frame draw:style-name="gr7" draw:layer="layout" svg:width="18.266cm" svg:height="5.26cm" svg:x="6.148cm" svg:y="1.21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1" draw:layer="layout" svg:width="25.568cm" svg:height="9.832cm" svg:x="1.356cm" svg:y="6.755cm">
          <draw:text-box>
            <text:p><text:span text:style-name="T9">Формулы имеют древовидную структуру, поэтому можно пользоваться соответствующей терминологией.</text:span></text:p>
            <text:p><text:span text:style-name="T11"/></text:p>
            <text:p><text:span text:style-name="T11">1.</text:span><text:span text:style-name="T9"> Узел уровня 0 – </text:span><text:span text:style-name="T11">корень</text:span><text:span text:style-name="T9">.</text:span></text:p>
            <text:p><text:span text:style-name="T11">2.</text:span><text:span text:style-name="T9"> Узлы уровня 1 – </text:span><text:span text:style-name="T11">базы</text:span><text:span text:style-name="T9">.</text:span></text:p>
            <text:p><text:span text:style-name="T11">3.</text:span><text:span text:style-name="T9"> Узлы уровня 2 – </text:span><text:span text:style-name="T11">вопросы </text:span><text:span text:style-name="T9">к базе.</text:span></text:p>
            <text:p><text:span text:style-name="T11">4.</text:span><text:span text:style-name="T9"> Более глубокие узлы – </text:span><text:span text:style-name="T11">консеквенты</text:span><text:span text:style-name="T9">.</text:span></text:p>
            <text:p><text:span text:style-name="T11">5.</text:span><text:span text:style-name="T9"> Если у вопроса более одного дочерних узла, то вопрос обладает </text:span><text:span text:style-name="T11">дизъюнктивным ветвлением</text:span><text:span text:style-name="T9">.</text:span></text:p>
            <text:p><text:span text:style-name="T11">6.</text:span><text:span text:style-name="T9"> Если глубина больше 3, то подформула называется </text:span><text:span text:style-name="T11">глубокой</text:span><text:span text:style-name="T9">.</text:span></text:p>
            <text:p><text:span text:style-name="T11">7.</text:span><text:span text:style-name="T9"> Вопросы с False называются </text:span><text:span text:style-name="T11">целевыми</text:span><text:span text:style-name="T9">.</text:span></text:p>
            <text:p><text:span text:style-name="T11">8.</text:span><text:span text:style-name="T9"> Подстановки для вопроса называются </text:span><text:span text:style-name="T11">ответными</text:span><text:span text:style-name="T9">.</text:span></text:p>
            <text:p><text:span text:style-name="T9"/></text:p>
          </draw:text-box>
        </draw:frame>
        <draw:frame draw:style-name="gr2" draw:text-style-name="P22" draw:layer="layout" svg:width="5.248cm" svg:height="1.072cm" svg:x="0.34cm" svg:y="16.587cm">
          <draw:text-box>
            <text:p><text:span text:style-name="T5">Вопрос: <text:s/></text:span><text:span text:style-name="T8"><text:s/></text:span></text:p>
          </draw:text-box>
        </draw:frame>
        <draw:frame draw:style-name="gr2" draw:text-style-name="P22" draw:layer="layout" svg:width="4.486cm" svg:height="1.072cm" svg:x="0.34cm" svg:y="17.787cm">
          <draw:text-box>
            <text:p><text:span text:style-name="T5">База: <text:s/></text:span><text:span text:style-name="T8"><text:s/></text:span></text:p>
          </draw:text-box>
        </draw:frame>
        <draw:frame draw:style-name="gr7" draw:layer="layout" svg:width="3.265cm" svg:height="0.846cm" svg:x="4.572cm" svg:y="16.6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" draw:layer="layout" svg:width="2.912cm" svg:height="0.85cm" svg:x="4.573cm" svg:y="18.1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22" draw:layer="layout" svg:width="5.248cm" svg:height="1.072cm" svg:x="8.24cm" svg:y="17.287cm">
          <draw:text-box>
            <text:p><text:span text:style-name="T5">Ответ: <text:s/></text:span><text:span text:style-name="T8"><text:s/></text:span></text:p>
          </draw:text-box>
        </draw:frame>
        <draw:frame draw:style-name="gr2" draw:text-style-name="P22" draw:layer="layout" svg:width="5.248cm" svg:height="1.072cm" svg:x="0.34cm" svg:y="16.587cm">
          <draw:text-box>
            <text:p><text:span text:style-name="T5">Вопрос: <text:s/></text:span><text:span text:style-name="T8"><text:s/></text:span></text:p>
          </draw:text-box>
        </draw:frame>
        <draw:frame draw:style-name="gr7" draw:layer="layout" svg:width="2.969cm" svg:height="0.783cm" svg:x="11.773cm" svg:y="17.4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22" draw:layer="layout" svg:width="5.248cm" svg:height="1.072cm" svg:x="14.84cm" svg:y="17.287cm">
          <draw:text-box>
            <text:p><text:span text:style-name="T5">если <text:s text:c="2"/></text:span><text:span text:style-name="T8"><text:s/></text:span></text:p>
          </draw:text-box>
        </draw:frame>
        <draw:frame draw:style-name="gr7" draw:layer="layout" svg:width="4.244cm" svg:height="0.85cm" svg:x="17.374cm" svg:y="17.38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layer="layout" svg:width="0.706cm" svg:height="0.397cm" svg:x="23.374cm" svg:y="18.98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22" draw:layer="layout" svg:width="8.78cm" svg:height="1.072cm" svg:x="16.44cm" svg:y="18.587cm">
          <draw:text-box>
            <text:p><text:span text:style-name="T5">Правило вывода: <text:s/></text:span><text:span text:style-name="T8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9cm">
          <draw:text-box>
            <text:p><text:span text:style-name="T1">Введение/ПО-формулы/Особенности</text:span></text:p>
          </draw:text-box>
        </draw:frame>
        <draw:frame draw:style-name="gr2" draw:text-style-name="P21" draw:layer="layout" svg:width="25.568cm" svg:height="10.569cm" svg:x="0.848cm" svg:y="3.376cm">
          <draw:text-box>
            <text:p><text:span text:style-name="T11">1.</text:span><text:span text:style-name="T9"> Крупноблочная структура.</text:span></text:p>
            <text:p><text:span text:style-name="T9"/></text:p>
            <text:p><text:span text:style-name="T11">2.</text:span><text:span text:style-name="T9"> Единственное правило вывода.</text:span></text:p>
            <text:p><text:span text:style-name="T11"/></text:p>
            <text:p><text:span text:style-name="T11">3.</text:span><text:span text:style-name="T9"> Нет необходимости в сколемизации.</text:span></text:p>
            <text:p><text:span text:style-name="T11"/></text:p>
            <text:p><text:span text:style-name="T11">4.</text:span><text:span text:style-name="T9"> Процедура ЛВ фокусируется в ближайшей окрестности корня ПО—</text:span></text:p>
            <text:p><text:span text:style-name="T9">формулы.</text:span></text:p>
            <text:p><text:span text:style-name="T11"/></text:p>
            <text:p><text:span text:style-name="T11">5.</text:span><text:span text:style-name="T9"> Имеется естественный ИЛИ-параллелизм.</text:span></text:p>
            <text:p><text:span text:style-name="T11"/></text:p>
            <text:p><text:span text:style-name="T11">6.</text:span><text:span text:style-name="T9"> Вариабельность семантики.</text:span></text:p>
            <text:p><text:span text:style-name="T16"/></text:p>
            <text:p><text:span text:style-name="T9"/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1">Методики/Глава 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1">Методики/Основные проблемы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2" draw:text-style-name="P8" draw:layer="layout" svg:width="27.33cm" svg:height="1.237cm" svg:x="0.102cm" svg:y="0.508cm">
          <draw:text-box>
            <text:p><text:span text:style-name="T1">Методики/Основные проблемы/Сложность представления</text:span></text:p>
          </draw:text-box>
        </draw:frame>
        <draw:frame draw:style-name="gr7" draw:layer="layout" svg:width="12.5cm" svg:height="3.982cm" svg:x="0.905cm" svg:y="4.57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layer="layout" svg:width="15.57cm" svg:height="8.816cm" svg:x="0.206cm" svg:y="10.07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8" draw:text-style-name="P4" draw:layer="layout" svg:width="1.402cm" svg:height="1.77cm" svg:x="6.757cm" svg:y="8.35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23" draw:layer="layout" svg:width="11.43cm" svg:height="4.761cm" svg:x="16.002cm" svg:y="10.447cm">
          <draw:text-box>
            <text:p><text:span text:style-name="T7">Необходимы специальные структуры данных для ПО-формул, совместимые с предлагаемыми методиками</text:span></text:p>
          </draw:text-box>
        </draw:frame>
        <draw:frame draw:style-name="gr2" draw:text-style-name="P24" draw:layer="layout" svg:width="13.45cm" svg:height="4.356cm" svg:x="13.728cm" svg:y="3.187cm">
          <draw:text-box>
            <text:p><text:span text:style-name="T5">1. Структура формул сложнее чем, например, в методе резолюции.</text:span></text:p>
            <text:p><text:span text:style-name="T5">2. Используется два типа кванторов. </text:span></text:p>
          </draw:text-box>
        </draw:frame>
        <draw:custom-shape draw:style-name="gr8" draw:text-style-name="P4" draw:layer="layout" svg:width="1.402cm" svg:height="1.77cm" svg:x="19.68cm" svg:y="7.6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2" draw:text-style-name="P8" draw:layer="layout" svg:width="24.536cm" svg:height="1.237cm" svg:x="0.102cm" svg:y="0.508cm">
          <draw:text-box>
            <text:p><text:span text:style-name="T1">Методики/Основные проблемы/Лимит памяти</text:span></text:p>
          </draw:text-box>
        </draw:frame>
        <draw:frame draw:style-name="gr2" draw:text-style-name="P21" draw:layer="layout" svg:width="25.568cm" svg:height="6.147cm" svg:x="1.27cm" svg:y="3.972cm">
          <draw:text-box>
            <text:p><text:span text:style-name="T11">1.</text:span><text:span text:style-name="T9"> Структура формулы усложняется вширь. Появляются новые ветви.</text:span></text:p>
            <text:p><text:span text:style-name="T9"/></text:p>
            <text:p><text:span text:style-name="T11">2.</text:span><text:span text:style-name="T9"> База фактов увеличивается.</text:span></text:p>
            <text:p><text:span text:style-name="T9"/></text:p>
            <text:p><text:span text:style-name="T11">3.</text:span><text:span text:style-name="T9"> Сложность термов увеличивается.</text:span></text:p>
            <text:p><text:span text:style-name="T9"/></text:p>
            <text:p><text:span text:style-name="T11">4.</text:span><text:span text:style-name="T9"> Формализация некоторых задач изначально велика. Например, 15Мб. // перенести на пред слайд этот пункт.</text:span></text:p>
          </draw:text-box>
        </draw:frame>
        <draw:frame draw:style-name="gr2" draw:text-style-name="P21" draw:layer="layout" svg:width="25.568cm" svg:height="1.725cm" svg:x="1.27cm" svg:y="12.072cm">
          <draw:text-box>
            <text:p><text:span text:style-name="T11">Рано или поздно будет исчерпан лимит памяти. /// Убрать слайд, проговорить на пред. слайде. </text:span></text:p>
          </draw:text-box>
        </draw:frame>
        <draw:custom-shape draw:style-name="gr8" draw:text-style-name="P4" draw:layer="layout" svg:width="1.402cm" svg:height="1.77cm" svg:x="11.684cm" svg:y="9.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08cm">
          <draw:text-box>
            <text:p><text:span text:style-name="T1">Методики/Основные проблемы/Неограниченные переменные</text:span></text:p>
          </draw:text-box>
        </draw:frame>
        <draw:frame draw:style-name="gr7" draw:layer="layout" svg:width="18.621cm" svg:height="2.325cm" svg:x="2.286cm" svg:y="3.7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8" draw:text-style-name="P4" draw:layer="layout" svg:width="1.016cm" svg:height="1.016cm" svg:x="9.598cm" svg:y="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4" draw:layer="layout" svg:width="25.568cm" svg:height="2.714cm" svg:x="1.016cm" svg:y="10.51cm">
          <draw:text-box>
            <text:p><text:span text:style-name="T5">Подстановкой для неограниченной переменной может быть любой элемент, в общем случае бесконечного эрбранова универса. </text:span><text:span text:style-name="T8">Какой именно элемент выбрать?</text:span></text:p>
          </draw:text-box>
        </draw:frame>
        <draw:frame draw:style-name="gr2" draw:text-style-name="P21" draw:layer="layout" svg:width="7.62cm" svg:height="0.988cm" svg:x="1.27cm" svg:y="6.772cm">
          <draw:text-box>
            <text:p><text:span text:style-name="T9">Эрбранов универс: </text:span><text:span text:style-name="T11"><text:s/></text:span></text:p>
          </draw:text-box>
        </draw:frame>
        <draw:frame draw:style-name="gr7" draw:layer="layout" svg:width="14.088cm" svg:height="0.928cm" svg:x="8.382cm" svg:y="6.811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7" draw:layer="layout" svg:width="5.221cm" svg:height="0.894cm" svg:x="8.382cm" svg:y="8.011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21" draw:layer="layout" svg:width="3.81cm" svg:height="0.988cm" svg:x="5.588cm" svg:y="7.902cm">
          <draw:text-box>
            <text:p><text:span text:style-name="T9">Ответ: </text:span><text:span text:style-name="T11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2" draw:text-style-name="P8" draw:layer="layout" svg:width="24.79cm" svg:height="2.223cm" svg:x="0.102cm" svg:y="0.508cm">
          <draw:text-box>
            <text:p><text:span text:style-name="T1">Методики/Дерево состояний вывода/Чанки /// структуры после теории (стратегий и алг.).</text:span></text:p>
          </draw:text-box>
        </draw:frame>
        <draw:frame draw:style-name="gr2" draw:text-style-name="P24" draw:layer="layout" svg:width="25.568cm" svg:height="1.893cm" svg:x="1.042cm" svg:y="3.032cm">
          <draw:text-box>
            <text:p><text:span text:style-name="T17">Чанк – связный список с выделенными первым и последним элементом.</text:span></text:p>
          </draw:text-box>
        </draw:frame>
        <draw:frame draw:style-name="gr9" draw:text-style-name="P4" draw:layer="layout" svg:width="19.558cm" svg:height="11.464cm" svg:x="3.81cm" svg:y="7.874cm">
          <draw:image xlink:href="Pictures/200000020000015C000000CC2D3BA408.eps" xlink:type="simple" xlink:show="embed" xlink:actuate="onLoad">
            <text:p/>
          </draw:image>
        </draw:frame>
        <draw:frame draw:style-name="gr2" draw:text-style-name="P24" draw:layer="layout" svg:width="25.568cm" svg:height="1.072cm" svg:x="1.042cm" svg:y="5.633cm">
          <draw:text-box>
            <text:p><text:span text:style-name="T17">Задана операция связывания двух чанков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2" draw:text-style-name="P8" draw:layer="layout" svg:width="20.742cm" svg:height="2.223cm" svg:x="0.102cm" svg:y="0.508cm">
          <draw:text-box>
            <text:p><text:span text:style-name="T1">Методики/Дерево состояний вывода // Совместить/перенести на пред. слайд.</text:span></text:p>
          </draw:text-box>
        </draw:frame>
        <draw:frame draw:style-name="gr9" draw:text-style-name="P4" draw:layer="layout" svg:width="21.381cm" svg:height="10.931cm" svg:x="3.048cm" svg:y="9.658cm">
          <draw:image xlink:href="Pictures/2000000200000162000000B5B72BE7BF.eps" xlink:type="simple" xlink:show="embed" xlink:actuate="onLoad">
            <text:p/>
          </draw:image>
        </draw:frame>
        <draw:frame draw:style-name="gr2" draw:text-style-name="P24" draw:layer="layout" svg:width="25.568cm" svg:height="5.998cm" svg:x="1.042cm" svg:y="2.933cm">
          <draw:text-box>
            <text:p><text:span text:style-name="T17">Связывая чанки можно построить дерево. От листов в корню. Каждый узел – чанк. Такое дерево используется для хранения состояний логического вывода, и называется </text:span><text:span text:style-name="T8">дерево состояний вывода</text:span><text:span text:style-name="T17"> (ДСВ).</text:span></text:p>
            <text:p><text:span text:style-name="T17"/></text:p>
            <text:p><text:span text:style-name="T17">Каждый элемент чанка это: факт из базы, подформула-вопрос, ответы на вопросы и др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09cm">
          <draw:text-box>
            <text:p><text:span text:style-name="T1">Методики/Дерево состояний вывода /// говорим</text:span></text:p>
          </draw:text-box>
        </draw:frame>
        <draw:frame draw:style-name="gr2" draw:text-style-name="P24" draw:layer="layout" svg:width="25.568cm" svg:height="1.893cm" svg:x="1.042cm" svg:y="2.933cm">
          <draw:text-box>
            <text:p><text:span text:style-name="T8">1.</text:span><text:span text:style-name="T17"> Корень дерева хранит информацию об исходной базовой-подформуле.</text:span></text:p>
          </draw:text-box>
        </draw:frame>
        <draw:frame draw:style-name="gr2" draw:text-style-name="P24" draw:layer="layout" svg:width="25.568cm" svg:height="2.714cm" svg:x="1.042cm" svg:y="5.633cm">
          <draw:text-box>
            <text:p><text:span text:style-name="T8">2. </text:span><text:span text:style-name="T17">Остальные узлы хранят подформулы-консеквенты, добавляемые после очередного шага вывода. Формула монотонно разрастается.</text:span></text:p>
          </draw:text-box>
        </draw:frame>
        <draw:frame draw:style-name="gr2" draw:text-style-name="P24" draw:layer="layout" svg:width="25.568cm" svg:height="2.714cm" svg:x="1.042cm" svg:y="9.133cm">
          <draw:text-box>
            <text:p><text:span text:style-name="T8">3.</text:span><text:span text:style-name="T17"> Базовая подформула на текущем шаге определяется совокупностью узлов ДСВ от листа до корня. Количество листов соответствует количеству базовых подформул.</text:span></text:p>
          </draw:text-box>
        </draw:frame>
        <draw:frame draw:style-name="gr2" draw:text-style-name="P24" draw:layer="layout" svg:width="25.568cm" svg:height="3.535cm" svg:x="1.042cm" svg:y="13.533cm">
          <draw:text-box>
            <text:p><text:span text:style-name="T17">Таким образом реализована возможность </text:span><text:span text:style-name="T8">отслеживать события</text:span><text:span text:style-name="T17"> связанные с поиском логического вывода. Эти события обратимы, а значит реализуется </text:span><text:span text:style-name="T8">возврат (backtracking)</text:span><text:span text:style-name="T17">. Кроме того ДСВ позволяет </text:span><text:span text:style-name="T8">экономить память</text:span><text:span text:style-name="T17"> (об этом ниже)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2" draw:text-style-name="P8" draw:layer="layout" svg:width="26.822cm" svg:height="1.237cm" svg:x="0.102cm" svg:y="0.508cm">
          <draw:text-box>
            <text:p><text:span text:style-name="T1">Методики/Экономия памяти/Разделение памяти/Термов</text:span></text:p>
          </draw:text-box>
        </draw:frame>
        <draw:frame draw:style-name="gr2" draw:text-style-name="P22" draw:layer="layout" svg:width="25.568cm" svg:height="1.072cm" svg:x="0.594cm" svg:y="3.241cm">
          <draw:text-box>
            <text:p><text:span text:style-name="T5">Разделение общих основных термов. <text:s/></text:span><text:span text:style-name="T8"><text:s/></text:span></text:p>
          </draw:text-box>
        </draw:frame>
        <draw:custom-shape draw:style-name="gr10" draw:text-style-name="P4" draw:layer="layout" svg:width="1.222cm" svg:height="1.222cm" svg:x="16.234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1.222cm" svg:height="1.222cm" svg:x="17.456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1.222cm" svg:height="1.222cm" svg:x="18.678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1.223cm" svg:height="1.222cm" svg:x="19.9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1.222cm" svg:height="1.222cm" svg:x="21.123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1.222cm" svg:height="1.222cm" svg:x="22.345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1.222cm" svg:height="1.222cm" svg:x="23.567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1.222cm" svg:height="1.222cm" svg:x="24.789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1.222cm" svg:height="1.223cm" draw:transform="rotate (-1.5707963267949) translate (16.234cm 8.278cm)">
          <text:p/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1" draw:text-style-name="P4" draw:layer="layout" svg:x1="14.598cm" svg:y1="6.066cm" svg:x2="19.167cm" svg:y2="8.889cm">
          <text:p/>
        </draw:line>
        <draw:line draw:style-name="gr11" draw:text-style-name="P4" draw:layer="layout" svg:x1="21.202cm" svg:y1="6.094cm" svg:x2="19.167cm" svg:y2="8.889cm">
          <text:p/>
        </draw:line>
        <draw:frame draw:style-name="gr12" draw:text-style-name="P22" draw:layer="layout" svg:width="7.026cm" svg:height="1.153cm" svg:x="10.894cm" svg:y="4.941cm">
          <draw:text-box>
            <text:p><text:span text:style-name="T5">A(f(e,</text:span><text:span text:style-name="T7">g(t)</text:span><text:span text:style-name="T5">) <text:s/></text:span><text:span text:style-name="T8"><text:s/></text:span></text:p>
          </draw:text-box>
        </draw:frame>
        <draw:frame draw:style-name="gr12" draw:text-style-name="P22" draw:layer="layout" svg:width="8.44cm" svg:height="1.153cm" svg:x="18.994cm" svg:y="4.941cm">
          <draw:text-box>
            <text:p><text:span text:style-name="T5">B(h(</text:span><text:span text:style-name="T7">g(t)</text:span><text:span text:style-name="T5">),</text:span><text:span text:style-name="T7">g(t)</text:span><text:span text:style-name="T5">) <text:s text:c="2"/></text:span></text:p>
          </draw:text-box>
        </draw:frame>
        <draw:frame draw:style-name="gr12" draw:text-style-name="P22" draw:layer="layout" svg:width="4.74cm" svg:height="1.072cm" svg:x="10.972cm" svg:y="8.34cm">
          <draw:text-box>
            <text:p><text:span text:style-name="T5">Память: <text:s/></text:span><text:span text:style-name="T8"><text:s/></text:span></text:p>
          </draw:text-box>
        </draw:frame>
        <draw:custom-shape draw:style-name="gr10" draw:text-style-name="P4" xml:id="id1" draw:id="id1" draw:layer="layout" svg:width="1.222cm" svg:height="1.222cm" svg:x="3.464cm" svg:y="11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2" draw:id="id2" draw:layer="layout" svg:width="1.222cm" svg:height="1.222cm" svg:x="3.439cm" svg:y="13.6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3" draw:id="id3" draw:layer="layout" svg:width="1.222cm" svg:height="1.222cm" svg:x="2.089cm" svg:y="16.1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4" draw:id="id4" draw:layer="layout" svg:width="1.222cm" svg:height="1.222cm" svg:x="4.664cm" svg:y="16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5" draw:id="id5" draw:layer="layout" svg:width="1.222cm" svg:height="1.222cm" svg:x="8.539cm" svg:y="11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6" draw:id="id6" draw:layer="layout" svg:width="1.222cm" svg:height="1.222cm" svg:x="6.914cm" svg:y="13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4" draw:layer="layout" draw:type="line" svg:x1="4.075cm" svg:y1="12.475cm" svg:x2="4.05cm" svg:y2="13.628cm" draw:start-shape="id1" draw:start-glue-point="2" draw:end-shape="id2" draw:end-glue-point="0" svg:d="m4075 12475-25 1153" svg:viewBox="0 0 26 1154">
          <text:p/>
        </draw:connector>
        <draw:connector draw:style-name="gr13" draw:text-style-name="P4" draw:layer="layout" draw:type="line" svg:x1="4.05cm" svg:y1="14.85cm" svg:x2="2.7cm" svg:y2="16.178cm" draw:start-shape="id2" draw:start-glue-point="2" draw:end-shape="id3" draw:end-glue-point="0" svg:d="m4050 14850-1350 1328" svg:viewBox="0 0 1351 1329">
          <text:p/>
        </draw:connector>
        <draw:connector draw:style-name="gr13" draw:text-style-name="P4" draw:layer="layout" draw:type="line" svg:x1="4.05cm" svg:y1="14.85cm" svg:x2="5.275cm" svg:y2="16.153cm" draw:start-shape="id2" draw:start-glue-point="2" draw:end-shape="id4" draw:end-glue-point="0" svg:d="m4050 14850 1225 1303" svg:viewBox="0 0 1226 1304">
          <text:p/>
        </draw:connector>
        <draw:connector draw:style-name="gr13" draw:text-style-name="P4" draw:layer="layout" draw:type="line" svg:x1="9.15cm" svg:y1="12.451cm" svg:x2="7.525cm" svg:y2="13.704cm" draw:start-shape="id5" draw:start-glue-point="2" draw:end-shape="id6" draw:end-glue-point="0" svg:d="m9150 12451-1625 1253" svg:viewBox="0 0 1626 1254">
          <text:p/>
        </draw:connector>
        <draw:frame draw:style-name="gr14" draw:text-style-name="P25" draw:layer="layout" svg:width="0.883cm" svg:height="0.988cm" svg:x="3.626cm" svg:y="11.363cm">
          <draw:text-box>
            <text:p><text:span text:style-name="T18">A</text:span></text:p>
          </draw:text-box>
        </draw:frame>
        <draw:frame draw:style-name="gr14" draw:text-style-name="P25" draw:layer="layout" svg:width="0.883cm" svg:height="0.988cm" svg:x="3.627cm" svg:y="13.763cm">
          <draw:text-box>
            <text:p><text:span text:style-name="T18">f</text:span></text:p>
          </draw:text-box>
        </draw:frame>
        <draw:line draw:style-name="gr11" draw:text-style-name="P4" draw:layer="layout" svg:x1="24.504cm" svg:y1="6.094cm" svg:x2="19.268cm" svg:y2="8.965cm">
          <text:p/>
        </draw:line>
        <draw:frame draw:style-name="gr14" draw:text-style-name="P25" draw:layer="layout" svg:width="0.883cm" svg:height="0.988cm" svg:x="2.228cm" svg:y="16.363cm">
          <draw:text-box>
            <text:p><text:span text:style-name="T18">e</text:span></text:p>
          </draw:text-box>
        </draw:frame>
        <draw:frame draw:style-name="gr14" draw:text-style-name="P25" xml:id="id7" draw:id="id7" draw:layer="layout" svg:width="0.883cm" svg:height="0.988cm" svg:x="4.829cm" svg:y="16.363cm">
          <draw:text-box>
            <text:p><text:span text:style-name="T18">g</text:span></text:p>
          </draw:text-box>
        </draw:frame>
        <draw:custom-shape draw:style-name="gr10" draw:text-style-name="P4" xml:id="id8" draw:id="id8" draw:layer="layout" svg:width="1.222cm" svg:height="1.222cm" svg:x="4.639cm" svg:y="18.3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25" draw:layer="layout" svg:width="0.883cm" svg:height="0.988cm" svg:x="4.804cm" svg:y="18.538cm">
          <draw:text-box>
            <text:p><text:span text:style-name="T18">t</text:span></text:p>
          </draw:text-box>
        </draw:frame>
        <draw:connector draw:style-name="gr13" draw:text-style-name="P4" draw:layer="layout" draw:type="curve" svg:x1="9.15cm" svg:y1="12.451cm" svg:x2="5.886cm" svg:y2="16.764cm" draw:start-shape="id5" draw:start-glue-point="2" draw:end-shape="id4" draw:end-glue-point="1" svg:d="m9150 12451c0 2876-1088 4313-3264 4313" svg:viewBox="0 0 3265 4314">
          <text:p/>
        </draw:connector>
        <draw:connector draw:style-name="gr13" draw:text-style-name="P4" draw:layer="layout" draw:type="line" svg:x1="7.525cm" svg:y1="14.926cm" svg:x2="5.275cm" svg:y2="16.153cm" draw:start-shape="id6" draw:start-glue-point="2" draw:end-shape="id4" draw:end-glue-point="0" svg:d="m7525 14926-2250 1227" svg:viewBox="0 0 2251 1228">
          <text:p/>
        </draw:connector>
        <draw:connector draw:style-name="gr13" draw:text-style-name="P4" draw:layer="layout" draw:type="line" svg:x1="5.27cm" svg:y1="17.351cm" svg:x2="5.25cm" svg:y2="18.328cm" draw:start-shape="id7" draw:start-glue-point="2" draw:end-shape="id8" draw:end-glue-point="0" svg:d="m5270 17351-20 977" svg:viewBox="0 0 21 978">
          <text:p/>
        </draw:connector>
        <draw:frame draw:style-name="gr14" draw:text-style-name="P25" draw:layer="layout" svg:width="0.883cm" svg:height="0.988cm" svg:x="8.727cm" svg:y="11.363cm">
          <draw:text-box>
            <text:p><text:span text:style-name="T18">B</text:span></text:p>
          </draw:text-box>
        </draw:frame>
        <draw:frame draw:style-name="gr14" draw:text-style-name="P25" draw:layer="layout" svg:width="0.883cm" svg:height="0.988cm" svg:x="7.028cm" svg:y="13.763cm">
          <draw:text-box>
            <text:p><text:span text:style-name="T18">h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2" draw:text-style-name="P8" draw:layer="layout" svg:width="26.822cm" svg:height="2.223cm" svg:x="0.102cm" svg:y="0.509cm">
          <draw:text-box>
            <text:p><text:span text:style-name="T1">Методики/Экономия памяти/Разделение памяти/Базовых подформул/Схема</text:span></text:p>
          </draw:text-box>
        </draw:frame>
        <draw:frame draw:style-name="gr2" draw:text-style-name="P22" draw:layer="layout" svg:width="25.568cm" svg:height="1.893cm" svg:x="0.594cm" svg:y="3.942cm">
          <draw:text-box>
            <text:p><text:span text:style-name="T5">Разделение общих частей базовых подформул, полученных в результате расщепления формулы. <text:s/></text:span><text:span text:style-name="T8"><text:s/></text:span></text:p>
          </draw:text-box>
        </draw:frame>
        <draw:custom-shape draw:style-name="gr15" draw:text-style-name="P4" draw:layer="layout" svg:width="1.195cm" svg:height="1.196cm" svg:x="2.778cm" svg:y="9.25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.196cm" svg:height="1.196cm" svg:x="3.973cm" svg:y="9.25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.195cm" svg:height="1.195cm" svg:x="2.778cm" svg:y="11.40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.196cm" svg:height="1.195cm" svg:x="3.973cm" svg:y="11.40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.195cm" svg:height="1.195cm" svg:x="2.778cm" svg:y="13.43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.196cm" svg:height="1.195cm" svg:x="3.973cm" svg:y="13.43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195cm" svg:height="1.196cm" svg:x="5.169cm" svg:y="9.25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195cm" svg:height="1.195cm" svg:x="5.169cm" svg:y="11.40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195cm" svg:height="1.195cm" svg:x="6.364cm" svg:y="11.40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195cm" svg:height="1.196cm" svg:x="6.364cm" svg:y="9.25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.195cm" svg:height="2.032cm" draw:transform="rotate (1.5707963267949) translate (5.169cm 14.63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8" draw:text-style-name="P4" draw:layer="layout" svg:width="1.195cm" svg:height="2.033cm" draw:transform="rotate (1.5707963267949) translate (7.559cm 12.598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9" draw:text-style-name="P4" draw:layer="layout" svg:width="1.196cm" svg:height="2.033cm" draw:transform="rotate (1.5707963267949) translate (7.559cm 10.447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0" draw:text-style-name="P4" draw:layer="layout" svg:width="2.988cm" svg:height="2.988cm" svg:x="11.528cm" svg:y="10.447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4" draw:layer="layout" svg:width="1.195cm" svg:height="1.195cm" svg:x="16.053cm" svg:y="11.40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xml:id="id9" draw:id="id9" draw:layer="layout" svg:width="1.196cm" svg:height="1.195cm" svg:x="17.248cm" svg:y="11.40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10" draw:id="id10" draw:layer="layout" svg:width="1.195cm" svg:height="1.195cm" svg:x="19.16cm" svg:y="9.96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11" draw:id="id11" draw:layer="layout" svg:width="1.196cm" svg:height="1.195cm" svg:x="20.355cm" svg:y="9.96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.196cm" svg:height="2.032cm" draw:transform="rotate (1.5707963267949) translate (19.28cm 14.392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8" draw:text-style-name="P4" xml:id="id13" draw:id="id13" draw:layer="layout" svg:width="1.195cm" svg:height="2.032cm" draw:transform="rotate (1.5707963267949) translate (22.268cm 12.24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9" draw:text-style-name="P4" xml:id="id12" draw:id="id12" draw:layer="layout" svg:width="1.195cm" svg:height="2.032cm" draw:transform="rotate (1.5707963267949) translate (22.268cm 10.088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1" draw:text-style-name="P4" draw:layer="layout" draw:type="line" svg:x1="18.444cm" svg:y1="12cm" svg:x2="19.16cm" svg:y2="10.566cm" draw:start-shape="id9" draw:start-glue-point="1" draw:end-shape="id10" draw:end-glue-point="3" svg:d="m18444 12000 716-1434" svg:viewBox="0 0 717 1435">
          <text:p/>
        </draw:connector>
        <draw:connector draw:style-name="gr21" draw:text-style-name="P4" draw:layer="layout" draw:type="line" svg:x1="18.444cm" svg:y1="12cm" svg:x2="19.28cm" svg:y2="13.316cm" draw:start-shape="id9" draw:start-glue-point="1" svg:d="m18444 12000 836 1316" svg:viewBox="0 0 837 1317">
          <text:p/>
        </draw:connector>
        <draw:connector draw:style-name="gr21" draw:text-style-name="P4" draw:layer="layout" draw:type="line" svg:x1="21.551cm" svg:y1="10.566cm" svg:x2="22.269cm" svg:y2="9.492cm" draw:start-shape="id11" draw:start-glue-point="1" draw:end-shape="id12" draw:end-glue-point="4" svg:d="m21551 10566 718-1074" svg:viewBox="0 0 719 1075">
          <text:p/>
        </draw:connector>
        <draw:connector draw:style-name="gr21" draw:text-style-name="P4" draw:layer="layout" draw:type="line" svg:x1="21.551cm" svg:y1="10.566cm" svg:x2="22.269cm" svg:y2="11.644cm" draw:start-shape="id11" draw:start-glue-point="1" draw:end-shape="id13" draw:end-glue-point="4" svg:d="m21551 10566 718 1078" svg:viewBox="0 0 719 1079">
          <text:p/>
        </draw:connector>
        <draw:frame draw:style-name="gr12" draw:text-style-name="P22" draw:layer="layout" svg:width="8.804cm" svg:height="1.893cm" svg:x="1.988cm" svg:y="8.068cm">
          <draw:text-box>
            <text:p><text:span text:style-name="T5">Базовые подформулы <text:s/></text:span><text:span text:style-name="T8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2" draw:text-style-name="P8" draw:layer="layout" svg:width="26.822cm" svg:height="2.223cm" svg:x="0.102cm" svg:y="0.51cm">
          <draw:text-box>
            <text:p><text:span text:style-name="T1">Методики/Экономия памяти/Разделение памяти/Базовых подформул/Пример /// Объединить с пред слайдом.</text:span></text:p>
          </draw:text-box>
        </draw:frame>
        <draw:frame draw:style-name="gr9" draw:text-style-name="P4" draw:layer="layout" svg:width="22.751cm" svg:height="9.17cm" svg:x="2.286cm" svg:y="10.134cm">
          <draw:image xlink:href="Pictures/20000002000001C1000000B583E9FCC2.eps" xlink:type="simple" xlink:show="embed" xlink:actuate="onLoad">
            <text:p/>
          </draw:image>
        </draw:frame>
        <draw:frame draw:style-name="gr7" draw:layer="layout" svg:width="19.234cm" svg:height="2.452cm" svg:x="5.15cm" svg:y="4.82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22" draw:layer="layout" svg:width="10.074cm" svg:height="1.072cm" svg:x="0.594cm" svg:y="3.241cm">
          <draw:text-box>
            <text:p><text:span text:style-name="T5">Базовая подформула: <text:s/></text:span><text:span text:style-name="T8"><text:s/></text:span></text:p>
          </draw:text-box>
        </draw:frame>
        <draw:frame draw:style-name="gr2" draw:text-style-name="P22" draw:layer="layout" svg:width="25.4cm" svg:height="1.893cm" svg:x="1.524cm" svg:y="8.58cm">
          <draw:text-box>
            <text:p><text:span text:style-name="T5">Корень – формула до ответа на вопрос. Всё дерево – после. <text:s/></text:span><text:span text:style-name="T8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2" draw:text-style-name="P8" draw:layer="layout" svg:width="25.314cm" svg:height="2.223cm" svg:x="0.102cm" svg:y="0.509cm">
          <draw:text-box>
            <text:p><text:span text:style-name="T1">Методики/Экономия памяти/Удаление излишков и веса выражений /// Нужен слайд? Очень?</text:span></text:p>
          </draw:text-box>
        </draw:frame>
        <draw:frame draw:style-name="gr2" draw:text-style-name="P22" draw:layer="layout" svg:width="25.568cm" svg:height="1.072cm" svg:x="0.594cm" svg:y="3.641cm">
          <draw:text-box>
            <text:p><text:span text:style-name="T8">1.</text:span><text:span text:style-name="T5"> Удаление неиспользуемых фактов. Пример: <text:s/></text:span><text:span text:style-name="T8"><text:s/></text:span></text:p>
          </draw:text-box>
        </draw:frame>
        <draw:frame draw:style-name="gr2" draw:text-style-name="P22" draw:layer="layout" svg:width="25.568cm" svg:height="2.714cm" svg:x="0.594cm" svg:y="11.541cm">
          <draw:text-box>
            <text:p><text:span text:style-name="T8">2.</text:span><text:span text:style-name="T5"> Выбор таких ответов, исполнение которых приводит к выражениям наименьшего веса. Под весом понимается количество узлов в древовидном представлении выражения. <text:s text:c="2"/></text:span><text:span text:style-name="T8"><text:s/></text:span></text:p>
          </draw:text-box>
        </draw:frame>
        <draw:frame draw:style-name="gr7" draw:layer="layout" svg:width="21.587cm" svg:height="2.323cm" svg:x="2.878cm" svg:y="5.18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22" draw:layer="layout" svg:width="21.758cm" svg:height="1.893cm" svg:x="5.166cm" svg:y="7.741cm">
          <draw:text-box>
            <text:p><text:span text:style-name="T5">Очевидно, факт B(f(e)) никогда не используется.</text:span></text:p>
            <text:p><text:span text:style-name="T5">Его можно удалить. <text:s/></text:span><text:span text:style-name="T8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2" draw:text-style-name="P8" draw:layer="layout" svg:width="25.314cm" svg:height="2.223cm" svg:x="0.102cm" svg:y="0.511cm">
          <draw:text-box>
            <text:p><text:span text:style-name="T1">Методики/Неограниченные переменные/Ленивая конкретизация</text:span></text:p>
          </draw:text-box>
        </draw:frame>
        <draw:frame draw:style-name="gr2" draw:text-style-name="P22" draw:layer="layout" svg:width="25.568cm" svg:height="2.714cm" svg:x="0.594cm" svg:y="3.441cm">
          <draw:text-box>
            <text:p><text:span text:style-name="T8">Идея:</text:span><text:span text:style-name="T5"> Вместо конкретного элемента эрбранова универса выбирается неопределённый эрбанов элемент (НЭЭ), который конкретизируется позднее по мере необходимости. </text:span><text:span text:style-name="T8"><text:s/></text:span></text:p>
          </draw:text-box>
        </draw:frame>
        <draw:frame draw:style-name="gr2" draw:text-style-name="P22" draw:layer="layout" svg:width="25.568cm" svg:height="1.072cm" svg:x="0.594cm" svg:y="6.841cm">
          <draw:text-box>
            <text:p><text:span text:style-name="T8">Пример:</text:span><text:span text:style-name="T5"> <text:s/></text:span><text:span text:style-name="T8"><text:s/></text:span></text:p>
          </draw:text-box>
        </draw:frame>
        <draw:frame draw:style-name="gr7" draw:layer="layout" svg:width="15.133cm" svg:height="3.528cm" svg:x="4.679cm" svg:y="7.156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text-style-name="P22" draw:layer="layout" svg:width="12.106cm" svg:height="1.072cm" svg:x="0.594cm" svg:y="11.98cm">
          <draw:text-box>
            <text:p><text:span text:style-name="T5">Ответ на первый вопрос: <text:s text:c="2"/></text:span><text:span text:style-name="T8"><text:s/></text:span></text:p>
          </draw:text-box>
        </draw:frame>
        <draw:frame draw:style-name="gr7" draw:layer="layout" svg:width="2.674cm" svg:height="0.971cm" svg:x="11.021cm" svg:y="12.158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22" draw:layer="layout" svg:width="12.106cm" svg:height="1.072cm" svg:x="0.594cm" svg:y="13.48cm">
          <draw:text-box>
            <text:p><text:span text:style-name="T5">Ответ на второй вопрос: <text:s text:c="2"/></text:span><text:span text:style-name="T8"><text:s/></text:span></text:p>
          </draw:text-box>
        </draw:frame>
        <draw:frame draw:style-name="gr7" draw:layer="layout" svg:width="3.886cm" svg:height="0.991cm" svg:x="11.021cm" svg:y="13.658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text-style-name="P22" draw:layer="layout" svg:width="12.106cm" svg:height="1.072cm" svg:x="0.595cm" svg:y="15.081cm">
          <draw:text-box>
            <text:p><text:span text:style-name="T5">Ответ на третий вопрос: <text:s text:c="2"/></text:span><text:span text:style-name="T8"><text:s/></text:span></text:p>
          </draw:text-box>
        </draw:frame>
        <draw:frame draw:style-name="gr7" draw:layer="layout" svg:width="2.667cm" svg:height="0.974cm" svg:x="11.022cm" svg:y="15.259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text-style-name="P22" draw:layer="layout" svg:width="24.551cm" svg:height="1.072cm" svg:x="2.881cm" svg:y="17.164cm">
          <draw:text-box>
            <text:p><text:span text:style-name="T5">являются неопределёнными эрбрановыми элементами (НЭЭ) <text:s text:c="2"/></text:span><text:span text:style-name="T8"><text:s/></text:span></text:p>
          </draw:text-box>
        </draw:frame>
        <draw:frame draw:style-name="gr7" draw:layer="layout" svg:width="2.171cm" svg:height="0.974cm" svg:x="0.762cm" svg:y="17.30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7" draw:layer="layout" svg:width="8.192cm" svg:height="0.928cm" svg:x="0.698cm" svg:y="10.684cm"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2" draw:text-style-name="P8" draw:layer="layout" svg:width="25.314cm" svg:height="3.209cm" svg:x="0cm" svg:y="0.511cm">
          <draw:text-box>
            <text:p><text:span text:style-name="T1">Методики/Неограниченные переменные/Ленивая конкретизация/Ограничения /// Проговорить на пред. слайде.</text:span></text:p>
          </draw:text-box>
        </draw:frame>
        <draw:frame draw:style-name="gr2" draw:text-style-name="P22" draw:layer="layout" svg:width="25.568cm" svg:height="2.714cm" svg:x="0.594cm" svg:y="3.441cm">
          <draw:text-box>
            <text:p><text:span text:style-name="T8">Проблема:</text:span><text:span text:style-name="T5"> Конкретизация НЭЭ может производиться вхолостую (раньше нужного времени), и не приводить к успешному результату.</text:span></text:p>
          </draw:text-box>
        </draw:frame>
        <draw:frame draw:style-name="gr2" draw:text-style-name="P22" draw:layer="layout" svg:width="25.568cm" svg:height="2.714cm" svg:x="0.594cm" svg:y="8.041cm">
          <draw:text-box>
            <text:p><text:span text:style-name="T8">Ограничение 1:</text:span><text:span text:style-name="T5"> Ограничить количество одинаковых конкретизаций таких НЭЭ, которые изначально появились как результат подстановки для одной и той же переменной. </text:span></text:p>
          </draw:text-box>
        </draw:frame>
        <draw:frame draw:style-name="gr2" draw:text-style-name="P22" draw:layer="layout" svg:width="25.568cm" svg:height="1.893cm" svg:x="0.594cm" svg:y="12.941cm">
          <draw:text-box>
            <text:p><text:span text:style-name="T8">Ограничение 2:</text:span><text:span text:style-name="T5"> Сохранять конкретизируемый НЭЭ, при этом порождать новое выражение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2" draw:text-style-name="P8" draw:layer="layout" svg:width="25.314cm" svg:height="2.223cm" svg:x="0.102cm" svg:y="0.511cm">
          <draw:text-box>
            <text:p><text:span text:style-name="T1">Методики/Неограниченные переменные/Фильтрация эрбранова универса</text:span></text:p>
          </draw:text-box>
        </draw:frame>
        <draw:frame draw:style-name="gr2" draw:text-style-name="P22" draw:layer="layout" svg:width="25.568cm" svg:height="1.893cm" svg:x="0.594cm" svg:y="3.441cm">
          <draw:text-box>
            <text:p><text:span text:style-name="T8">Идея:</text:span><text:span text:style-name="T5"> Фильтровать заведомо неподходящие элементы эрбранова универса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2" draw:text-style-name="P8" draw:layer="layout" svg:width="25.314cm" svg:height="1.237cm" svg:x="0.102cm" svg:y="0.512cm">
          <draw:text-box>
            <text:p><text:span text:style-name="T1">Методики/k,m-ограничение</text:span></text:p>
          </draw:text-box>
        </draw:frame>
        <draw:frame draw:style-name="gr2" draw:text-style-name="P22" draw:layer="layout" svg:width="25.568cm" svg:height="1.893cm" svg:x="0.594cm" svg:y="2.54cm">
          <draw:text-box>
            <text:p><text:span text:style-name="T8">Идея:</text:span><text:span text:style-name="T5"> Ответ на вопрос принимается, если за последующие k шагов вывода, заданное событие произойдёт m раз. </text:span><text:span text:style-name="T8"><text:s/></text:span></text:p>
          </draw:text-box>
        </draw:frame>
        <draw:frame draw:style-name="gr2" draw:text-style-name="P22" draw:layer="layout" svg:width="25.568cm" svg:height="1.072cm" svg:x="0.762cm" svg:y="6.619cm">
          <draw:text-box>
            <text:p><text:span text:style-name="T5">Два варианта спецификации:</text:span><text:span text:style-name="T8"> </text:span></text:p>
          </draw:text-box>
        </draw:frame>
        <draw:frame draw:style-name="gr2" draw:text-style-name="P22" draw:layer="layout" svg:width="25.568cm" svg:height="2.714cm" svg:x="0.762cm" svg:y="8.019cm">
          <draw:text-box>
            <text:p><text:span text:style-name="T8">1.</text:span><text:span text:style-name="T5"> k,m-опровержение. Обобщение k-опровержения, предложенного А.К. Жерловым. Если за k щагов будет опровергнуто по меньшей мере m базовых подформул.</text:span><text:span text:style-name="T8"> </text:span></text:p>
          </draw:text-box>
        </draw:frame>
        <draw:frame draw:style-name="gr2" draw:text-style-name="P22" draw:layer="layout" svg:width="25.568cm" svg:height="1.893cm" svg:x="0.762cm" svg:y="11.12cm">
          <draw:text-box>
            <text:p><text:span text:style-name="T8">2.</text:span><text:span text:style-name="T5"> k,m-конкретизация. Если за k шагов будет конкретизировано m НЭЭ.</text:span><text:span text:style-name="T8"> </text:span></text:p>
          </draw:text-box>
        </draw:frame>
        <draw:frame draw:style-name="gr2" draw:text-style-name="P22" draw:layer="layout" svg:width="25.568cm" svg:height="2.714cm" svg:x="0.762cm" svg:y="15.819cm">
          <draw:text-box>
            <text:p><text:span text:style-name="T5">Реализация использует ДСВ. В случае неудачи производится возврат, т.е. удаление узлов ДСВ от листа до точки возврата, с последовательной разконкретизацией НЭЭ.</text:span><text:span text:style-name="T8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2" draw:text-style-name="P8" draw:layer="layout" svg:width="27.584cm" svg:height="2.223cm" svg:x="0.102cm" svg:y="0.513cm">
          <draw:text-box>
            <text:p><text:span text:style-name="T1">Методики/Параллельные стратегии /// картинку с формулой.</text:span></text:p>
          </draw:text-box>
        </draw:frame>
        <draw:frame draw:style-name="gr2" draw:text-style-name="P22" draw:layer="layout" svg:width="25.568cm" svg:height="1.893cm" svg:x="0.762cm" svg:y="2.418cm">
          <draw:text-box>
            <text:p><text:span text:style-name="T8">Идея</text:span><text:span text:style-name="T5"> использовать принципы Erlang: много </text:span><text:span text:style-name="T8">независимых</text:span><text:span text:style-name="T5"> процессов.</text:span><text:span text:style-name="T8"> </text:span></text:p>
          </draw:text-box>
        </draw:frame>
        <draw:frame draw:style-name="gr2" draw:text-style-name="P22" draw:layer="layout" svg:width="25.568cm" svg:height="2.714cm" svg:x="0.762cm" svg:y="7.719cm">
          <draw:text-box>
            <text:p><text:span text:style-name="T8">1.</text:span><text:span text:style-name="T5"> Независимые базы опровергать в отдельном процессе. Возможно на другом вычислительном узле. Особенно актуально для крупных формул с дизъюнктивными ветвлениями.</text:span><text:span text:style-name="T8"> </text:span></text:p>
          </draw:text-box>
        </draw:frame>
        <draw:frame draw:style-name="gr2" draw:text-style-name="P22" draw:layer="layout" svg:width="25.568cm" svg:height="1.893cm" svg:x="0.762cm" svg:y="10.919cm">
          <draw:text-box>
            <text:p><text:span text:style-name="T8">2.</text:span><text:span text:style-name="T5"> Для каждого вопроса искать ответы в независимых процесах.</text:span></text:p>
          </draw:text-box>
        </draw:frame>
        <draw:frame draw:style-name="gr2" draw:text-style-name="P22" draw:layer="layout" svg:width="25.568cm" svg:height="5.177cm" svg:x="0.762cm" svg:y="13.42cm">
          <draw:text-box>
            <text:p><text:span text:style-name="T8">3.</text:span><text:span text:style-name="T5"> Процедура поиска ответов использует процедуру поиска подстановок для каждого атома из конъюнкта вопроса, которые можно исполнять в независимых процессах. Накладные расходы на создание процессов могут перекрыть полезное время вычислений, поэтому использование стратегии возможно в особых случаях.</text:span></text:p>
          </draw:text-box>
        </draw:frame>
        <draw:frame draw:style-name="gr2" draw:text-style-name="P22" draw:layer="layout" svg:width="25.568cm" svg:height="1.072cm" svg:x="0.762cm" svg:y="6.319cm">
          <draw:text-box>
            <text:p><text:span text:style-name="T5">Три вложенные стратегии:</text:span><text:span text:style-name="T8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2" draw:text-style-name="P8" draw:layer="layout" svg:width="27.584cm" svg:height="2.223cm" svg:x="0.102cm" svg:y="0.515cm">
          <draw:text-box>
            <text:p><text:span text:style-name="T1">Методики/Параллельные стратегии/Тестирование /// совм с пред. (с картинкой формулы). </text:span></text:p>
          </draw:text-box>
        </draw:frame>
        <draw:frame draw:style-name="gr9" draw:text-style-name="P4" draw:layer="layout" svg:width="27.763cm" svg:height="13.299cm" svg:x="0.151cm" svg:y="3.882cm">
          <draw:image xlink:href="Pictures/200000020000031300000179D6FE9F2D.eps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7cm">
          <draw:text-box>
            <text:p><text:span text:style-name="T1">Методики/Индексирование /// Оставить только картинку.</text:span></text:p>
          </draw:text-box>
        </draw:frame>
        <draw:frame draw:style-name="gr2" draw:text-style-name="P22" draw:layer="layout" svg:width="25.568cm" svg:height="1.893cm" svg:x="0.594cm" svg:y="3.441cm">
          <draw:text-box>
            <text:p><text:span text:style-name="T8">Проблема:</text:span><text:span text:style-name="T5"> Очень много термов. Поиск по ним нужно проводить быстро. </text:span></text:p>
          </draw:text-box>
        </draw:frame>
        <draw:frame draw:style-name="gr2" draw:text-style-name="P22" draw:layer="layout" svg:width="25.568cm" svg:height="2.714cm" svg:x="0.594cm" svg:y="6.542cm">
          <draw:text-box>
            <text:p><text:span text:style-name="T8">Одно из решений:</text:span><text:span text:style-name="T5"> Индексировать термы. Являются древовидными структурами, и требуют специальных методов индексирования. </text:span></text:p>
          </draw:text-box>
        </draw:frame>
        <draw:frame draw:style-name="gr2" draw:text-style-name="P22" draw:layer="layout" svg:width="25.568cm" svg:height="6.819cm" svg:x="0.594cm" svg:y="10.142cm">
          <draw:text-box>
            <text:p><text:span text:style-name="T8">Существующие методы индексирования:</text:span><text:span text:style-name="T5"> Индексирование путями (path indexing), индексирование деревом подстановок (substitution tree indexing), их модификации и др. Требуется адаптация для данной системы. </text:span></text:p>
            <text:p><text:span text:style-name="T5"/></text:p>
            <text:p><text:span text:style-name="T5">Поскольку, ПО-формулы тоже обладают древовидной структурой, возможно обобщение методов индексирования термов до индексирования ПО-формул. 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7cm">
          <draw:text-box>
            <text:p><text:span text:style-name="T1">Методики/Индексирование/Пример индексирования путями</text:span></text:p>
          </draw:text-box>
        </draw:frame>
        <draw:custom-shape draw:style-name="gr22" draw:text-style-name="P26" xml:id="id14" draw:id="id14" draw:layer="layout" svg:width="1.256cm" svg:height="1.255cm" svg:x="23.231cm" svg:y="5.754cm">
          <text:p text:style-name="P4"><text:span text:style-name="T19">B</text:span></text:p>
          <draw:enhanced-geometry svg:viewBox="0 0 21600 21600" draw:type="rectangle" draw:enhanced-path="M 0 0 L 21600 0 21600 21600 0 21600 0 0 Z N"/>
        </draw:custom-shape>
        <draw:custom-shape draw:style-name="gr22" draw:text-style-name="P26" xml:id="id15" draw:id="id15" draw:layer="layout" svg:width="1.256cm" svg:height="1.255cm" svg:x="20.717cm" svg:y="8.183cm">
          <text:p text:style-name="P4"><text:span text:style-name="T19">e</text:span></text:p>
          <draw:enhanced-geometry svg:viewBox="0 0 21600 21600" draw:type="rectangle" draw:enhanced-path="M 0 0 L 21600 0 21600 21600 0 21600 0 0 Z N"/>
        </draw:custom-shape>
        <draw:custom-shape draw:style-name="gr22" draw:text-style-name="P26" xml:id="id16" draw:id="id16" draw:layer="layout" svg:width="1.256cm" svg:height="1.255cm" svg:x="23.231cm" svg:y="8.183cm">
          <text:p text:style-name="P4"><text:span text:style-name="T19">f</text:span></text:p>
          <draw:enhanced-geometry svg:viewBox="0 0 21600 21600" draw:type="rectangle" draw:enhanced-path="M 0 0 L 21600 0 21600 21600 0 21600 0 0 Z N"/>
        </draw:custom-shape>
        <draw:custom-shape draw:style-name="gr22" draw:text-style-name="P26" xml:id="id17" draw:id="id17" draw:layer="layout" svg:width="1.256cm" svg:height="1.255cm" svg:x="25.743cm" svg:y="8.183cm">
          <text:p text:style-name="P4"><text:span text:style-name="T19">m</text:span></text:p>
          <draw:enhanced-geometry svg:viewBox="0 0 21600 21600" draw:type="rectangle" draw:enhanced-path="M 0 0 L 21600 0 21600 21600 0 21600 0 0 Z N"/>
        </draw:custom-shape>
        <draw:custom-shape draw:style-name="gr22" draw:text-style-name="P26" xml:id="id18" draw:id="id18" draw:layer="layout" svg:width="1.257cm" svg:height="1.256cm" svg:x="21.889cm" svg:y="10.611cm">
          <text:p text:style-name="P4"><text:span text:style-name="T19">f</text:span></text:p>
          <draw:enhanced-geometry svg:viewBox="0 0 21600 21600" draw:type="rectangle" draw:enhanced-path="M 0 0 L 21600 0 21600 21600 0 21600 0 0 Z N"/>
        </draw:custom-shape>
        <draw:custom-shape draw:style-name="gr22" draw:text-style-name="P26" xml:id="id19" draw:id="id19" draw:layer="layout" svg:width="1.256cm" svg:height="1.256cm" svg:x="24.487cm" svg:y="10.611cm">
          <text:p text:style-name="P4"><text:span text:style-name="T19">t</text:span></text:p>
          <draw:enhanced-geometry svg:viewBox="0 0 21600 21600" draw:type="rectangle" draw:enhanced-path="M 0 0 L 21600 0 21600 21600 0 21600 0 0 Z N"/>
        </draw:custom-shape>
        <draw:custom-shape draw:style-name="gr22" draw:text-style-name="P26" xml:id="id20" draw:id="id20" draw:layer="layout" svg:width="1.255cm" svg:height="1.255cm" svg:x="20.634cm" svg:y="12.888cm">
          <text:p text:style-name="P4"><text:span text:style-name="T19">c</text:span></text:p>
          <draw:enhanced-geometry svg:viewBox="0 0 21600 21600" draw:type="rectangle" draw:enhanced-path="M 0 0 L 21600 0 21600 21600 0 21600 0 0 Z N"/>
        </draw:custom-shape>
        <draw:custom-shape draw:style-name="gr22" draw:text-style-name="P26" xml:id="id21" draw:id="id21" draw:layer="layout" svg:width="1.256cm" svg:height="1.255cm" svg:x="22.979cm" svg:y="12.888cm">
          <text:p text:style-name="P4"><text:span text:style-name="T19">k</text:span></text:p>
          <draw:enhanced-geometry svg:viewBox="0 0 21600 21600" draw:type="rectangle" draw:enhanced-path="M 0 0 L 21600 0 21600 21600 0 21600 0 0 Z N"/>
        </draw:custom-shape>
        <draw:connector draw:style-name="gr23" draw:text-style-name="P4" draw:layer="layout" draw:type="line" svg:x1="23.859cm" svg:y1="7.009cm" svg:x2="21.345cm" svg:y2="8.183cm" draw:start-shape="id14" draw:start-glue-point="2" draw:end-shape="id15" draw:end-glue-point="0" svg:d="m23859 7009-2514 1174" svg:viewBox="0 0 2515 1175">
          <text:p/>
        </draw:connector>
        <draw:connector draw:style-name="gr23" draw:text-style-name="P4" draw:layer="layout" draw:type="line" svg:x1="23.859cm" svg:y1="7.009cm" svg:x2="23.859cm" svg:y2="8.183cm" draw:start-shape="id14" draw:start-glue-point="2" draw:end-shape="id16" draw:end-glue-point="0" svg:d="m23859 7009v1174" svg:viewBox="0 0 1 1175">
          <text:p/>
        </draw:connector>
        <draw:connector draw:style-name="gr23" draw:text-style-name="P4" draw:layer="layout" draw:type="line" svg:x1="23.859cm" svg:y1="7.009cm" svg:x2="25.743cm" svg:y2="8.81cm" draw:start-shape="id14" draw:start-glue-point="2" draw:end-shape="id17" svg:d="m23859 7009 1884 1801" svg:viewBox="0 0 1885 1802">
          <text:p/>
        </draw:connector>
        <draw:connector draw:style-name="gr23" draw:text-style-name="P4" draw:layer="layout" draw:type="line" svg:x1="23.859cm" svg:y1="9.438cm" svg:x2="22.517cm" svg:y2="10.611cm" draw:start-shape="id16" draw:start-glue-point="2" draw:end-shape="id18" draw:end-glue-point="0" svg:d="m23859 9438-1342 1173" svg:viewBox="0 0 1343 1174">
          <text:p/>
        </draw:connector>
        <draw:connector draw:style-name="gr23" draw:text-style-name="P4" draw:layer="layout" draw:type="line" svg:x1="23.859cm" svg:y1="9.438cm" svg:x2="25.115cm" svg:y2="10.611cm" draw:start-shape="id16" draw:start-glue-point="2" draw:end-shape="id19" draw:end-glue-point="0" svg:d="m23859 9438 1256 1173" svg:viewBox="0 0 1257 1174">
          <text:p/>
        </draw:connector>
        <draw:connector draw:style-name="gr23" draw:text-style-name="P4" draw:layer="layout" draw:type="line" svg:x1="22.517cm" svg:y1="11.867cm" svg:x2="21.261cm" svg:y2="12.888cm" draw:end-shape="id20" draw:end-glue-point="0" svg:d="m22517 11867-1256 1021" svg:viewBox="0 0 1257 1022">
          <text:p/>
        </draw:connector>
        <draw:connector draw:style-name="gr23" draw:text-style-name="P4" draw:layer="layout" draw:type="line" svg:x1="22.517cm" svg:y1="11.867cm" svg:x2="23.607cm" svg:y2="12.888cm" draw:end-shape="id21" draw:end-glue-point="0" svg:d="m22517 11867 1090 1021" svg:viewBox="0 0 1091 1022">
          <text:p/>
        </draw:connector>
        <draw:frame draw:style-name="gr24" draw:text-style-name="P27" draw:layer="layout" svg:width="1.178cm" svg:height="1.222cm" svg:x="21.723cm" svg:y="6.597cm">
          <draw:text-box>
            <text:p><text:span text:style-name="T20">1</text:span></text:p>
          </draw:text-box>
        </draw:frame>
        <draw:frame draw:style-name="gr25" draw:text-style-name="P27" draw:layer="layout" svg:width="1.179cm" svg:height="1.222cm" svg:x="23.801cm" svg:y="7.295cm">
          <draw:text-box>
            <text:p><text:span text:style-name="T20">2</text:span></text:p>
          </draw:text-box>
        </draw:frame>
        <draw:frame draw:style-name="gr25" draw:text-style-name="P27" draw:layer="layout" svg:width="1.179cm" svg:height="1.222cm" svg:x="22.431cm" svg:y="9.425cm">
          <draw:text-box>
            <text:p><text:span text:style-name="T20">1</text:span></text:p>
          </draw:text-box>
        </draw:frame>
        <draw:frame draw:style-name="gr26" draw:text-style-name="P27" draw:layer="layout" svg:width="1.178cm" svg:height="1.223cm" svg:x="21.066cm" svg:y="11.699cm">
          <draw:text-box>
            <text:p><text:span text:style-name="T20">1</text:span></text:p>
          </draw:text-box>
        </draw:frame>
        <draw:frame draw:style-name="gr26" draw:text-style-name="P27" draw:layer="layout" svg:width="1.178cm" svg:height="1.223cm" svg:x="24.665cm" svg:y="7.04cm">
          <draw:text-box>
            <text:p><text:span text:style-name="T20">3</text:span></text:p>
          </draw:text-box>
        </draw:frame>
        <draw:frame draw:style-name="gr27" draw:text-style-name="P27" draw:layer="layout" svg:width="1.179cm" svg:height="1.223cm" svg:x="24.511cm" svg:y="9.515cm">
          <draw:text-box>
            <text:p><text:span text:style-name="T20">2</text:span></text:p>
          </draw:text-box>
        </draw:frame>
        <draw:frame draw:style-name="gr27" draw:text-style-name="P27" draw:layer="layout" svg:width="1.179cm" svg:height="1.223cm" svg:x="22.995cm" svg:y="11.742cm">
          <draw:text-box>
            <text:p><text:span text:style-name="T20">2</text:span></text:p>
          </draw:text-box>
        </draw:frame>
        <draw:frame draw:style-name="gr28" draw:text-style-name="P28" draw:layer="layout" svg:width="9.167cm" svg:height="1.704cm" svg:x="6.299cm" svg:y="6.197cm">
          <draw:text-box>
            <text:p><text:span text:style-name="T21">B(e,f(f(c,k),t),m)</text:span></text:p>
          </draw:text-box>
        </draw:frame>
        <draw:frame draw:style-name="gr29" draw:text-style-name="P29" draw:layer="layout" svg:width="4.666cm" svg:height="6.996cm" svg:x="16.269cm" svg:y="5.005cm">
          <draw:text-box>
            <text:p><text:span text:style-name="T22">B</text:span></text:p>
            <text:p><text:span text:style-name="T22">B1e</text:span></text:p>
            <text:p><text:span text:style-name="T22">B2f</text:span></text:p>
            <text:p><text:span text:style-name="T22">B2f1f</text:span></text:p>
            <text:p><text:span text:style-name="T22">B2f1f1c</text:span></text:p>
            <text:p><text:span text:style-name="T22">B2f1f2k</text:span></text:p>
            <text:p><text:span text:style-name="T22">B2f2t</text:span></text:p>
            <text:p><text:span text:style-name="T22">B3m</text:span></text:p>
          </draw:text-box>
        </draw:frame>
        <draw:custom-shape draw:style-name="gr30" draw:text-style-name="P4" draw:layer="layout" svg:width="3.033cm" svg:height="2.275cm" svg:x="12.616cm" svg:y="5.653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30" draw:layer="layout" svg:width="26.5cm" svg:height="1.8cm" svg:x="0.499cm" svg:y="2.701cm">
          <text:p><text:span text:style-name="T23">Каждый терм представляется как список так называемых путей</text:span></text:p>
          <draw:enhanced-geometry svg:viewBox="0 0 21600 21600" draw:path-stretchpoint-x="10800" draw:path-stretchpoint-y="10800" draw:text-areas="?f3 ?f4 ?f5 ?f6" draw:type="round-rectangle" draw:modifiers="2017.480719794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0" draw:layer="layout" svg:width="26.5cm" svg:height="1.8cm" svg:x="0.499cm" svg:y="15.201cm">
          <text:p><text:span text:style-name="T23">Каждый путь указывает на множества соответствующих термов</text:span></text:p>
          <draw:enhanced-geometry svg:viewBox="0 0 21600 21600" draw:path-stretchpoint-x="10800" draw:path-stretchpoint-y="10800" draw:text-areas="?f3 ?f4 ?f5 ?f6" draw:type="round-rectangle" draw:modifiers="2017.480719794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28" draw:layer="layout" svg:width="2.628cm" svg:height="1.242cm" svg:x="1.071cm" svg:y="8.759cm">
          <draw:text-box>
            <text:p><text:span text:style-name="T21">A(e,t)</text:span></text:p>
          </draw:text-box>
        </draw:frame>
        <draw:frame draw:style-name="gr33" draw:text-style-name="P29" draw:layer="layout" svg:width="1.8cm" svg:height="3.435cm" svg:x="5.199cm" svg:y="7.966cm">
          <draw:text-box>
            <text:p><text:span text:style-name="T22">A</text:span></text:p>
            <text:p><text:span text:style-name="T22">A1e</text:span></text:p>
            <text:p><text:span text:style-name="T22">A2t</text:span></text:p>
            <text:p><text:span text:style-name="T22"/></text:p>
          </draw:text-box>
        </draw:frame>
        <draw:custom-shape draw:style-name="gr30" draw:text-style-name="P4" draw:layer="layout" svg:width="1.903cm" svg:height="1.428cm" svg:x="3.317cm" svg:y="8.701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4" draw:text-style-name="P28" draw:layer="layout" svg:width="3.165cm" svg:height="1.242cm" svg:x="0.799cm" svg:y="11.56cm">
          <draw:text-box>
            <text:p><text:span text:style-name="T21">A(f(c),t)</text:span></text:p>
          </draw:text-box>
        </draw:frame>
        <draw:frame draw:style-name="gr35" draw:text-style-name="P29" draw:layer="layout" svg:width="2.369cm" svg:height="4.231cm" svg:x="5.699cm" svg:y="10.867cm">
          <draw:text-box>
            <text:p><text:span text:style-name="T22">A</text:span></text:p>
            <text:p><text:span text:style-name="T22">A1f</text:span></text:p>
            <text:p><text:span text:style-name="T22">A1f1c</text:span></text:p>
            <text:p><text:span text:style-name="T22">A2t</text:span></text:p>
            <text:p><text:span text:style-name="T22"/></text:p>
          </draw:text-box>
        </draw:frame>
        <draw:custom-shape draw:style-name="gr30" draw:text-style-name="P4" draw:layer="layout" svg:width="1.903cm" svg:height="1.428cm" svg:x="3.817cm" svg:y="11.502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6" draw:text-style-name="P29" draw:layer="layout" svg:width="4cm" svg:height="3.435cm" svg:x="0.999cm" svg:y="17.505cm">
          <draw:text-box>
            <text:p><text:span text:style-name="T22">A: {2,3,4}; </text:span></text:p>
            <text:p><text:span text:style-name="T22">A2t: {2,3}; </text:span></text:p>
            <text:p><text:span text:style-name="T22">A1f: {3,4};</text:span></text:p>
            <text:p><text:span text:style-name="T22"/></text:p>
          </draw:text-box>
        </draw:frame>
        <draw:frame draw:style-name="gr32" draw:text-style-name="P28" draw:layer="layout" svg:width="3.283cm" svg:height="1.242cm" svg:x="7.671cm" svg:y="10.061cm">
          <draw:text-box>
            <text:p><text:span text:style-name="T21">A(f(c),e)</text:span></text:p>
          </draw:text-box>
        </draw:frame>
        <draw:frame draw:style-name="gr35" draw:text-style-name="P29" draw:layer="layout" svg:width="2.369cm" svg:height="3.435cm" svg:x="12.699cm" svg:y="9.368cm">
          <draw:text-box>
            <text:p><text:span text:style-name="T22">A</text:span></text:p>
            <text:p><text:span text:style-name="T22">A1f</text:span></text:p>
            <text:p><text:span text:style-name="T22">A1f1c</text:span></text:p>
            <text:p><text:span text:style-name="T22">A2e</text:span></text:p>
          </draw:text-box>
        </draw:frame>
        <draw:custom-shape draw:style-name="gr30" draw:text-style-name="P4" draw:layer="layout" svg:width="1.903cm" svg:height="1.428cm" svg:x="10.817cm" svg:y="10.003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6" draw:text-style-name="P29" draw:layer="layout" svg:width="4.49cm" svg:height="3.435cm" svg:x="5.599cm" svg:y="17.506cm">
          <draw:text-box>
            <text:p><text:span text:style-name="T22">A1f1c: {3,4}; </text:span></text:p>
            <text:p><text:span text:style-name="T22">A2t: {2,3}; </text:span></text:p>
            <text:p><text:span text:style-name="T22">B3m: {1};</text:span></text:p>
            <text:p><text:span text:style-name="T22"/></text:p>
          </draw:text-box>
        </draw:frame>
        <draw:frame draw:style-name="gr36" draw:text-style-name="P29" draw:layer="layout" svg:width="4.608cm" svg:height="3.435cm" svg:x="10.899cm" svg:y="17.507cm">
          <draw:text-box>
            <text:p><text:span text:style-name="T22">B2f1f2k: {1}; </text:span></text:p>
            <text:p><text:span text:style-name="T22">B2f2t: {1}; </text:span></text:p>
            <text:p><text:span text:style-name="T22">...</text:span></text:p>
            <text:p><text:span text:style-name="T22"/></text:p>
          </draw:text-box>
        </draw:frame>
        <draw:custom-shape draw:style-name="gr37" draw:text-style-name="P31" draw:layer="layout" svg:width="1cm" svg:height="1cm" svg:x="5.699cm" svg:y="5.301cm">
          <text:p text:style-name="P4"><text:span text:style-name="T2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draw:layer="layout" svg:width="1cm" svg:height="1cm" svg:x="0.499cm" svg:y="7.801cm">
          <text:p text:style-name="P4"><text:span text:style-name="T2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draw:layer="layout" svg:width="1cm" svg:height="1cm" svg:x="5.699cm" svg:y="5.301cm">
          <text:p text:style-name="P4"><text:span text:style-name="T2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draw:layer="layout" svg:width="1cm" svg:height="1cm" svg:x="5.699cm" svg:y="5.301cm">
          <text:p text:style-name="P4"><text:span text:style-name="T2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draw:layer="layout" svg:width="1cm" svg:height="1cm" svg:x="0.499cm" svg:y="10.501cm">
          <text:p text:style-name="P4"><text:span text:style-name="T2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draw:layer="layout" svg:width="1cm" svg:height="1cm" svg:x="7.299cm" svg:y="9.201cm">
          <text:p text:style-name="P4"><text:span text:style-name="T2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2" draw:text-style-name="P8" draw:layer="layout" svg:width="27.584cm" svg:height="4.195cm" svg:x="0.102cm" svg:y="0.517cm">
          <draw:text-box>
            <text:p><text:span text:style-name="T1">Методики/Индексирование/Пример индексирования путями // Показать саму адаптацию. + совмещение со стратегиями выделения памяти.</text:span></text:p>
            <text:p><text:span text:style-name="T1"/></text:p>
          </draw:text-box>
        </draw:frame>
        <draw:custom-shape draw:style-name="gr38" draw:text-style-name="P4" draw:layer="layout" svg:width="2.373cm" svg:height="1.779cm" svg:x="6.475cm" svg:y="3.906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9" draw:text-style-name="P32" draw:layer="layout" svg:width="4.558cm" svg:height="1.232cm" svg:x="2.055cm" svg:y="4.144cm">
          <draw:text-box>
            <text:p><text:span text:style-name="T25">A(e,x,f(m))</text:span></text:p>
          </draw:text-box>
        </draw:frame>
        <draw:frame draw:style-name="gr40" draw:text-style-name="P32" draw:layer="layout" svg:width="3.015cm" svg:height="2.164cm" svg:x="9.085cm" svg:y="3.725cm">
          <draw:text-box>
            <text:p><text:span text:style-name="T25">A1e</text:span></text:p>
            <text:p><text:span text:style-name="T25">A3f1m</text:span></text:p>
          </draw:text-box>
        </draw:frame>
        <draw:frame draw:style-name="gr41" draw:text-style-name="P28" xml:id="id23" draw:id="id23" draw:layer="layout" svg:width="4.97cm" svg:height="1.332cm" svg:x="1.856cm" svg:y="7.766cm">
          <draw:text-box>
            <text:p><text:span text:style-name="T21">A(e,k,f(m))</text:span></text:p>
          </draw:text-box>
        </draw:frame>
        <draw:frame draw:style-name="gr42" draw:text-style-name="P28" xml:id="id22" draw:id="id22" draw:layer="layout" svg:width="2.233cm" svg:height="1.332cm" svg:x="6.804cm" svg:y="10.968cm">
          <draw:text-box>
            <text:p><text:span text:style-name="T21">A1e</text:span></text:p>
          </draw:text-box>
        </draw:frame>
        <draw:frame draw:style-name="gr43" draw:text-style-name="P28" xml:id="id26" draw:id="id26" draw:layer="layout" svg:width="3.388cm" svg:height="1.332cm" svg:x="13.333cm" svg:y="10.968cm">
          <draw:text-box>
            <text:p><text:span text:style-name="T21">A3f1m</text:span></text:p>
          </draw:text-box>
        </draw:frame>
        <draw:frame draw:style-name="gr44" draw:text-style-name="P28" xml:id="id27" draw:id="id27" draw:layer="layout" svg:width="4.969cm" svg:height="1.332cm" svg:x="6.874cm" svg:y="7.765cm">
          <draw:text-box>
            <text:p><text:span text:style-name="T21">A(k,e,f(m))</text:span></text:p>
          </draw:text-box>
        </draw:frame>
        <draw:frame draw:style-name="gr45" draw:text-style-name="P28" xml:id="id24" draw:id="id24" draw:layer="layout" svg:width="4.688cm" svg:height="1.332cm" svg:x="12.331cm" svg:y="7.765cm">
          <draw:text-box>
            <text:p><text:span text:style-name="T21">A(e,e,f(k))</text:span></text:p>
          </draw:text-box>
        </draw:frame>
        <draw:frame draw:style-name="gr46" draw:text-style-name="P28" xml:id="id25" draw:id="id25" draw:layer="layout" svg:width="5cm" svg:height="1.332cm" svg:x="17.195cm" svg:y="7.765cm">
          <draw:text-box>
            <text:p><text:span text:style-name="T21">A(e,e,f(m))</text:span></text:p>
          </draw:text-box>
        </draw:frame>
        <draw:connector draw:style-name="gr47" draw:text-style-name="P4" draw:layer="layout" draw:type="line" svg:x1="7.92cm" svg:y1="10.968cm" svg:x2="4.341cm" svg:y2="9.098cm" draw:start-shape="id22" draw:start-glue-point="0" draw:end-shape="id23" draw:end-glue-point="2" svg:d="m7920 10968-3579-1870" svg:viewBox="0 0 3580 1871">
          <text:p/>
        </draw:connector>
        <draw:connector draw:style-name="gr47" draw:text-style-name="P4" draw:layer="layout" draw:type="line" svg:x1="7.92cm" svg:y1="10.968cm" svg:x2="14.675cm" svg:y2="9.097cm" draw:start-shape="id22" draw:start-glue-point="0" draw:end-shape="id24" draw:end-glue-point="2" svg:d="m7920 10968 6755-1871" svg:viewBox="0 0 6756 1872">
          <text:p/>
        </draw:connector>
        <draw:connector draw:style-name="gr47" draw:text-style-name="P4" draw:layer="layout" draw:type="line" svg:x1="7.92cm" svg:y1="10.968cm" svg:x2="19.695cm" svg:y2="9.097cm" draw:start-shape="id22" draw:start-glue-point="0" draw:end-shape="id25" draw:end-glue-point="2" svg:d="m7920 10968 11775-1871" svg:viewBox="0 0 11776 1872">
          <text:p/>
        </draw:connector>
        <draw:connector draw:style-name="gr23" draw:text-style-name="P4" draw:layer="layout" draw:type="line" svg:x1="15.027cm" svg:y1="10.968cm" svg:x2="4.341cm" svg:y2="9.098cm" draw:start-shape="id26" draw:start-glue-point="0" draw:end-shape="id23" draw:end-glue-point="2" svg:d="m15027 10968-10686-1870" svg:viewBox="0 0 10687 1871">
          <text:p/>
        </draw:connector>
        <draw:connector draw:style-name="gr23" draw:text-style-name="P4" draw:layer="layout" draw:type="line" svg:x1="15.027cm" svg:y1="10.968cm" svg:x2="9.358cm" svg:y2="9.097cm" draw:start-shape="id26" draw:start-glue-point="0" draw:end-shape="id27" draw:end-glue-point="2" svg:d="m15027 10968-5669-1871" svg:viewBox="0 0 5670 1872">
          <text:p/>
        </draw:connector>
        <draw:connector draw:style-name="gr23" draw:text-style-name="P4" draw:layer="layout" draw:type="line" svg:x1="15.027cm" svg:y1="10.968cm" svg:x2="19.695cm" svg:y2="9.097cm" draw:start-shape="id26" draw:start-glue-point="0" draw:end-shape="id25" draw:end-glue-point="2" svg:d="m15027 10968 4668-1871" svg:viewBox="0 0 4669 1872">
          <text:p/>
        </draw:connector>
        <draw:frame draw:style-name="gr7" draw:layer="layout" svg:width="18.816cm" svg:height="1.036cm" svg:x="2.213cm" svg:y="13.3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8" draw:text-style-name="P33" draw:layer="layout" svg:width="4.658cm" svg:height="1.332cm" svg:x="1.952cm" svg:y="2.922cm">
          <draw:text-box>
            <text:p><text:span text:style-name="T26">Вопрос:</text:span></text:p>
          </draw:text-box>
        </draw:frame>
        <draw:frame draw:style-name="gr48" draw:text-style-name="P33" draw:layer="layout" svg:width="4.658cm" svg:height="1.332cm" svg:x="2.052cm" svg:y="6.522cm">
          <draw:text-box>
            <text:p><text:span text:style-name="T26">База:</text:span></text:p>
          </draw:text-box>
        </draw:frame>
        <draw:line draw:style-name="gr23" draw:text-style-name="P4" draw:layer="layout" svg:x1="13.001cm" svg:y1="16.5cm" svg:x2="11.501cm" svg:y2="14.5cm">
          <text:p/>
        </draw:line>
        <draw:line draw:style-name="gr23" draw:text-style-name="P4" draw:layer="layout" svg:x1="13.001cm" svg:y1="16.5cm" svg:x2="17.001cm" svg:y2="14.5cm">
          <text:p/>
        </draw:line>
        <draw:frame draw:style-name="gr49" draw:text-style-name="P34" draw:layer="layout" svg:width="19.337cm" svg:height="1.223cm" svg:x="5.301cm" svg:y="16.677cm">
          <draw:text-box>
            <text:p><text:span text:style-name="T23">Данные два терма являются примерами A(e,x,f(m)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7cm">
          <draw:text-box>
            <text:p><text:span text:style-name="T1">Методики/Индексирование/Литература <text:s/>/// Килл!!</text:span></text:p>
          </draw:text-box>
        </draw:frame>
        <draw:frame draw:style-name="gr2" draw:text-style-name="P22" draw:layer="layout" svg:width="25.568cm" svg:height="2.714cm" svg:x="1.016cm" svg:y="3.128cm">
          <draw:text-box>
            <text:p><text:span text:style-name="T5">Индексирование термов является одной из основных тем исследования в области АДТ. Хотя, стали появляться комментарии вроде “Индексирование – необходимое зло”. <text:s/></text:span></text:p>
          </draw:text-box>
        </draw:frame>
        <draw:frame draw:style-name="gr2" draw:text-style-name="P22" draw:layer="layout" svg:width="25.568cm" svg:height="13.629cm" svg:x="1.016cm" svg:y="6.528cm">
          <draw:text-box>
            <text:p><text:span text:style-name="T5">Литература:</text:span></text:p>
            <text:p><text:span text:style-name="T5"/></text:p>
            <text:p><text:span text:style-name="T14">1.</text:span><text:span text:style-name="T15"> Graf P. Substitution Tree Indexing // Proceedings of the 6th International Conference on Rewriting Techniques and Applications. 1995. P.117-131. </text:span></text:p>
            <text:p><text:span text:style-name="T15"><text:s/></text:span></text:p>
            <text:p><text:span text:style-name="T14">2.</text:span><text:span text:style-name="T15"> Graf P. Term Indexing (Lecture Notes in Computer Science / Lecture Notes in Artificial Intelligence). Springer; 1 edition. March 27, 1996.</text:span></text:p>
            <text:p><text:span text:style-name="T15"/></text:p>
            <text:p><text:span text:style-name="T14">3.</text:span><text:span text:style-name="T15"> McCune W. Experiments with Discrimination-Tree indexing and Path Indexing for Term Retrieval // Journal of Automated Reasoning. 1992. V.9(2). P.147-167.</text:span></text:p>
            <text:p><text:span text:style-name="T15"/></text:p>
            <text:p><text:span text:style-name="T14">4.</text:span><text:span text:style-name="T15"> Sekar, R., Ramakrishnan, I.V., Voronkov, A. Term Indexing. In: Robinson, A., Voronkov, A. (eds.) Handbook of Automated Reasoning, pp. 1853-1964. MIT Press, Cambridge. 2001.</text:span></text:p>
            <text:p><text:span text:style-name="T15"/></text:p>
            <text:p><text:span text:style-name="T14">5.</text:span><text:span text:style-name="T15"> Stickel M. The path-indexing method for indexing terms. / Stickel M. // Technical Note 473, Artificial Intelligence Center, SRI International, RAVENSWOOD AVE., MENLO PARK, CA 94025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6cm">
          <draw:text-box>
            <text:p><text:span text:style-name="T1">Методики/Кэширование /// Висячий слайд..... килл</text:span></text:p>
          </draw:text-box>
        </draw:frame>
        <draw:frame draw:style-name="gr2" draw:text-style-name="P22" draw:layer="layout" svg:width="25.568cm" svg:height="2.714cm" svg:x="0.594cm" svg:y="3.442cm">
          <draw:text-box>
            <text:p><text:span text:style-name="T17">Сохраняются некоторые повторяющиеся вычисления:</text:span></text:p>
            <text:p><text:span text:style-name="T8">1.</text:span><text:span text:style-name="T17"> Процедуры поиска ответных подстановок.</text:span></text:p>
            <text:p><text:span text:style-name="T8">2.</text:span><text:span text:style-name="T17"> Проверка свойств выражений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7cm">
          <draw:text-box>
            <text:p><text:span text:style-name="T1">Методики/Равенства /// Возможно Килл.</text:span></text:p>
          </draw:text-box>
        </draw:frame>
        <draw:frame draw:style-name="gr2" draw:text-style-name="P22" draw:layer="layout" svg:width="25.568cm" svg:height="2.714cm" svg:x="0.594cm" svg:y="3.442cm">
          <draw:text-box>
            <text:p><text:span text:style-name="T8">Проблема:</text:span><text:span text:style-name="T5"> Крайне неэффективно в явной форме использовать аксиомы равенства (рефлексивность, симметричность, транзитивность, подстановочность).</text:span></text:p>
          </draw:text-box>
        </draw:frame>
        <draw:frame draw:style-name="gr2" draw:text-style-name="P22" draw:layer="layout" svg:width="25.568cm" svg:height="1.893cm" svg:x="0.594cm" svg:y="6.642cm">
          <draw:text-box>
            <text:p><text:span text:style-name="T8">Ограничения:</text:span><text:span text:style-name="T5"> Необходимо сохранить особенности исчисления ПО-формул.</text:span></text:p>
          </draw:text-box>
        </draw:frame>
        <draw:frame draw:style-name="gr2" draw:text-style-name="P22" draw:layer="layout" svg:width="25.568cm" svg:height="1.893cm" svg:x="0.594cm" svg:y="9.243cm">
          <draw:text-box>
            <text:p><text:span text:style-name="T8">Решение:</text:span><text:span text:style-name="T5"> Использовать системы переписывания термов (СПТ) для генерации эквивалентных фактов в базе.</text:span></text:p>
          </draw:text-box>
        </draw:frame>
        <draw:frame draw:style-name="gr2" draw:text-style-name="P22" draw:layer="layout" svg:width="4.486cm" svg:height="1.072cm" svg:x="0.594cm" svg:y="11.744cm">
          <draw:text-box>
            <text:p><text:span text:style-name="T8">Пример:</text:span><text:span text:style-name="T5"> </text:span></text:p>
          </draw:text-box>
        </draw:frame>
        <draw:frame draw:style-name="gr7" draw:layer="layout" svg:width="9.807cm" svg:height="0.992cm" svg:x="4.064cm" svg:y="14.62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7" draw:layer="layout" svg:width="6.103cm" svg:height="0.928cm" svg:x="4.057cm" svg:y="13.26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text-style-name="P22" draw:layer="layout" svg:width="4.486cm" svg:height="1.072cm" svg:x="0.594cm" svg:y="12.944cm">
          <draw:text-box>
            <text:p><text:span text:style-name="T5"><text:s/></text:span></text:p>
          </draw:text-box>
        </draw:frame>
        <draw:frame draw:style-name="gr2" draw:text-style-name="P22" draw:layer="layout" svg:width="4.486cm" svg:height="1.072cm" svg:x="1.424cm" svg:y="13.072cm">
          <draw:text-box>
            <text:p><text:span text:style-name="T5">База: </text:span></text:p>
          </draw:text-box>
        </draw:frame>
        <draw:frame draw:style-name="gr2" draw:text-style-name="P22" draw:layer="layout" svg:width="4.486cm" svg:height="1.072cm" svg:x="0.594cm" svg:y="14.544cm">
          <draw:text-box>
            <text:p><text:span text:style-name="T5">Вопрос: </text:span></text:p>
          </draw:text-box>
        </draw:frame>
        <draw:frame draw:style-name="gr7" draw:layer="layout" svg:width="2.706cm" svg:height="0.928cm" svg:x="1.016cm" svg:y="17.052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7" draw:layer="layout" svg:width="12.74cm" svg:height="0.928cm" svg:x="11.176cm" svg:y="17.116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text-style-name="P22" draw:layer="layout" svg:width="7.184cm" svg:height="1.072cm" svg:x="4.826cm" svg:y="16.972cm">
          <draw:text-box>
            <text:p><text:span text:style-name="T5">Получаем базу: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8cm">
          <draw:text-box>
            <text:p><text:span text:style-name="T1">Программная система/Глава 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9cm">
          <draw:text-box>
            <text:p><text:span text:style-name="T1">Программная система/Архитектура</text:span></text:p>
          </draw:text-box>
        </draw:frame>
        <draw:frame draw:style-name="gr9" draw:text-style-name="P4" draw:layer="layout" svg:width="20.651cm" svg:height="16.953cm" svg:x="3.479cm" svg:y="2.647cm">
          <draw:image xlink:href="Pictures/200000020000018700000141D6E245A6.eps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2" draw:text-style-name="P8" draw:layer="layout" svg:width="27.584cm" svg:height="2.223cm" svg:x="0.102cm" svg:y="0.519cm">
          <draw:text-box>
            <text:p><text:span text:style-name="T1">Программная система/Подсистемы /// проговаритвать на пред. сл.</text:span></text:p>
          </draw:text-box>
        </draw:frame>
        <draw:frame draw:style-name="gr2" draw:text-style-name="P22" draw:layer="layout" svg:width="25.568cm" svg:height="1.893cm" svg:x="0.762cm" svg:y="3.119cm">
          <draw:text-box>
            <text:p><text:span text:style-name="T8">1.</text:span><text:span text:style-name="T5"> Контроллер доступа к формуле: анализ и модификация формулы.</text:span><text:span text:style-name="T8"> </text:span></text:p>
          </draw:text-box>
        </draw:frame>
        <draw:frame draw:style-name="gr2" draw:text-style-name="P22" draw:layer="layout" svg:width="25.568cm" svg:height="1.072cm" svg:x="0.762cm" svg:y="5.119cm">
          <draw:text-box>
            <text:p><text:span text:style-name="T8">2.</text:span><text:span text:style-name="T5"> Поиск ответных подстановок.</text:span><text:span text:style-name="T8"> </text:span></text:p>
          </draw:text-box>
        </draw:frame>
        <draw:frame draw:style-name="gr2" draw:text-style-name="P22" draw:layer="layout" svg:width="25.568cm" svg:height="1.893cm" svg:x="0.762cm" svg:y="10.219cm">
          <draw:text-box>
            <text:p><text:span text:style-name="T8">5.</text:span><text:span text:style-name="T5"> Трансляторы: TPTP → ПО-формулы, ПО-формулы → Внутренее представление</text:span><text:span text:style-name="T8"> </text:span></text:p>
          </draw:text-box>
        </draw:frame>
        <draw:frame draw:style-name="gr2" draw:text-style-name="P22" draw:layer="layout" svg:width="25.568cm" svg:height="1.072cm" svg:x="0.762cm" svg:y="6.419cm">
          <draw:text-box>
            <text:p><text:span text:style-name="T8">3.</text:span><text:span text:style-name="T5"> Выборщик стратегий.</text:span></text:p>
          </draw:text-box>
        </draw:frame>
        <draw:frame draw:style-name="gr2" draw:text-style-name="P22" draw:layer="layout" svg:width="25.568cm" svg:height="1.893cm" svg:x="0.762cm" svg:y="8.019cm">
          <draw:text-box>
            <text:p><text:span text:style-name="T8">4.</text:span><text:span text:style-name="T5"> Управление логическим выводом: стратегии, системные предикаты.</text:span></text:p>
          </draw:text-box>
        </draw:frame>
        <draw:frame draw:style-name="gr2" draw:text-style-name="P22" draw:layer="layout" svg:width="25.568cm" svg:height="1.893cm" svg:x="0.762cm" svg:y="12.719cm">
          <draw:text-box>
            <text:p><text:span text:style-name="T8">6.</text:span><text:span text:style-name="T5"> Супервизор: доступ ко всему ДСВ, совместимость стратегий, корень всех деревьев ДСВ.</text:span><text:span text:style-name="T8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9cm">
          <draw:text-box>
            <text:p><text:span text:style-name="T1">Программная система/Процедуры</text:span></text:p>
          </draw:text-box>
        </draw:frame>
        <draw:frame draw:style-name="gr2" draw:text-style-name="P22" draw:layer="layout" svg:width="25.568cm" svg:height="10.924cm" svg:x="0.762cm" svg:y="3.12cm">
          <draw:text-box>
            <text:p><text:span text:style-name="T8">1.</text:span><text:span text:style-name="T5"> Процедуры мягкого и жесткого копирования выражений.</text:span></text:p>
            <text:p><text:span text:style-name="T8"/></text:p>
            <text:p><text:span text:style-name="T8">2. </text:span><text:span text:style-name="T5">Процедура мэтчинга термов.</text:span></text:p>
            <text:p><text:span text:style-name="T5"/></text:p>
            <text:p><text:span text:style-name="T8">3. </text:span><text:span text:style-name="T5">Композиция подстановок.</text:span></text:p>
            <text:p><text:span text:style-name="T5"/></text:p>
            <text:p><text:span text:style-name="T8">4. </text:span><text:span text:style-name="T5">Шаг вывода (добавление новых узлов ДСВ).</text:span></text:p>
            <text:p><text:span text:style-name="T5"/></text:p>
            <text:p><text:span text:style-name="T8">5.</text:span><text:span text:style-name="T5"> Процедура возврата (backtracking).</text:span></text:p>
            <text:p><text:span text:style-name="T5"/></text:p>
            <text:p><text:span text:style-name="T8">6.</text:span><text:span text:style-name="T5"> Выборщик вопросов.</text:span></text:p>
            <text:p><text:span text:style-name="T5"/></text:p>
            <text:p><text:span text:style-name="T8">7.</text:span><text:span text:style-name="T5"> Предобработка формул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2" draw:text-style-name="P8" draw:layer="layout" svg:width="27.584cm" svg:height="2.223cm" svg:x="0.102cm" svg:y="0.519cm">
          <draw:text-box>
            <text:p><text:span text:style-name="T1">Программная система/Транслятор */// оставить как слайд с доп. подсистемами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9cm">
          <draw:text-box>
            <text:p><text:span text:style-name="T1">Приложения и тестирование/Глава 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draw:style-name="gr2" draw:text-style-name="P8" draw:layer="layout" svg:width="27.584cm" svg:height="3.209cm" svg:x="0.102cm" svg:y="0.52cm">
          <draw:text-box>
            <text:p><text:span text:style-name="T1">Приложения и тестирование/Библиотека TPTP /// Оставить УРЛ, клаасы задач. Понятия сложности, основные конкуренты.</text:span></text:p>
          </draw:text-box>
        </draw:frame>
        <draw:frame draw:style-name="gr2" draw:text-style-name="P24" draw:layer="layout" svg:width="25.568cm" svg:height="15.85cm" svg:x="0.594cm" svg:y="3.543cm">
          <draw:text-box>
            <text:p><text:span text:style-name="T5">Библиотека TPTP (Thousands of Problems for Theorem Provers, www.tptp.org). Является де-факто стандартом для тестирования первопорядковых систем АДТ. Регулярно обновляется и растёт.</text:span></text:p>
            <text:p><text:span text:style-name="T5"><text:s/></text:span></text:p>
            <text:p><text:span text:style-name="T5"/></text:p>
            <text:p><text:span text:style-name="T5">Тысячи задач, классифицированные по многим критериям: рейтинг (сколько state-of-the-art систем могут решить задачу), количественные характеристики формулы, тип формул (теорема, открытая проблема и т.п.), формат формул (FOF, CNF и др.), предметная область (геометрия, медицина, головоломки, алгебра, менеджмент, верификация, планирование и др.)</text:span></text:p>
            <text:p><text:span text:style-name="T5"><text:s/></text:span></text:p>
            <text:p><text:span text:style-name="T5"/></text:p>
            <text:p><text:span text:style-name="T5">Рейтинг. В библиотеку включены лучшие системы АДТ мирового уровня. Если ни одна из систем не может решить задачу, значит рейтинг 1.0, если все решают, то 0.0. К классу difficult относятся задачи с рейтингом уже от 0.04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draw:style-name="gr2" draw:text-style-name="P8" draw:layer="layout" svg:width="27.584cm" svg:height="2.223cm" svg:x="0.102cm" svg:y="0.52cm">
          <draw:text-box>
            <text:p><text:span text:style-name="T1">Приложения и тестирование/Результаты /// Представить в виде таблиц. </text:span></text:p>
          </draw:text-box>
        </draw:frame>
        <draw:frame draw:style-name="gr2" draw:text-style-name="P22" draw:layer="layout" svg:width="25.568cm" svg:height="1.072cm" svg:x="0.594cm" svg:y="2.541cm">
          <draw:text-box>
            <text:p><text:span text:style-name="T8">1.</text:span><text:span text:style-name="T5"> Решен ряд задач с рейтингом от 0.5 до 0.62. </text:span><text:span text:style-name="T8"><text:s/></text:span></text:p>
          </draw:text-box>
        </draw:frame>
        <draw:frame draw:style-name="gr2" draw:text-style-name="P22" draw:layer="layout" svg:width="25.568cm" svg:height="1.072cm" svg:x="0.594cm" svg:y="4.441cm">
          <draw:text-box>
            <text:p><text:span text:style-name="T8">2.</text:span><text:span text:style-name="T5"> Достаточно много задач рейтингом от 0.21 до 0.5 </text:span><text:span text:style-name="T8"><text:s/></text:span></text:p>
          </draw:text-box>
        </draw:frame>
        <draw:frame draw:style-name="gr2" draw:text-style-name="P22" draw:layer="layout" svg:width="25.568cm" svg:height="1.072cm" svg:x="0.594cm" svg:y="6.141cm">
          <draw:text-box>
            <text:p><text:span text:style-name="T8">3.</text:span><text:span text:style-name="T5"> Очень много задач с рейтингом меньше 0.21. </text:span><text:span text:style-name="T8"><text:s/></text:span></text:p>
          </draw:text-box>
        </draw:frame>
        <draw:frame draw:style-name="gr2" draw:text-style-name="P22" draw:layer="layout" svg:width="25.568cm" svg:height="1.893cm" svg:x="0.594cm" svg:y="7.541cm">
          <draw:text-box>
            <text:p><text:span text:style-name="T8">4.</text:span><text:span text:style-name="T5"> Хорошие результаты в следующих предметных областях: геометрия, менеджмент, Syntactic, Common sense reasoning</text:span></text:p>
          </draw:text-box>
        </draw:frame>
        <draw:frame draw:style-name="gr2" draw:text-style-name="P22" draw:layer="layout" svg:width="25.568cm" svg:height="1.072cm" svg:x="0.594cm" svg:y="9.942cm">
          <draw:text-box>
            <text:p><text:span text:style-name="T8">5.</text:span><text:span text:style-name="T5"> Для решаемых раннее задач найден минимальный вывод.</text:span></text:p>
          </draw:text-box>
        </draw:frame>
        <draw:frame draw:style-name="gr2" draw:text-style-name="P22" draw:layer="layout" svg:width="25.568cm" svg:height="1.893cm" svg:x="0.594cm" svg:y="11.642cm">
          <draw:text-box>
            <text:p><text:span text:style-name="T8">6.</text:span><text:span text:style-name="T5"> Решаются некоторые очень крупные задачи: тысячи подформул-вопрсов, тысячи атомов, большая глубина.</text:span></text:p>
          </draw:text-box>
        </draw:frame>
        <draw:frame draw:style-name="gr2" draw:text-style-name="P22" draw:layer="layout" svg:width="25.568cm" svg:height="1.893cm" svg:x="0.594cm" svg:y="13.943cm">
          <draw:text-box>
            <text:p><text:span text:style-name="T8">7.</text:span><text:span text:style-name="T5"> Некоторые satisfiable задачи распознаются как satisfiable.</text:span></text:p>
          </draw:text-box>
        </draw:frame>
        <draw:frame draw:style-name="gr2" draw:text-style-name="P22" draw:layer="layout" svg:width="25.568cm" svg:height="1.072cm" svg:x="0.594cm" svg:y="16.144cm">
          <draw:text-box>
            <text:p><text:span text:style-name="T8">8.</text:span><text:span text:style-name="T5"> Вкл/Выкл стратегий наглядно демонстрирует их пользу. </text:span></text:p>
          </draw:text-box>
        </draw:frame>
        <draw:frame draw:style-name="gr2" draw:text-style-name="P22" draw:layer="layout" svg:width="26.584cm" svg:height="1.072cm" svg:x="0.594cm" svg:y="17.944cm">
          <draw:text-box>
            <text:p><text:span text:style-name="T8">9.</text:span><text:span text:style-name="T5"> Выделены классы задач, наиболее подходящие для ПО-формул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2cm">
          <draw:text-box>
            <text:p><text:span text:style-name="T1">Приложения и тестирование/Сравнение</text:span></text:p>
          </draw:text-box>
        </draw:frame>
        <draw:frame draw:style-name="gr2" draw:text-style-name="P22" draw:layer="layout" svg:width="25.568cm" svg:height="4.356cm" svg:x="0.594cm" svg:y="2.541cm">
          <draw:text-box>
            <text:p><text:span text:style-name="T8">1.</text:span><text:span text:style-name="T5"> Сильнейшие из сильнейших системы: EP, Vampire, iProver выигрывают в сложности решаемых задач, то есть могут решать некоторые задачи с рейтингом близким к 0.9. Как правило только эти системы и могут решить такие задачи, поэтому у них такой высокий рейтинг. </text:span><text:span text:style-name="T8"><text:s/></text:span></text:p>
          </draw:text-box>
        </draw:frame>
        <draw:frame draw:style-name="gr2" draw:text-style-name="P22" draw:layer="layout" svg:width="25.568cm" svg:height="2.714cm" svg:x="0.594cm" svg:y="7.241cm">
          <draw:text-box>
            <text:p><text:span text:style-name="T8">2. </text:span><text:span text:style-name="T5">В простых и средних задачах, как правило разница незначительная с переменным успехом. Выигрыш по времени у просто сильнейших систем. <text:s/></text:span><text:span text:style-name="T8"><text:s/></text:span></text:p>
          </draw:text-box>
        </draw:frame>
        <draw:frame draw:style-name="gr2" draw:text-style-name="P22" draw:layer="layout" svg:width="25.568cm" svg:height="1.072cm" svg:x="0.594cm" svg:y="10.641cm">
          <draw:text-box>
            <text:p><text:span text:style-name="T8">3. </text:span><text:span text:style-name="T5">Выигрываем у многих других систем. </text:span></text:p>
          </draw:text-box>
        </draw:frame>
        <draw:frame draw:style-name="gr2" draw:text-style-name="P22" draw:layer="layout" svg:width="25.568cm" svg:height="2.714cm" svg:x="0.594cm" svg:y="12.541cm">
          <draw:text-box>
            <text:p><text:span text:style-name="T8">4. </text:span><text:span text:style-name="T5">Возможны неожиданные результаты, когда не решается задача с рейтингом 0 или около. Это касается и остальных систем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frame draw:style-name="gr2" draw:text-style-name="P8" draw:layer="layout" svg:width="27.584cm" svg:height="2.223cm" svg:x="0.102cm" svg:y="0.521cm">
          <draw:text-box>
            <text:p><text:span text:style-name="T1">Приложения и тестирование/Статистика /// Мерж в таблицу, килл.</text:span></text:p>
          </draw:text-box>
        </draw:frame>
        <draw:frame draw:style-name="gr2" draw:text-style-name="P22" draw:layer="layout" svg:width="25.568cm" svg:height="10.103cm" svg:x="0.594cm" svg:y="2.541cm">
          <draw:text-box>
            <text:p><text:span text:style-name="T5">Всего тестировалось задач: ~1200.</text:span></text:p>
            <text:p><text:span text:style-name="T5"/></text:p>
            <text:p><text:span text:style-name="T5">Решено: ~800.</text:span></text:p>
            <text:p><text:span text:style-name="T5"/></text:p>
            <text:p><text:span text:style-name="T5">Решено задач с difficult рейтингом: ~300.</text:span></text:p>
            <text:p><text:span text:style-name="T5"/></text:p>
            <text:p><text:span text:style-name="T5">Решено задач с рейтингом &gt;0.5: 12.</text:span></text:p>
            <text:p><text:span text:style-name="T5"/></text:p>
            <text:p><text:span text:style-name="T5"/></text:p>
            <text:p><text:span text:style-name="T5"/></text:p>
            <text:p><text:span text:style-name="T5">Нерешенные задачи: рейтинг &gt;0.62; многие satisfiable задачи; рейтинг решенных задач с равенством низок. <text:s text:c="3"/></text:span><text:span text:style-name="T8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frame draw:style-name="gr2" draw:text-style-name="P8" draw:layer="layout" svg:width="20.742cm" svg:height="2.223cm" svg:x="0.402cm" svg:y="0.508cm">
          <draw:text-box>
            <text:p><text:span text:style-name="T1">Заключение/Результаты /// обновить. Сделать последним.</text:span></text:p>
          </draw:text-box>
        </draw:frame>
        <draw:frame draw:style-name="gr4" draw:text-style-name="P10" draw:layer="layout" svg:width="24.762cm" svg:height="16.764cm" svg:x="1.146cm" svg:y="2.794cm">
          <draw:text-box>
            <text:p text:style-name="P9"><text:span text:style-name="T7"/></text:p>
            <text:p text:style-name="P9"><text:span text:style-name="T7">1.</text:span><text:span text:style-name="T3"> Адаптированы некоторые общеупотребимые стратегии: три типа параллельных стратегий, индексирование термов, один вариант разделения памяти (data sharing).</text:span></text:p>
            <text:p text:style-name="P9"><text:span text:style-name="T7"/></text:p>
            <text:p text:style-name="P9"><text:span text:style-name="T7">2.</text:span><text:span text:style-name="T3"> Реализованы оригинальные стратегии предложенные именно для исчисления ПО-формул: дерево состояний вывода, k,m-ограничение, стратегии направленные на решение проблем неограниченных переменных, ещё варианты разделения памяти.</text:span></text:p>
            <text:p text:style-name="P9"><text:span text:style-name="T3"/></text:p>
            <text:p><text:span text:style-name="T7">3.</text:span><text:span text:style-name="T3"> Реализован транслятор формул из языка библиотеки TPTP в язык ПО-формул.</text:span></text:p>
            <text:p><text:span text:style-name="T3"/></text:p>
            <text:p><text:span text:style-name="T7">4.</text:span><text:span text:style-name="T3"> Показана хорошая производительность системы на задачах из библиотеки TPTP.</text:span><text:span text:style-name="T6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frame draw:style-name="gr2" draw:text-style-name="P8" draw:layer="layout" svg:width="20.742cm" svg:height="2.223cm" svg:x="0.402cm" svg:y="0.509cm">
          <draw:text-box>
            <text:p><text:span text:style-name="T1">Заключение/Дальнейшая работа /// Проговорить. Килл.</text:span></text:p>
          </draw:text-box>
        </draw:frame>
        <draw:frame draw:style-name="gr50" draw:text-style-name="P10" draw:layer="layout" svg:width="24.762cm" svg:height="11.938cm" svg:x="1.146cm" svg:y="2.794cm">
          <draw:text-box>
            <text:p text:style-name="P9"><text:span text:style-name="T7">1.</text:span><text:span text:style-name="T3"> Дальнейшее улучшение производительности (всегда актуально). Упор на равенства.</text:span></text:p>
            <text:p text:style-name="P9"><text:span text:style-name="T7"/></text:p>
            <text:p text:style-name="P9"><text:span text:style-name="T7">2. </text:span><text:span text:style-name="T3">Работать в направлении решения открытых проблем.</text:span></text:p>
            <text:p text:style-name="P9"><text:span text:style-name="T7"/></text:p>
            <text:p text:style-name="P9"><text:span text:style-name="T7">3.</text:span><text:span text:style-name="T3"> Регистрация системы в библиотеке TPTP.</text:span></text:p>
            <text:p text:style-name="P9"><text:span text:style-name="T3"/></text:p>
          </draw:text-box>
        </draw:fram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1e7e5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1e7e5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a </meta:initial-creator>
    <meta:creation-date>2012-02-29T08:02:34</meta:creation-date>
    <meta:editing-duration>P6DT2H31M29S</meta:editing-duration>
    <meta:editing-cycles>140</meta:editing-cycles>
    <meta:generator>LibreOffice/3.6$Linux_X86_64 LibreOffice_project/360m1$Build-2</meta:generator>
    <dc:date>2012-11-13T16:29:17</dc:date>
    <meta:document-statistic meta:object-count="460"/>
  </office:meta>
</office:document-meta>
</file>

<file path=Object 1/content.xml><?xml version="1.0" encoding="utf-8"?>
<math xmlns="http://www.w3.org/1998/Math/MathML">
  <semantics>
    <mrow>
      <mo stretchy="false">∀</mo>
      <mi mathvariant="normal">:</mi>
      <mi>T</mi>
      <mo stretchy="false">{</mo>
      <mtable>
        <mtr>
          <mtd>
            <mrow>
              <mo stretchy="false">∃</mo>
              <mrow/>
              <mi mathvariant="normal">:</mi>
              <mi>A</mi>
              <mrow>
                <mo stretchy="false">(</mo>
                <mrow>
                  <mi>k</mi>
                </mrow>
                <mo stretchy="false">)</mo>
              </mrow>
              <mrow>
                <mo stretchy="true">{</mo>
                <mrow>
                  <mtable>
                    <mtr>
                      <mtd>
                        <mrow>
                          <mo stretchy="false">∀</mo>
                          <mrow>
                            <mi>x</mi>
                          </mrow>
                          <mi mathvariant="normal">:</mi>
                          <mi>P</mi>
                          <mrow>
                            <mo stretchy="false">(</mo>
                            <mrow>
                              <mi>k</mi>
                              <mi>,</mi>
                              <mi>x</mi>
                            </mrow>
                            <mo stretchy="false">)</mo>
                          </mrow>
                          <mo stretchy="false">{</mo>
                          <mo stretchy="false">∃</mo>
                          <mi mathvariant="normal">:</mi>
                          <mi>C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</mrow>
                      </mtd>
                    </mtr>
                    <mtr>
                      <mtd>
                        <mrow>
                          <mo stretchy="false">∀</mo>
                          <mrow>
                            <mi>x</mi>
                          </mrow>
                          <mi mathvariant="normal">:</mi>
                          <mi>A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  <mrow>
                            <mo stretchy="true">{</mo>
                            <mrow>
                              <mtable>
                                <mtr>
                                  <mtd>
                                    <mrow>
                                      <mo stretchy="false">∃</mo>
                                      <mi mathvariant="normal">:</mi>
                                      <mi>D</mi>
                                      <mrow>
                                        <mo stretchy="false">(</mo>
                                        <mrow>
                                          <mi>x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o stretchy="false">∃</mo>
                                      <mrow>
                                        <mi>z</mi>
                                      </mrow>
                                      <mi mathvariant="normal">:</mi>
                                      <mi>P</mi>
                                      <mrow>
                                        <mo stretchy="false">(</mo>
                                        <mrow>
                                          <mi>x</mi>
                                          <mi>,</mi>
                                          <mi>z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</mtable>
                            </mrow>
                          </mrow>
                        </mrow>
                      </mtd>
                    </mtr>
                  </mtable>
                </mrow>
              </mrow>
            </mrow>
          </mtd>
        </mtr>
      </mtable>
    </mrow>
    <annotation encoding="StarMath 5.0">forall : T \{stack{ exists{} : A(k)  
left lbrace alignl  
stack{
forall{x} : P(k,x) \{ exists : C(x)   #
forall{x} : A(x) left lbrace alignl stack{exists : D(x) # exists{z}:P(x,z)} right none 
}
right none 


}   
</annotation>
  </semantics>
</math>
</file>

<file path=Object 10/content.xml><?xml version="1.0" encoding="utf-8"?>
<math xmlns="http://www.w3.org/1998/Math/MathML">
  <semantics>
    <mrow>
      <mo stretchy="false">θ</mo>
      <mi mathvariant="normal">:</mi>
      <mover accent="true">
        <mrow>
          <mi>y</mi>
        </mrow>
        <mo stretchy="false">̄</mo>
      </mover>
      <mo stretchy="false">→</mo>
      <msup>
        <mi>H</mi>
        <mrow>
          <mo stretchy="false">∞</mo>
        </mrow>
      </msup>
    </mrow>
    <annotation encoding="StarMath 5.0">%theta: bar{y} rightarrow H^{infty}  </annotation>
  </semantics>
</math>
</file>

<file path=Object 12/content.xml><?xml version="1.0" encoding="utf-8"?>
<math xmlns="http://www.w3.org/1998/Math/MathML">
  <semantics>
    <mrow>
      <mrow>
        <msup>
          <mi>H</mi>
          <mrow>
            <mo stretchy="false">∞</mo>
          </mrow>
        </msup>
        <mo stretchy="false">=</mo>
        <mo stretchy="false">{</mo>
      </mrow>
      <mi>e</mi>
      <mi>,</mi>
      <mi>t</mi>
      <mrow>
        <mo stretchy="false">(</mo>
        <mrow>
          <mi>e</mi>
          <mi>,</mi>
          <mi>e</mi>
        </mrow>
        <mo stretchy="false">)</mo>
      </mrow>
      <mi>,</mi>
      <mi>t</mi>
      <mrow>
        <mo stretchy="false">(</mo>
        <mrow>
          <mi>e</mi>
          <mi>,</mi>
          <mi>t</mi>
          <mrow>
            <mo stretchy="false">(</mo>
            <mrow>
              <mi>e</mi>
              <mi>,</mi>
              <mi>e</mi>
            </mrow>
            <mo stretchy="false">)</mo>
          </mrow>
        </mrow>
        <mo stretchy="false">)</mo>
      </mrow>
      <mi>,</mi>
      <mi>t</mi>
      <mrow>
        <mo stretchy="false">(</mo>
        <mrow>
          <mi>t</mi>
          <mrow>
            <mo stretchy="false">(</mo>
            <mrow>
              <mi>e</mi>
              <mi>,</mi>
              <mi>e</mi>
            </mrow>
            <mo stretchy="false">)</mo>
          </mrow>
          <mi>,</mi>
          <mi>e</mi>
        </mrow>
        <mo stretchy="false">)</mo>
      </mrow>
      <mn>...</mn>
      <mo stretchy="false">}</mo>
    </mrow>
    <annotation encoding="StarMath 5.0">H^{infty} = \{e,t(e,e),t(e,t(e,e)),t(t(e,e),e)... \}</annotation>
  </semantics>
</math>
</file>

<file path=Object 13/content.xml><?xml version="1.0" encoding="utf-8"?>
<math xmlns="http://www.w3.org/1998/Math/MathML">
  <semantics>
    <mrow>
      <mo stretchy="false">θ</mo>
      <mi mathvariant="normal">:</mi>
      <mo stretchy="false">{</mo>
      <mi>x</mi>
      <mo stretchy="false">→</mo>
      <mi>v</mi>
      <mi>,</mi>
      <mi>y</mi>
      <mo stretchy="false">→</mo>
      <mi>?</mi>
      <mo stretchy="false">}</mo>
    </mrow>
    <annotation encoding="StarMath 5.0">%theta: \{x rightarrow v, y rightarrow ?\}</annotation>
  </semantics>
</math>
</file>

<file path=Object 14/content.xml><?xml version="1.0" encoding="utf-8"?>
<math xmlns="http://www.w3.org/1998/Math/MathML">
  <semantics>
    <mrow>
      <mo stretchy="false">∃</mo>
      <mi mathvariant="normal">:</mi>
      <mi>A</mi>
      <mrow>
        <mo stretchy="false">(</mo>
        <mrow>
          <mi>a</mi>
        </mrow>
        <mo stretchy="false">)</mo>
      </mrow>
      <mi>T</mi>
      <mrow>
        <mo stretchy="true">{</mo>
        <mrow>
          <mo stretchy="false">∀</mo>
          <mrow>
            <mi>x</mi>
          </mrow>
          <mi mathvariant="normal">:</mi>
          <mi>A</mi>
          <mrow>
            <mo stretchy="false">(</mo>
            <mrow>
              <mi>x</mi>
            </mrow>
            <mo stretchy="false">)</mo>
          </mrow>
        </mrow>
      </mrow>
      <mrow>
        <mo stretchy="true">{</mo>
        <mrow>
          <mtable>
            <mtr>
              <mtd>
                <mrow>
                  <mo stretchy="false">∃</mo>
                  <mi mathvariant="normal">:</mi>
                  <mi>A</mi>
                  <mrow>
                    <mrow>
                      <mo stretchy="false">(</mo>
                      <mrow>
                        <mi>x</mi>
                      </mrow>
                      <mo stretchy="false">)</mo>
                    </mrow>
                    <mo stretchy="false">−</mo>
                    <mrow>
                      <mo stretchy="true">{</mo>
                      <mrow>
                        <mo stretchy="false">∀</mo>
                        <mi>y</mi>
                        <mi mathvariant="normal">:</mi>
                        <mi>A</mi>
                        <mrow>
                          <mrow>
                            <mo stretchy="false">(</mo>
                            <mrow>
                              <mi>y</mi>
                            </mrow>
                            <mo stretchy="false">)</mo>
                          </mrow>
                          <mo stretchy="false">−</mo>
                          <mrow>
                            <mo stretchy="true">{</mo>
                            <mrow>
                              <mo stretchy="false">∃</mo>
                              <mi mathvariant="normal">:</mi>
                              <mi mathvariant="italic">False</mi>
                            </mrow>
                          </mrow>
                        </mrow>
                      </mrow>
                    </mrow>
                  </mrow>
                </mrow>
              </mtd>
            </mtr>
            <mtr>
              <mtd>
                <mrow>
                  <mo stretchy="false">∃</mo>
                  <mi mathvariant="normal">:</mi>
                  <mi>B</mi>
                  <mrow>
                    <mrow>
                      <mo stretchy="false">(</mo>
                      <mrow>
                        <mi>y</mi>
                      </mrow>
                      <mo stretchy="false">)</mo>
                    </mrow>
                    <mo stretchy="false">−</mo>
                    <mrow>
                      <mo stretchy="true">{</mo>
                      <mrow>
                        <mo stretchy="false">∀</mo>
                        <mi>y</mi>
                        <mi mathvariant="normal">:</mi>
                        <mi>B</mi>
                        <mrow>
                          <mrow>
                            <mo stretchy="false">(</mo>
                            <mrow>
                              <mi>y</mi>
                            </mrow>
                            <mo stretchy="false">)</mo>
                          </mrow>
                          <mo stretchy="false">−</mo>
                          <mrow>
                            <mo stretchy="true">{</mo>
                            <mrow>
                              <mo stretchy="false">∃</mo>
                              <mi mathvariant="normal">:</mi>
                              <mi mathvariant="italic">False</mi>
                            </mrow>
                          </mrow>
                        </mrow>
                      </mrow>
                    </mrow>
                  </mrow>
                </mrow>
              </mtd>
            </mtr>
          </mtable>
        </mrow>
      </mrow>
    </mrow>
    <annotation encoding="StarMath 5.0">exists :A(a) T left lbrace forall{x} : A(x) right none  
left lbrace alignl  
stack{
exists : A(x) - left lbrace  forall y : A(y) - left lbrace exists :False right none right none #
exists : B(y) - left lbrace  forall y : B(y) - left lbrace exists :False right none right none
}
right none   </annotation>
  </semantics>
</math>
</file>

<file path=Object 15/content.xml><?xml version="1.0" encoding="utf-8"?>
<math xmlns="http://www.w3.org/1998/Math/MathML">
  <semantics>
    <mrow>
      <mo stretchy="false">∀</mo>
      <mi mathvariant="normal">:</mi>
      <mi>T</mi>
      <mrow>
        <mo stretchy="true">{</mo>
        <mrow>
          <mo stretchy="false">∃</mo>
          <mi mathvariant="normal">:</mi>
          <mi>A</mi>
          <mrow>
            <mo stretchy="false">(</mo>
            <mrow>
              <mi>n</mi>
              <mi>,</mi>
              <mi>m</mi>
            </mrow>
            <mo stretchy="false">)</mo>
          </mrow>
          <mi>,</mi>
          <mi>B</mi>
          <mrow>
            <mo stretchy="false">(</mo>
            <mrow>
              <mi>f</mi>
              <mrow>
                <mo stretchy="false">(</mo>
                <mrow>
                  <mi>e</mi>
                </mrow>
                <mo stretchy="false">)</mo>
              </mrow>
            </mrow>
            <mo stretchy="false">)</mo>
          </mrow>
        </mrow>
      </mrow>
      <mrow>
        <mo stretchy="true">{</mo>
        <mrow>
          <mtable>
            <mtr>
              <mtd>
                <mrow>
                  <mo stretchy="false">∀</mo>
                  <mrow>
                    <mi>x</mi>
                    <mi>,</mi>
                    <mi>y</mi>
                  </mrow>
                  <mi mathvariant="normal">:</mi>
                  <mi>A</mi>
                  <mrow>
                    <mo stretchy="false">(</mo>
                    <mrow>
                      <mi>x</mi>
                      <mi>,</mi>
                      <mi>y</mi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>A</mi>
                      <mrow>
                        <mo stretchy="false">(</mo>
                        <mrow>
                          <mi>f</mi>
                          <mrow>
                            <mo stretchy="false">(</mo>
                            <mrow>
                              <mi>m</mi>
                            </mrow>
                            <mo stretchy="false">)</mo>
                          </mrow>
                          <mi>,</mi>
                          <mi>f</mi>
                          <mrow>
                            <mo stretchy="false">(</mo>
                            <mrow>
                              <mi>m</mi>
                            </mrow>
                            <mo stretchy="false">)</mo>
                          </mrow>
                        </mrow>
                        <mo stretchy="false">)</mo>
                      </mrow>
                    </mrow>
                  </mrow>
                </mrow>
              </mtd>
            </mtr>
            <mtr>
              <mtd>
                <mrow>
                  <mo stretchy="false">∀</mo>
                  <mrow>
                    <mi>x</mi>
                  </mrow>
                  <mi mathvariant="normal">:</mi>
                  <mi>A</mi>
                  <mrow>
                    <mo stretchy="false">(</mo>
                    <mrow>
                      <mi>x</mi>
                      <mi>,</mi>
                      <mi>x</mi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 mathvariant="italic">False</mi>
                    </mrow>
                  </mrow>
                </mrow>
              </mtd>
            </mtr>
          </mtable>
        </mrow>
      </mrow>
    </mrow>
    <annotation encoding="StarMath 5.0">forall : T left lbrace exists: A(n,m),B(f(e)) right none  
left lbrace alignl  
stack{
forall{x,y} : A(x,y) left lbrace  exists : A(f(m),f(m))  right none  #
forall{x} : A(x,x) left lbrace exists : False right none 
}
right none   </annotation>
  </semantics>
</math>
</file>

<file path=Object 16/content.xml><?xml version="1.0" encoding="utf-8"?>
<math xmlns="http://www.w3.org/1998/Math/MathML">
  <semantics>
    <mrow>
      <mo stretchy="false">∀</mo>
      <mi mathvariant="normal">:</mi>
      <mi mathvariant="italic">True</mi>
      <mrow>
        <mo stretchy="true">{</mo>
        <mrow>
          <mo stretchy="false">∃</mo>
          <mi mathvariant="normal">:</mi>
          <mi mathvariant="italic">True</mi>
        </mrow>
      </mrow>
      <mrow>
        <mo stretchy="true">{</mo>
        <mrow>
          <mtable>
            <mtr>
              <mtd>
                <mrow>
                  <mo stretchy="false">∀</mo>
                  <mrow>
                    <mi>x</mi>
                  </mrow>
                  <mi mathvariant="normal">:</mi>
                  <mi mathvariant="italic">True</mi>
                  <mrow>
                    <mo stretchy="true">{</mo>
                    <mrow>
                      <mo stretchy="false">∃</mo>
                      <mi mathvariant="normal">:</mi>
                      <mi>A</mi>
                      <mrow>
                        <mo stretchy="false">(</mo>
                        <mrow>
                          <mi>x</mi>
                        </mrow>
                        <mo stretchy="false">)</mo>
                      </mrow>
                    </mrow>
                  </mrow>
                </mrow>
              </mtd>
            </mtr>
            <mtr>
              <mtd>
                <mrow>
                  <mo stretchy="false">∀</mo>
                  <mrow>
                    <mi>x</mi>
                  </mrow>
                  <mi mathvariant="normal">:</mi>
                  <mi>A</mi>
                  <mrow>
                    <mo stretchy="false">(</mo>
                    <mrow>
                      <mi>f</mi>
                      <mrow>
                        <mo stretchy="false">(</mo>
                        <mrow>
                          <mi>x</mi>
                        </mrow>
                        <mo stretchy="false">)</mo>
                      </mrow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>B</mi>
                      <mrow>
                        <mo stretchy="false">(</mo>
                        <mrow>
                          <mi>f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</mrow>
                        <mo stretchy="false">)</mo>
                      </mrow>
                    </mrow>
                  </mrow>
                </mrow>
              </mtd>
            </mtr>
            <mtr>
              <mtd>
                <mrow>
                  <mo stretchy="false">∀</mo>
                  <mrow/>
                  <mi mathvariant="normal">:</mi>
                  <mi>B</mi>
                  <mrow>
                    <mo stretchy="false">(</mo>
                    <mrow>
                      <mi>f</mi>
                      <mrow>
                        <mo stretchy="false">(</mo>
                        <mrow>
                          <mi>a</mi>
                        </mrow>
                        <mo stretchy="false">)</mo>
                      </mrow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 mathvariant="italic">False</mi>
                    </mrow>
                  </mrow>
                </mrow>
              </mtd>
            </mtr>
          </mtable>
        </mrow>
      </mrow>
    </mrow>
    <annotation encoding="StarMath 5.0">forall : True left lbrace exists: True right none  
left lbrace alignl  
stack{
forall{x} : True left lbrace  exists : A(x)  right none  #
forall{x} : A(f(x)) left lbrace  exists : B(f(x))  right none  #
forall{} : B(f(a)) left lbrace exists : False right none 
}
right none   </annotation>
  </semantics>
</math>
</file>

<file path=Object 17/content.xml><?xml version="1.0" encoding="utf-8"?>
<math xmlns="http://www.w3.org/1998/Math/MathML">
  <semantics>
    <mrow>
      <mo stretchy="false">{</mo>
      <mi>x</mi>
      <mo stretchy="false">→</mo>
      <msub>
        <mi>h</mi>
        <mn>1</mn>
      </msub>
      <mo stretchy="false">}</mo>
    </mrow>
    <annotation encoding="StarMath 5.0">\{x rightarrow h_1\}</annotation>
  </semantics>
</math>
</file>

<file path=Object 18/content.xml><?xml version="1.0" encoding="utf-8"?>
<math xmlns="http://www.w3.org/1998/Math/MathML">
  <semantics>
    <mrow>
      <mo stretchy="false">{</mo>
      <msub>
        <mi>h</mi>
        <mn>1</mn>
      </msub>
      <mo stretchy="false">→</mo>
      <mi>f</mi>
      <mrow>
        <mo stretchy="false">(</mo>
        <mrow>
          <msub>
            <mi>h</mi>
            <mn>2</mn>
          </msub>
        </mrow>
        <mo stretchy="false">)</mo>
      </mrow>
      <mo stretchy="false">}</mo>
    </mrow>
    <annotation encoding="StarMath 5.0">\{h_1 rightarrow f(h_2)\}</annotation>
  </semantics>
</math>
</file>

<file path=Object 19/content.xml><?xml version="1.0" encoding="utf-8"?>
<math xmlns="http://www.w3.org/1998/Math/MathML">
  <semantics>
    <mrow>
      <mo stretchy="false">{</mo>
      <msub>
        <mi>h</mi>
        <mn>2</mn>
      </msub>
      <mo stretchy="false">→</mo>
      <mi>a</mi>
      <mo stretchy="false">}</mo>
    </mrow>
    <annotation encoding="StarMath 5.0">\{h_2 rightarrow a\}</annotation>
  </semantics>
</math>
</file>

<file path=Object 2/content.xml><?xml version="1.0" encoding="utf-8"?>
<math xmlns="http://www.w3.org/1998/Math/MathML">
  <semantics>
    <mrow>
      <mo stretchy="false">∀</mo>
      <mi mathvariant="normal">:</mi>
      <mi>T</mi>
      <mrow>
        <mo stretchy="true">{</mo>
        <mrow>
          <mtable>
            <mtr>
              <mtd>
                <mrow>
                  <mo stretchy="false">∃</mo>
                  <mrow/>
                  <mi mathvariant="normal">:</mi>
                  <mi>A</mi>
                  <mrow>
                    <mo stretchy="false">(</mo>
                    <mrow>
                      <mi>k</mi>
                    </mrow>
                    <mo stretchy="false">)</mo>
                  </mrow>
                  <mi>,</mi>
                  <mi>D</mi>
                  <mrow>
                    <mo stretchy="false">(</mo>
                    <mrow>
                      <mi>k</mi>
                    </mrow>
                    <mo stretchy="false">)</mo>
                  </mrow>
                  <mrow>
                    <mo stretchy="true">{</mo>
                    <mrow>
                      <mtable>
                        <mtr>
                          <mtd>
                            <mrow>
                              <mo stretchy="false">∀</mo>
                              <mrow>
                                <mi>x</mi>
                              </mrow>
                              <mi mathvariant="normal">:</mi>
                              <mi>P</mi>
                              <mrow>
                                <mo stretchy="false">(</mo>
                                <mrow>
                                  <mi>k</mi>
                                  <mi>,</mi>
                                  <mi>x</mi>
                                </mrow>
                                <mo stretchy="false">)</mo>
                              </mrow>
                              <mo stretchy="false">{</mo>
                              <mo stretchy="false">∃</mo>
                              <mi mathvariant="normal">:</mi>
                              <mi>C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</mrow>
                          </mtd>
                        </mtr>
                        <mtr>
                          <mtd>
                            <mrow>
                              <mo stretchy="false">∀</mo>
                              <mrow>
                                <mi>x</mi>
                              </mrow>
                              <mi mathvariant="normal">:</mi>
                              <mi>A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  <mrow>
                                <mo stretchy="true">{</mo>
                                <mrow>
                                  <mtable>
                                    <mtr>
                                      <mtd>
                                        <mrow>
                                          <mo stretchy="false">∃</mo>
                                          <mi mathvariant="normal">:</mi>
                                          <mi>D</mi>
                                          <mrow>
                                            <mo stretchy="false">(</mo>
                                            <mrow>
                                              <mi>x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  <mtr>
                                      <mtd>
                                        <mrow>
                                          <mo stretchy="false">∃</mo>
                                          <mrow>
                                            <mi>z</mi>
                                          </mrow>
                                          <mi mathvariant="normal">:</mi>
                                          <mi>P</mi>
                                          <mrow>
                                            <mo stretchy="false">(</mo>
                                            <mrow>
                                              <mi>x</mi>
                                              <mi>,</mi>
                                              <mi>z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</mtable>
                                </mrow>
                              </mrow>
                            </mrow>
                          </mtd>
                        </mtr>
                      </mtable>
                    </mrow>
                  </mrow>
                </mrow>
              </mtd>
            </mtr>
            <mtr>
              <mtd>
                <mrow>
                  <mo stretchy="false">∃</mo>
                  <mrow/>
                  <mi mathvariant="normal">:</mi>
                  <mi>A</mi>
                  <mrow>
                    <mo stretchy="false">(</mo>
                    <mrow>
                      <mi>k</mi>
                    </mrow>
                    <mo stretchy="false">)</mo>
                  </mrow>
                  <mi>,</mi>
                  <mi>P</mi>
                  <mrow>
                    <mo stretchy="false">(</mo>
                    <mrow>
                      <mi>k</mi>
                      <mi>,</mi>
                      <mi>z</mi>
                      <mi>'</mi>
                    </mrow>
                    <mo stretchy="false">)</mo>
                  </mrow>
                  <mrow>
                    <mo stretchy="true">{</mo>
                    <mrow>
                      <mtable>
                        <mtr>
                          <mtd>
                            <mrow>
                              <mo stretchy="false">∀</mo>
                              <mrow>
                                <mi>x</mi>
                              </mrow>
                              <mi mathvariant="normal">:</mi>
                              <mi>P</mi>
                              <mrow>
                                <mo stretchy="false">(</mo>
                                <mrow>
                                  <mi>k</mi>
                                  <mi>,</mi>
                                  <mi>x</mi>
                                </mrow>
                                <mo stretchy="false">)</mo>
                              </mrow>
                              <mo stretchy="false">{</mo>
                              <mo stretchy="false">∃</mo>
                              <mi mathvariant="normal">:</mi>
                              <mi>C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</mrow>
                          </mtd>
                        </mtr>
                        <mtr>
                          <mtd>
                            <mrow>
                              <mo stretchy="false">∀</mo>
                              <mrow>
                                <mi>x</mi>
                              </mrow>
                              <mi mathvariant="normal">:</mi>
                              <mi>A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  <mrow>
                                <mo stretchy="true">{</mo>
                                <mrow>
                                  <mtable>
                                    <mtr>
                                      <mtd>
                                        <mrow>
                                          <mo stretchy="false">∃</mo>
                                          <mi mathvariant="normal">:</mi>
                                          <mi>D</mi>
                                          <mrow>
                                            <mo stretchy="false">(</mo>
                                            <mrow>
                                              <mi>x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  <mtr>
                                      <mtd>
                                        <mrow>
                                          <mo stretchy="false">∃</mo>
                                          <mrow>
                                            <mi>z</mi>
                                          </mrow>
                                          <mi mathvariant="normal">:</mi>
                                          <mi>P</mi>
                                          <mrow>
                                            <mo stretchy="false">(</mo>
                                            <mrow>
                                              <mi>x</mi>
                                              <mi>,</mi>
                                              <mi>z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</mtable>
                                </mrow>
                              </mrow>
                            </mrow>
                          </mtd>
                        </mtr>
                      </mtable>
                    </mrow>
                  </mrow>
                </mrow>
              </mtd>
            </mtr>
          </mtable>
        </mrow>
      </mrow>
    </mrow>
    <annotation encoding="StarMath 5.0">forall : T left lbrace alignl stack{ exists{} : A(k),D(k)  
left lbrace alignl  
stack{
forall{x} : P(k,x) \{ exists : C(x) #
forall{x} : A(x) left lbrace alignl stack{exists : D(x) # exists{z}:P(x,z)} right none 
}
right none #
exists{}: A(k),P(k,z') 
left lbrace alignl  
stack{
forall{x} : P(k,x) \{ exists : C(x) #
forall{x} : A(x) left lbrace alignl stack{exists : D(x) # exists{z}:P(x,z)} right none 
}
right none 
}   
right none</annotation>
  </semantics>
</math>
</file>

<file path=Object 20/content.xml><?xml version="1.0" encoding="utf-8"?>
<math xmlns="http://www.w3.org/1998/Math/MathML">
  <semantics>
    <mrow>
      <msub>
        <mi>h</mi>
        <mn>1</mn>
      </msub>
      <mi>и</mi>
      <msub>
        <mi>h</mi>
        <mn>2</mn>
      </msub>
    </mrow>
    <annotation encoding="StarMath 5.0">h_1 и h_2</annotation>
  </semantics>
</math>
</file>

<file path=Object 21/content.xml><?xml version="1.0" encoding="utf-8"?>
<math xmlns="http://www.w3.org/1998/Math/MathML">
  <semantics>
    <mrow>
      <mrow>
        <msup>
          <mi>H</mi>
          <mrow>
            <mo stretchy="false">∞</mo>
          </mrow>
        </msup>
        <mo stretchy="false">=</mo>
        <mo stretchy="false">{</mo>
      </mrow>
      <mi>a</mi>
      <mi>,</mi>
      <mi>f</mi>
      <mrow>
        <mo stretchy="false">(</mo>
        <mrow>
          <mi>a</mi>
        </mrow>
        <mo stretchy="false">)</mo>
      </mrow>
      <mi>,</mi>
      <mi>f</mi>
      <mrow>
        <mo stretchy="false">(</mo>
        <mrow>
          <mi>f</mi>
          <mrow>
            <mo stretchy="false">(</mo>
            <mrow>
              <mi>a</mi>
            </mrow>
            <mo stretchy="false">)</mo>
          </mrow>
        </mrow>
        <mo stretchy="false">)</mo>
      </mrow>
      <mn>...</mn>
      <mo stretchy="false">}</mo>
    </mrow>
    <annotation encoding="StarMath 5.0">H^{infty} = \{a, f(a), f(f(a)) ... \}</annotation>
  </semantics>
</math>
</file>

<file path=Object 22/content.xml><?xml version="1.0" encoding="utf-8"?>
<math xmlns="http://www.w3.org/1998/Math/MathML">
  <semantics>
    <mrow>
      <mo stretchy="false">∀</mo>
      <mi>x</mi>
      <mi mathvariant="normal">:</mi>
      <mi>A</mi>
      <mrow>
        <mrow>
          <mo stretchy="false">(</mo>
          <mrow>
            <mi>f</mi>
            <mrow>
              <mo stretchy="false">(</mo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)</mo>
            </mrow>
          </mrow>
          <mo stretchy="false">)</mo>
        </mrow>
        <mo stretchy="false">−</mo>
        <mrow>
          <mo stretchy="true">{</mo>
          <mrow>
            <mo stretchy="false">∃</mo>
            <mi mathvariant="normal">:</mi>
            <mi mathvariant="italic">False</mi>
          </mrow>
        </mrow>
      </mrow>
    </mrow>
    <annotation encoding="StarMath 5.0">forall x: A(f(f(x))) - left lbrace exists: False right none  
</annotation>
  </semantics>
</math>
</file>

<file path=Object 23/content.xml><?xml version="1.0" encoding="utf-8"?>
<math xmlns="http://www.w3.org/1998/Math/MathML">
  <semantics>
    <mrow>
      <mo stretchy="false">{</mo>
      <mi>A</mi>
      <mrow>
        <mo stretchy="false">(</mo>
        <mrow>
          <mi>e</mi>
        </mrow>
        <mo stretchy="false">)</mo>
      </mrow>
      <mrow>
        <mi>,</mi>
        <mo stretchy="false">=</mo>
        <mrow>
          <mo stretchy="false">(</mo>
          <mrow>
            <mi>e</mi>
            <mi>,</mi>
            <mi>f</mi>
            <mrow>
              <mo stretchy="false">(</mo>
              <mrow>
                <mi>e</mi>
              </mrow>
              <mo stretchy="false">)</mo>
            </mrow>
          </mrow>
          <mo stretchy="false">)</mo>
        </mrow>
      </mrow>
      <mo stretchy="false">}</mo>
    </mrow>
    <annotation encoding="StarMath 5.0">\{A(e),=(e,f(e)) \}</annotation>
  </semantics>
</math>
</file>

<file path=Object 24/content.xml><?xml version="1.0" encoding="utf-8"?>
<math xmlns="http://www.w3.org/1998/Math/MathML">
  <semantics>
    <mrow>
      <mi>e</mi>
      <mo stretchy="false">→</mo>
      <mi>f</mi>
      <mrow>
        <mo stretchy="false">(</mo>
        <mrow>
          <mi>e</mi>
        </mrow>
        <mo stretchy="false">)</mo>
      </mrow>
    </mrow>
    <annotation encoding="StarMath 5.0">e rightarrow f(e)</annotation>
  </semantics>
</math>
</file>

<file path=Object 25/content.xml><?xml version="1.0" encoding="utf-8"?>
<math xmlns="http://www.w3.org/1998/Math/MathML">
  <semantics>
    <mrow>
      <mo stretchy="false">{</mo>
      <mi>A</mi>
      <mrow>
        <mo stretchy="false">(</mo>
        <mrow>
          <mi>e</mi>
        </mrow>
        <mo stretchy="false">)</mo>
      </mrow>
      <mi>,</mi>
      <mi>A</mi>
      <mrow>
        <mo stretchy="false">(</mo>
        <mrow>
          <mi>f</mi>
          <mrow>
            <mo stretchy="false">(</mo>
            <mrow>
              <mi>e</mi>
            </mrow>
            <mo stretchy="false">)</mo>
          </mrow>
        </mrow>
        <mo stretchy="false">)</mo>
      </mrow>
      <mi>,</mi>
      <mi>A</mi>
      <mrow>
        <mrow>
          <mo stretchy="false">(</mo>
          <mrow>
            <mi>f</mi>
            <mrow>
              <mo stretchy="false">(</mo>
              <mrow>
                <mi>f</mi>
                <mrow>
                  <mo stretchy="false">(</mo>
                  <mrow>
                    <mi>e</mi>
                  </mrow>
                  <mo stretchy="false">)</mo>
                </mrow>
              </mrow>
              <mo stretchy="false">)</mo>
            </mrow>
          </mrow>
          <mo stretchy="false">)</mo>
        </mrow>
        <mo stretchy="false">=</mo>
        <mrow>
          <mo stretchy="false">(</mo>
          <mrow>
            <mi>e</mi>
            <mi>,</mi>
            <mi>f</mi>
            <mrow>
              <mo stretchy="false">(</mo>
              <mrow>
                <mi>e</mi>
              </mrow>
              <mo stretchy="false">)</mo>
            </mrow>
          </mrow>
          <mo stretchy="false">)</mo>
        </mrow>
      </mrow>
      <mo stretchy="false">}</mo>
    </mrow>
    <annotation encoding="StarMath 5.0">\{A(e),A(f(e)),A(f(f(e)))=(e,f(e)) \}</annotation>
  </semantics>
</math>
</file>

<file path=Object 3/content.xml><?xml version="1.0" encoding="utf-8"?>
<math xmlns="http://www.w3.org/1998/Math/MathML">
  <semantics>
    <mrow>
      <mi>Q</mi>
      <mrow>
        <mo stretchy="false">(</mo>
        <mrow>
          <mover accent="true">
            <mrow>
              <mi>y</mi>
            </mrow>
            <mo stretchy="false">̃</mo>
          </mover>
        </mrow>
        <mo stretchy="false">)</mo>
      </mrow>
      <mrow>
        <mo stretchy="false">θ</mo>
        <mo stretchy="false">⊆</mo>
        <mi>B</mi>
      </mrow>
      <mrow>
        <mo stretchy="false">(</mo>
        <mrow>
          <mover accent="true">
            <mrow>
              <mi>x</mi>
            </mrow>
            <mo stretchy="false">̃</mo>
          </mover>
        </mrow>
        <mo stretchy="false">)</mo>
      </mrow>
    </mrow>
    <annotation encoding="StarMath 5.0">Q(tilde{y})%theta subseteq B(tilde{x})</annotation>
  </semantics>
</math>
</file>

<file path=Object 4/content.xml><?xml version="1.0" encoding="utf-8"?>
<math xmlns="http://www.w3.org/1998/Math/MathML">
  <semantics>
    <mrow>
      <mo stretchy="false">∀</mo>
      <mi mathvariant="normal">:</mi>
      <mi>T</mi>
      <mrow>
        <mo stretchy="true">{</mo>
        <mrow>
          <mo stretchy="false">∃</mo>
          <mrow>
            <mi>v</mi>
          </mrow>
          <mi mathvariant="normal">:</mi>
          <mi>A</mi>
          <mrow>
            <mo stretchy="false">(</mo>
            <mrow>
              <mi>v</mi>
            </mrow>
            <mo stretchy="false">)</mo>
          </mrow>
        </mrow>
      </mrow>
      <mrow>
        <mo stretchy="true">{</mo>
        <mrow>
          <mtable>
            <mtr>
              <mtd>
                <mrow>
                  <mo stretchy="false">∀</mo>
                  <mrow>
                    <mi>x</mi>
                    <mi>,</mi>
                    <mi>y</mi>
                  </mrow>
                  <mi mathvariant="normal">:</mi>
                  <mi>C</mi>
                  <mrow>
                    <mo stretchy="false">(</mo>
                    <mrow>
                      <mi>x</mi>
                      <mi>,</mi>
                      <mi>y</mi>
                    </mrow>
                    <mo stretchy="false">)</mo>
                  </mrow>
                  <mi>,</mi>
                  <mi>Q</mi>
                  <mrow>
                    <mo stretchy="false">(</mo>
                    <mrow>
                      <mi>t</mi>
                      <mrow>
                        <mo stretchy="false">(</mo>
                        <mrow>
                          <mi>e</mi>
                          <mi>,</mi>
                          <mi>e</mi>
                        </mrow>
                        <mo stretchy="false">)</mo>
                      </mrow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 mathvariant="italic">False</mi>
                    </mrow>
                  </mrow>
                </mrow>
              </mtd>
            </mtr>
            <mtr>
              <mtd>
                <mrow>
                  <mo stretchy="false">∀</mo>
                  <mrow>
                    <mi>x</mi>
                    <mi>,</mi>
                    <mi>y</mi>
                  </mrow>
                  <mi mathvariant="normal">:</mi>
                  <mi>A</mi>
                  <mrow>
                    <mo stretchy="false">(</mo>
                    <mrow>
                      <mi>x</mi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>C</mi>
                      <mrow>
                        <mo stretchy="false">(</mo>
                        <mrow>
                          <mi>x</mi>
                          <mi>,</mi>
                          <mi>y</mi>
                        </mrow>
                        <mo stretchy="false">)</mo>
                      </mrow>
                      <mi>,</mi>
                      <mi>Q</mi>
                      <mrow>
                        <mo stretchy="false">(</mo>
                        <mrow>
                          <mi>y</mi>
                        </mrow>
                        <mo stretchy="false">)</mo>
                      </mrow>
                    </mrow>
                  </mrow>
                </mrow>
              </mtd>
            </mtr>
          </mtable>
        </mrow>
      </mrow>
    </mrow>
    <annotation encoding="StarMath 5.0">forall : T left lbrace exists{v} : A(v) right none  
left lbrace alignl  
stack{
forall{x,y} : C(x,y),Q(t(e,e)) left lbrace  exists : False right none  #
forall{x,y} : A(x) left lbrace exists : C(x,y), Q(y) right none 
}
right none   </annotation>
  </semantics>
</math>
</file>

<file path=Object 5/content.xml><?xml version="1.0" encoding="utf-8"?>
<math xmlns="http://www.w3.org/1998/Math/MathML">
  <semantics>
    <mrow>
      <mo stretchy="false">∀</mo>
      <mi mathvariant="normal">:</mi>
      <mi>T</mi>
      <mo stretchy="false">{</mo>
      <mtable>
        <mtr>
          <mtd>
            <mrow>
              <mo stretchy="false">∃</mo>
              <mrow/>
              <mi mathvariant="normal">:</mi>
              <mi>A</mi>
              <mrow>
                <mo stretchy="false">(</mo>
                <mrow>
                  <mi>k</mi>
                </mrow>
                <mo stretchy="false">)</mo>
              </mrow>
              <mi>,</mi>
              <mi>B</mi>
              <mrow>
                <mo stretchy="false">(</mo>
                <mrow>
                  <mi>f</mi>
                  <mrow>
                    <mo stretchy="false">(</mo>
                    <mrow>
                      <mi>e</mi>
                    </mrow>
                    <mo stretchy="false">)</mo>
                  </mrow>
                </mrow>
                <mo stretchy="false">)</mo>
              </mrow>
              <mrow>
                <mo stretchy="true">{</mo>
                <mrow>
                  <mtable>
                    <mtr>
                      <mtd>
                        <mrow>
                          <mo stretchy="false">∀</mo>
                          <mrow>
                            <mi>x</mi>
                          </mrow>
                          <mi mathvariant="normal">:</mi>
                          <mi>D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  <mo stretchy="false">{</mo>
                          <mo stretchy="false">∃</mo>
                          <mi mathvariant="normal">:</mi>
                          <mi mathvariant="italic">False</mi>
                        </mrow>
                      </mtd>
                    </mtr>
                    <mtr>
                      <mtd>
                        <mrow>
                          <mo stretchy="false">∀</mo>
                          <mrow>
                            <mi>x</mi>
                            <mi>,</mi>
                            <mi>y</mi>
                          </mrow>
                          <mi mathvariant="normal">:</mi>
                          <mi>P</mi>
                          <mrow>
                            <mo stretchy="false">(</mo>
                            <mrow>
                              <mi>x</mi>
                              <mi>,</mi>
                              <mi>y</mi>
                            </mrow>
                            <mo stretchy="false">)</mo>
                          </mrow>
                          <mo stretchy="false">{</mo>
                          <mo stretchy="false">∃</mo>
                          <mi mathvariant="normal">:</mi>
                          <mi mathvariant="italic">False</mi>
                        </mrow>
                      </mtd>
                    </mtr>
                    <mtr>
                      <mtd>
                        <mrow>
                          <mo stretchy="false">∀</mo>
                          <mrow>
                            <mi>x</mi>
                            <mi>,</mi>
                            <mi>y</mi>
                          </mrow>
                          <mi mathvariant="normal">:</mi>
                          <mi>A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  <mi>,</mi>
                          <mi>B</mi>
                          <mrow>
                            <mo stretchy="false">(</mo>
                            <mrow>
                              <mi>y</mi>
                            </mrow>
                            <mo stretchy="false">)</mo>
                          </mrow>
                          <mrow>
                            <mo stretchy="true">{</mo>
                            <mrow>
                              <mtable>
                                <mtr>
                                  <mtd>
                                    <mrow>
                                      <mo stretchy="false">∃</mo>
                                      <mi mathvariant="normal">:</mi>
                                      <mi>D</mi>
                                      <mrow>
                                        <mo stretchy="false">(</mo>
                                        <mrow>
                                          <mi>y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o stretchy="false">∃</mo>
                                      <mrow>
                                        <mi>z</mi>
                                      </mrow>
                                      <mi mathvariant="normal">:</mi>
                                      <mi>P</mi>
                                      <mrow>
                                        <mo stretchy="false">(</mo>
                                        <mrow>
                                          <mi>x</mi>
                                          <mi>,</mi>
                                          <mi>z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</mtable>
                            </mrow>
                          </mrow>
                        </mrow>
                      </mtd>
                    </mtr>
                  </mtable>
                </mrow>
              </mrow>
            </mrow>
          </mtd>
        </mtr>
      </mtable>
    </mrow>
    <annotation encoding="StarMath 5.0">forall : T \{stack{ exists{} : A(k),B(f(e))  
left lbrace alignl  
stack{
forall{x} : D(x) \{ exists : False   #
forall{x,y} : P(x,y) \{ exists : False   #
forall{x,y} : A(x),B(y) left lbrace alignl stack{exists : D(y) # exists{z}:P(x,z)} right none 
}
right none 


}   
</annotation>
  </semantics>
</math>
</file>

<file path=Object 6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7/content.xml><?xml version="1.0" encoding="utf-8"?>
<math xmlns="http://www.w3.org/1998/Math/MathML">
  <semantics>
    <mrow>
      <mrow>
        <mrow>
          <mo stretchy="false">[</mo>
          <mi mathvariant="italic">A1e</mi>
          <mo stretchy="false">]</mo>
        </mrow>
        <mo stretchy="false">∩</mo>
        <mrow>
          <mo stretchy="false">[</mo>
          <mi mathvariant="italic">A3f1m</mi>
          <mo stretchy="false">]</mo>
        </mrow>
      </mrow>
      <mo stretchy="false">=</mo>
      <mrow>
        <mo stretchy="false">{</mo>
        <mrow>
          <mi>A</mi>
          <mrow>
            <mo stretchy="false">(</mo>
            <mrow>
              <mi>e</mi>
              <mi>,</mi>
              <mi>k</mi>
              <mi>,</mi>
              <mi>f</mi>
              <mrow>
                <mo stretchy="false">(</mo>
                <mi>m</mi>
                <mo stretchy="false">)</mo>
              </mrow>
            </mrow>
            <mo stretchy="false">)</mo>
          </mrow>
          <mi>,</mi>
          <mi>A</mi>
          <mrow>
            <mo stretchy="false">(</mo>
            <mrow>
              <mi>e</mi>
              <mi>,</mi>
              <mi>e</mi>
              <mi>,</mi>
              <mi>f</mi>
              <mrow>
                <mo stretchy="false">(</mo>
                <mi>m</mi>
                <mo stretchy="false">)</mo>
              </mrow>
            </mrow>
            <mo stretchy="false">)</mo>
          </mrow>
        </mrow>
        <mo stretchy="false">}</mo>
      </mrow>
    </mrow>
    <annotation encoding="StarMath 5.0">[A1e] intersection [A3f1m] =
lbrace A(e,k,f(m)), A(e,e,f(m)) rbrace  </annotation>
  </semantics>
</math>
</file>

<file path=Object 8/content.xml><?xml version="1.0" encoding="utf-8"?>
<math xmlns="http://www.w3.org/1998/Math/MathML">
  <semantics>
    <mrow>
      <mo stretchy="false">∀</mo>
      <mover accent="true">
        <mrow>
          <mi>y</mi>
        </mrow>
        <mo stretchy="false">̄</mo>
      </mover>
      <mi mathvariant="normal">:</mi>
      <mi>Q</mi>
      <mrow>
        <mo stretchy="false">(</mo>
        <mrow>
          <mover accent="true">
            <mrow>
              <mi>y</mi>
            </mrow>
            <mo stretchy="false">̃</mo>
          </mover>
        </mrow>
        <mo stretchy="false">)</mo>
      </mrow>
    </mrow>
    <annotation encoding="StarMath 5.0">forall bar{y}:Q(tilde{y})</annotation>
  </semantics>
</math>
</file>

<file path=Object 9/content.xml><?xml version="1.0" encoding="utf-8"?>
<math xmlns="http://www.w3.org/1998/Math/MathML">
  <semantics>
    <mrow>
      <mo stretchy="false">∃</mo>
      <mover accent="true">
        <mrow>
          <mi>x</mi>
        </mrow>
        <mo stretchy="false">̄</mo>
      </mover>
      <mi mathvariant="normal">:</mi>
      <mi>B</mi>
      <mrow>
        <mo stretchy="false">(</mo>
        <mrow>
          <mover accent="true">
            <mrow>
              <mi>x</mi>
            </mrow>
            <mo stretchy="false">̃</mo>
          </mover>
        </mrow>
        <mo stretchy="false">)</mo>
      </mrow>
    </mrow>
    <annotation encoding="StarMath 5.0">exists bar{x}:B(tilde{x})</annotation>
  </semantics>
</math>
</file>